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06cm" fo:margin-left="-0.559cm" fo:margin-top="0cm" fo:margin-bottom="0cm" style:page-number="auto" table:align="left" style:writing-mode="lr-tb"/>
    </style:style>
    <style:style style:name="Таблица1.A" style:family="table-column">
      <style:table-column-properties style:column-width="7.511cm"/>
    </style:style>
    <style:style style:name="Таблица1.B" style:family="table-column">
      <style:table-column-properties style:column-width="0.707cm"/>
    </style:style>
    <style:style style:name="Таблица1.C" style:family="table-column">
      <style:table-column-properties style:column-width="8.84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.4" style:family="table-row">
      <style:table-row-properties style:min-row-height="0.333cm" style:keep-together="true" fo:keep-together="auto"/>
    </style:style>
    <style:style style:name="Таблица1.5" style:family="table-row">
      <style:table-row-properties style:min-row-height="0.58cm" style:keep-together="true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2" style:family="table">
      <style:table-properties style:width="17.754cm" fo:margin-left="-0.499cm" fo:margin-top="0cm" fo:margin-bottom="0cm" table:align="left" style:writing-mode="lr-tb"/>
    </style:style>
    <style:style style:name="Таблица2.A" style:family="table-column">
      <style:table-column-properties style:column-width="1.102cm"/>
    </style:style>
    <style:style style:name="Таблица2.B" style:family="table-column">
      <style:table-column-properties style:column-width="5.396cm"/>
    </style:style>
    <style:style style:name="Таблица2.C" style:family="table-column">
      <style:table-column-properties style:column-width="0.956cm"/>
    </style:style>
    <style:style style:name="Таблица2.D" style:family="table-column">
      <style:table-column-properties style:column-width="2.999cm"/>
    </style:style>
    <style:style style:name="Таблица2.E" style:family="table-column">
      <style:table-column-properties style:column-width="2.499cm"/>
    </style:style>
    <style:style style:name="Таблица2.F" style:family="table-column">
      <style:table-column-properties style:column-width="1.335cm"/>
    </style:style>
    <style:style style:name="Таблица2.G" style:family="table-column">
      <style:table-column-properties style:column-width="3.466cm"/>
    </style:style>
    <style:style style:name="Таблица2.1" style:family="table-row">
      <style:table-row-properties style:min-row-height="0.796cm"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2.C1" style:family="table-cell">
      <style:table-cell-properties fo:padding-left="0.191cm" fo:padding-right="0.191cm" fo:padding-top="0cm" fo:padding-bottom="0cm" fo:border="0.018cm solid #000001"/>
    </style:style>
    <style:style style:name="Таблица2.2" style:family="table-row">
      <style:table-row-properties style:min-row-height="13.658cm" style:keep-together="true" fo:keep-together="auto"/>
    </style:style>
    <style:style style:name="Таблица2.B2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Таблица2.3" style:family="table-row">
      <style:table-row-properties style:min-row-height="10.733cm" style:keep-together="true" fo:keep-together="auto"/>
    </style:style>
    <style:style style:name="Таблица2.4" style:family="table-row">
      <style:table-row-properties style:min-row-height="10.541cm" style:keep-together="true" fo:keep-together="auto"/>
    </style:style>
    <style:style style:name="Таблица2.5" style:family="table-row">
      <style:table-row-properties style:keep-together="true" fo:keep-together="auto"/>
    </style:style>
    <style:style style:name="Таблица2.7" style:family="table-row">
      <style:table-row-properties style:min-row-height="6.581cm" style:keep-together="true" fo:keep-together="auto"/>
    </style:style>
    <style:style style:name="Таблица2.D7" style:family="table-cell">
      <style:table-cell-properties style:vertical-align="bottom" fo:padding-left="0.191cm" fo:padding-right="0.191cm" fo:padding-top="0cm" fo:padding-bottom="0cm" fo:border="0.018cm solid #000001"/>
    </style:style>
    <style:style style:name="Таблица2.9" style:family="table-row">
      <style:table-row-properties style:min-row-height="4.576cm" style:keep-together="true" fo:keep-together="auto"/>
    </style:style>
    <style:style style:name="Таблица2.B1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Таблица2.13" style:family="table-row">
      <style:table-row-properties style:min-row-height="0.333cm" style:keep-together="true" fo:keep-together="auto"/>
    </style:style>
    <style:style style:name="Таблица2.F63" style:family="table-cell" style:data-style-name="N0">
      <style:table-cell-properties style:vertical-align="middle" fo:padding-left="0.191cm" fo:padding-right="0.191cm" fo:padding-top="0cm" fo:padding-bottom="0cm" fo:border="0.018cm solid #000001"/>
    </style:style>
    <style:style style:name="Таблица2.A209" style:family="table-cell" style:data-style-name="N0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2.B209" style:family="table-cell">
      <style:table-cell-properties style:vertical-align="middle"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Таблица2.C209" style:family="table-cell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2.221" style:family="table-row">
      <style:table-row-properties style:min-row-height="0.898cm" style:keep-together="true" fo:keep-together="auto"/>
    </style:style>
    <style:style style:name="Таблица3" style:family="table">
      <style:table-properties style:width="19.015cm" fo:margin-left="-0.026cm" fo:margin-top="0cm" fo:margin-bottom="0cm" table:align="left" style:writing-mode="lr-tb"/>
    </style:style>
    <style:style style:name="Таблица3.A" style:family="table-column">
      <style:table-column-properties style:column-width="2.111cm"/>
    </style:style>
    <style:style style:name="Таблица3.B" style:family="table-column">
      <style:table-column-properties style:column-width="2.11cm"/>
    </style:style>
    <style:style style:name="Таблица3.C" style:family="table-column">
      <style:table-column-properties style:column-width="2.115cm"/>
    </style:style>
    <style:style style:name="Таблица3.D" style:family="table-column">
      <style:table-column-properties style:column-width="2.108cm"/>
    </style:style>
    <style:style style:name="Таблица3.F" style:family="table-column">
      <style:table-column-properties style:column-width="2.118cm"/>
    </style:style>
    <style:style style:name="Таблица3.G" style:family="table-column">
      <style:table-column-properties style:column-width="2.103cm"/>
    </style:style>
    <style:style style:name="Таблица3.H" style:family="table-column">
      <style:table-column-properties style:column-width="2.12cm"/>
    </style:style>
    <style:style style:name="Таблица3.1" style:family="table-row">
      <style:table-row-properties style:min-row-height="0.529cm" style:keep-together="true" fo:keep-together="auto"/>
    </style:style>
    <style:style style:name="Таблица3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2" style:family="table-row">
      <style:table-row-properties style:min-row-height="0.45cm" style:keep-together="true" fo:keep-together="auto"/>
    </style:style>
    <style:style style:name="Таблица3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3.A3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3.6" style:family="table-row">
      <style:table-row-properties style:min-row-height="0.423cm" style:keep-together="true" fo:keep-together="auto"/>
    </style:style>
    <style:style style:name="Таблица3.A7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8" style:family="table-row">
      <style:table-row-properties style:min-row-height="0.164cm" style:keep-together="true" fo:keep-together="auto"/>
    </style:style>
    <style:style style:name="Таблица3.A8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cm" fo:line-height="100%"/>
      <style:text-properties style:font-name="Times New Roman" style:font-name-asian="Times New Roman1" style:language-asian="ru" style:country-asian="RU"/>
    </style:style>
    <style:style style:name="P4" style:family="paragraph" style:parent-style-name="Standard">
      <style:paragraph-properties fo:margin-top="0cm" fo:margin-bottom="0cm" fo:line-height="100%"/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6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8pt" fo:font-style="italic" fo:font-weight="bold" style:font-name-asian="Calibri1" style:font-size-asian="8pt" style:language-asian="ru" style:country-asian="RU" style:font-style-asian="italic" style:font-weight-asian="bold" style:font-name-complex="Times New Roman1" style:font-size-complex="8pt" style:font-style-complex="italic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6.5pt" fo:font-style="italic" style:font-name-asian="Times New Roman1" style:font-size-asian="6.5pt" style:language-asian="ru" style:country-asian="RU" style:font-style-asian="italic" style:font-size-complex="6.5pt" style:font-style-complex="italic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10" style:family="paragraph" style:parent-style-name="Standard">
      <style:paragraph-properties fo:margin-top="0cm" fo:margin-bottom="0cm" fo:line-height="100%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11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12" style:family="paragraph" style:parent-style-name="Standard">
      <style:paragraph-properties fo:margin-top="0cm" fo:margin-bottom="0cm" fo:line-height="100%"/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14" style:family="paragraph" style:parent-style-name="Standard">
      <style:paragraph-properties fo:margin-top="0cm" fo:margin-bottom="0cm" fo:line-height="100%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16" style:family="paragraph" style:parent-style-name="Standard">
      <style:paragraph-properties fo:margin-top="0cm" fo:margin-bottom="0cm" fo:line-height="100%">
        <style:tab-stops>
          <style:tab-stop style:position="1.64cm"/>
        </style:tab-stops>
      </style:paragraph-properties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17" style:family="paragraph" style:parent-style-name="Standard">
      <style:paragraph-properties fo:margin-top="0cm" fo:margin-bottom="0cm" fo:line-height="100%"/>
      <style:text-properties style:font-name="Calibri" fo:font-size="10pt" fo:background-color="#ffff00" style:font-name-asian="Calibri1" style:font-size-asian="10pt" style:language-asian="ru" style:country-asian="RU" style:font-name-complex="Times New Roman1" style:font-size-complex="10pt" style:font-style-complex="italic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background-color="#ffff00" style:font-name-asian="Calibri1" style:font-size-asian="10pt" style:language-asian="ru" style:country-asian="RU" style:font-name-complex="Times New Roman1" style:font-size-complex="10pt" style:font-style-complex="italic"/>
    </style:style>
    <style:style style:name="P19" style:family="paragraph" style:parent-style-name="Standard">
      <style:paragraph-properties fo:margin-top="0cm" fo:margin-bottom="0cm" fo:line-height="100%"/>
      <style:text-properties style:font-name="Calibri" fo:font-size="10pt" fo:background-color="#ffff00" style:font-name-asian="Calibri1" style:font-size-asian="10pt" style:language-asian="ru" style:country-asian="RU" style:font-name-complex="Times New Roman1" style:font-size-complex="10pt"/>
    </style:style>
    <style:style style:name="P20" style:family="paragraph" style:parent-style-name="Standard">
      <style:paragraph-properties fo:margin-top="0cm" fo:margin-bottom="0cm" fo:line-height="100%"/>
      <style:text-properties style:font-name="Calibri" fo:font-size="10pt" fo:language="en" fo:country="US" style:font-name-asian="Calibri1" style:font-size-asian="10pt" style:language-asian="ru" style:country-asian="RU" style:font-name-complex="Times New Roman1" style:font-size-complex="10pt"/>
    </style:style>
    <style:style style:name="P21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language="en" fo:country="US" style:font-name-asian="Calibri1" style:font-size-asian="10pt" style:language-asian="ru" style:country-asian="RU" style:font-name-complex="Times New Roman1" style:font-size-complex="10pt" style:font-style-complex="italic"/>
    </style:style>
    <style:style style:name="P22" style:family="paragraph" style:parent-style-name="Standard">
      <style:paragraph-properties fo:margin-top="0cm" fo:margin-bottom="0cm" fo:line-height="100%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24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name-asian="Calibri1" style:font-size-asian="10pt" style:language-asian="ru" style:country-asian="RU" style:font-size-complex="10pt"/>
    </style:style>
    <style:style style:name="P25" style:family="paragraph" style:parent-style-name="Standard">
      <style:paragraph-properties fo:margin-top="0cm" fo:margin-bottom="0cm" fo:line-height="100%"/>
    </style:style>
    <style:style style:name="P26" style:family="paragraph" style:parent-style-name="Standard">
      <style:paragraph-properties fo:margin-top="0cm" fo:margin-bottom="0cm" fo:line-height="100%"/>
      <style:text-properties fo:font-size="8pt" fo:language="en" fo:country="US" fo:font-style="italic" style:font-size-asian="8pt" style:font-style-asian="italic" style:font-size-complex="8pt" style:font-style-complex="italic"/>
    </style:style>
    <style:style style:name="P27" style:family="paragraph" style:parent-style-name="Standard">
      <style:paragraph-properties fo:margin-top="0cm" fo:margin-bottom="0cm" fo:line-height="100%"/>
      <style:text-properties fo:color="#000000"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size="10pt" fo:language="en" fo:country="US" style:font-name-asian="Calibri1" style:font-size-asian="10pt" style:language-asian="ru" style:country-asian="RU" style:font-name-complex="Times New Roman1" style:font-size-complex="10pt" style:font-style-complex="italic"/>
    </style:style>
    <style:style style:name="P30" style:family="paragraph" style:parent-style-name="Standard">
      <style:paragraph-properties fo:margin-top="0cm" fo:margin-bottom="0cm" fo:line-height="100%"/>
      <style:text-properties fo:color="#000000" style:text-outline="false" style:text-line-through-style="none" style:font-name="Arial1" fo:font-size="9.5pt" fo:font-style="normal" fo:text-shadow="none" style:text-underline-style="none" fo:font-weight="normal" style:font-name-asian="Arial1" style:font-size-asian="9.5pt" style:language-asian="ru" style:country-asian="RU" style:font-style-asian="normal" style:font-weight-asian="normal" style:font-name-complex="Arial1" style:font-size-complex="9.5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fo:color="#000000" style:text-outline="false" style:text-line-through-style="none" style:font-name="Arial1" fo:font-size="9.5pt" fo:font-style="normal" fo:text-shadow="none" style:text-underline-style="none" fo:font-weight="normal" style:font-name-asian="Arial1" style:font-size-asian="9.5pt" style:language-asian="ru" style:country-asian="RU" style:font-style-asian="normal" style:font-weight-asian="normal" style:font-name-complex="Arial1" style:font-size-complex="9.5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margin-top="0cm" fo:margin-bottom="0cm" fo:line-height="100%" fo:text-align="center" style:justify-single-word="false"/>
      <style:text-properties fo:color="#ff0000"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33" style:family="paragraph" style:parent-style-name="Standard">
      <style:paragraph-properties fo:margin-top="0cm" fo:margin-bottom="0cm" fo:line-height="100%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34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35" style:family="paragraph" style:parent-style-name="Standard">
      <style:paragraph-properties fo:margin-top="0cm" fo:margin-bottom="0cm" fo:line-height="100%"/>
      <style:text-properties style:font-name="Tahoma" fo:font-size="9pt" fo:font-style="italic" style:font-name-asian="Times New Roman1" style:font-size-asian="9pt" style:language-asian="ru" style:country-asian="RU" style:font-style-asian="italic" style:font-name-complex="Tahoma1" style:font-size-complex="9pt" style:font-style-complex="italic" style:font-weight-complex="bold"/>
    </style:style>
    <style:style style:name="P36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9pt" fo:font-style="italic" fo:font-weight="bold" style:font-name-asian="Times New Roman1" style:font-size-asian="9pt" style:language-asian="ru" style:country-asian="RU" style:font-style-asian="italic" style:font-weight-asian="bold" style:font-name-complex="Tahoma1" style:font-size-complex="9pt" style:font-style-complex="italic" style:font-weight-complex="bold"/>
    </style:style>
    <style:style style:name="P37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38" style:family="paragraph" style:parent-style-name="Standard">
      <style:paragraph-properties fo:margin-top="0.212cm" fo:margin-bottom="0cm" fo:line-height="100%" fo:orphans="0" fo:widows="0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39" style:family="paragraph" style:parent-style-name="Standard">
      <style:paragraph-properties fo:margin-top="0.212cm" fo:margin-bottom="0cm" fo:line-height="100%" fo:orphans="0" fo:widows="0"/>
      <style:text-properties style:font-name="Calibri" fo:font-size="10pt" fo:font-weight="bold" style:font-name-asian="Calibri1" style:font-size-asian="10pt" style:language-asian="ru" style:country-asian="RU" style:font-weight-asian="bold" style:font-name-complex="Times New Roman1" style:font-size-complex="10pt"/>
    </style:style>
    <style:style style:name="P40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41" style:family="paragraph" style:parent-style-name="Standard">
      <style:paragraph-properties fo:margin-left="-0.751cm" fo:margin-right="0cm" fo:margin-top="0cm" fo:margin-bottom="0cm" fo:line-height="100%" fo:text-align="center" style:justify-single-word="false" fo:orphans="0" fo:widows="0" fo:text-indent="0cm" style:auto-text-indent="false" fo:background-color="#ffffff">
        <style:background-image/>
      </style:paragraph-properties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42" style:family="paragraph" style:parent-style-name="Standard">
      <style:paragraph-properties fo:margin-left="0cm" fo:margin-right="-0.503cm" fo:line-height="100%" fo:orphans="0" fo:widows="0" fo:text-indent="0cm" style:auto-text-indent="false"/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 style:font-style-complex="italic"/>
    </style:style>
    <style:style style:name="P43" style:family="paragraph" style:parent-style-name="Standard">
      <style:paragraph-properties fo:margin-top="0.212cm" fo:margin-bottom="0.282cm" fo:line-height="100%" fo:orphans="0" fo:widows="0"/>
      <style:text-properties style:font-name="ISOCPEUR" fo:font-size="10pt" fo:font-style="italic" fo:font-weight="bold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T1" style:family="text">
      <style:text-properties style:font-style-complex="italic"/>
    </style:style>
    <style:style style:name="T2" style:family="text">
      <style:text-properties style:font-name="Calibri"/>
    </style:style>
    <style:style style:name="T3" style:family="text">
      <style:text-properties style:font-name="Calibri" style:font-style-complex="italic"/>
    </style:style>
    <style:style style:name="T4" style:family="text">
      <style:text-properties style:font-name="Calibri" fo:language="en" fo:country="US"/>
    </style:style>
    <style:style style:name="T5" style:family="text">
      <style:text-properties style:font-name="Calibri" fo:language="en" fo:country="US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style-complex="italic"/>
    </style:style>
    <style:style style:name="T8" style:family="text">
      <style:text-properties fo:color="#000000" style:font-style-complex="italic"/>
    </style:style>
    <style:style style:name="T9" style:family="text">
      <style:text-properties fo:color="#000000" fo:language="en" fo:country="US" style:font-style-complex="italic"/>
    </style:style>
    <style:style style:name="T10" style:family="text">
      <style:text-properties fo:color="#ff0000" style:font-style-complex="italic"/>
    </style:style>
    <style:style style:name="T11" style:family="text">
      <style:text-properties style:font-name="Cambria Math" style:font-name-complex="Cambria Math1" style:font-style-complex="italic"/>
    </style:style>
    <style:style style:name="T12" style:family="text">
      <style:text-properties style:font-name="Tahoma" fo:font-size="9pt" fo:font-style="italic" style:font-name-asian="Times New Roman1" style:font-size-asian="9pt" style:language-asian="ru" style:country-asian="RU" style:font-style-asian="italic" style:font-name-complex="Tahoma1" style:font-size-complex="9pt" style:font-style-complex="italic" style:font-weight-complex="bold"/>
    </style:style>
    <style:style style:name="T13" style:family="text">
      <style:text-properties style:font-name="Tahoma" fo:font-size="9pt" fo:font-style="italic" style:font-size-asian="9pt" style:font-style-asian="italic" style:font-name-complex="Tahoma1" style:font-size-complex="9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7"/>
          </table:table-cell>
          <table:table-cell table:style-name="Таблица1.B1" office:value-type="string">
            <text:p text:style-name="P38"/>
          </table:table-cell>
          <table:table-cell table:style-name="Таблица1.A1" office:value-type="string">
            <text:p text:style-name="P40">Бийск</text:p>
          </table:table-cell>
        </table:table-row>
        <table:table-row table:style-name="Таблица1.1">
          <table:table-cell table:style-name="Таблица1.A2" office:value-type="string">
            <text:p text:style-name="P7">(Министерство)</text:p>
          </table:table-cell>
          <table:table-cell table:style-name="Таблица1.B1" office:value-type="string">
            <text:p text:style-name="P9"/>
          </table:table-cell>
          <table:table-cell table:style-name="Таблица1.A2" office:value-type="string">
            <text:p text:style-name="P7">(город)</text:p>
          </table:table-cell>
        </table:table-row>
        <table:table-row table:style-name="Таблица1.1">
          <table:table-cell table:style-name="Таблица1.A1" office:value-type="string">
            <text:p text:style-name="P6">АО «Гипроив»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41">ФКП «БОЗ»</text:p>
          </table:table-cell>
        </table:table-row>
        <table:table-row table:style-name="Таблица1.4">
          <table:table-cell table:style-name="Таблица1.A2" office:value-type="string">
            <text:p text:style-name="P7">(Генподрядчик)</text:p>
          </table:table-cell>
          <table:table-cell table:style-name="Таблица1.B1" office:value-type="string">
            <text:p text:style-name="P9"/>
          </table:table-cell>
          <table:table-cell table:style-name="Таблица1.A2" office:value-type="string">
            <text:p text:style-name="P7">(Заказчик)</text:p>
          </table:table-cell>
        </table:table-row>
        <table:table-row table:style-name="Таблица1.5">
          <table:table-cell table:style-name="Таблица1.A5" office:value-type="string">
            <text:p text:style-name="P5">ООО «Востокэнергострой»</text:p>
          </table:table-cell>
          <table:table-cell table:style-name="Таблица1.B1" office:value-type="string">
            <text:p text:style-name="P39"/>
          </table:table-cell>
          <table:table-cell table:style-name="Таблица1.A1" office:value-type="string">
            <text:p text:style-name="P42">Реконструкция для создания производства октогена.</text:p>
            <text:p text:style-name="P43">Перекристаллизация и получение влажного продукта. Здание 2227. (Силовое электрооборудование)</text:p>
          </table:table-cell>
        </table:table-row>
        <table:table-row table:style-name="Таблица1.1">
          <table:table-cell table:style-name="Таблица1.A2" office:value-type="string">
            <text:p text:style-name="P7">(монтажное управление)</text:p>
          </table:table-cell>
          <table:table-cell table:style-name="Таблица1.B1" office:value-type="string">
            <text:p text:style-name="P9"/>
          </table:table-cell>
          <table:table-cell table:style-name="Таблица1.A2" office:value-type="string">
            <text:p text:style-name="P7">(объект)</text:p>
          </table:table-cell>
        </table:table-row>
        <table:table-row table:style-name="Таблица1.1">
          <table:table-cell table:style-name="Таблица1.A5" office:value-type="string">
            <text:p text:style-name="P6">Электромонтажный участок № 1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6">20.09.2019г</text:p>
          </table:table-cell>
        </table:table-row>
        <table:table-row table:style-name="Таблица1.1">
          <table:table-cell table:style-name="Таблица1.A2" office:value-type="string">
            <text:p text:style-name="P7">(участок)</text:p>
          </table:table-cell>
          <table:table-cell table:style-name="Таблица1.B1" office:value-type="string">
            <text:p text:style-name="P9"/>
          </table:table-cell>
          <table:table-cell table:style-name="Таблица1.A2" office:value-type="string">
            <text:p text:style-name="P7">(дата)</text:p>
          </table:table-cell>
        </table:table-row>
      </table:table>
      <text:p text:style-name="P1"/>
      <text:p text:style-name="P2">ВЕДОМОСТЬ СМОНТИРОВАННОГО ОБОРУДОВАНИЯ И МАТЕРИАЛОВ</text:p>
      <text:p text:style-name="P2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5">№№</text:p>
            <text:p text:style-name="P15">п/п</text:p>
          </table:table-cell>
          <table:table-cell table:style-name="Таблица2.A1" office:value-type="string">
            <text:p text:style-name="P15">Наименование электрооборудования, комплекта</text:p>
          </table:table-cell>
          <table:table-cell table:style-name="Таблица2.C1" office:value-type="string">
            <text:p text:style-name="P15">Ед. изм.</text:p>
          </table:table-cell>
          <table:table-cell table:style-name="Таблица2.A1" office:value-type="string">
            <text:p text:style-name="P15">Тип, марка</text:p>
          </table:table-cell>
          <table:table-cell table:style-name="Таблица2.A1" office:value-type="string">
            <text:p text:style-name="P13">Завод-изготовитель</text:p>
          </table:table-cell>
          <table:table-cell table:style-name="Таблица2.A1" office:value-type="string">
            <text:p text:style-name="P15">Кол-во</text:p>
          </table:table-cell>
          <table:table-cell table:style-name="Таблица2.A1" office:value-type="string">
            <text:p text:style-name="P15">Примечание</text:p>
          </table:table-cell>
        </table:table-row>
        <table:table-row table:style-name="Таблица2.2">
          <table:table-cell table:style-name="Таблица2.C1" office:value-type="string">
            <text:p text:style-name="P13">1</text:p>
          </table:table-cell>
          <table:table-cell table:style-name="Таблица2.B2" office:value-type="string">
            <text:p text:style-name="P12">Блок <text:s/>управления асинхронным двигателем с короткозамкнутым ротором, нереверсивным, для питания цепей управления <text:s/>фазным напряжением, исполнение по напряжению силовой цепи 380В, 50Гц исполнение по напряжению цепей управления 220В, 50Гц <text:s text:c="15"/></text:p>
            <text:p text:style-name="P14">в комплекте:</text:p>
            <text:p text:style-name="P14">- Автоматический выключатель серии ВА47; Количество полюсов – 3; Uн=400В, 50Гц Iн=6А; Характеристика -D</text:p>
            <text:p text:style-name="P14">- Автоматический выключатель серии ВА47; Количество полюсов – 1; Uн=230/400В, 50Гц Iн=6А; Характеристика -В</text:p>
            <text:p text:style-name="P12"/>
            <text:p text:style-name="P22"><text:span text:style-name="T3">- Контактор малогабаритный серии КМИ; </text:span><text:span text:style-name="T5">U</text:span><text:span text:style-name="T3">н=400В, 50Гц </text:span><text:span text:style-name="T5">I</text:span><text:span text:style-name="T3">н=9А; </text:span><text:span text:style-name="T5">U</text:span><text:span text:style-name="T3">н катушки управления-230В; Доп. контакт-1з </text:span></text:p>
            <text:p text:style-name="P16"><text:tab/></text:p>
            <text:p text:style-name="P14">-Приставка контактная серии ПКИ; Доп.контакты 2р+2з</text:p>
            <text:p text:style-name="P14"/>
            <text:p text:style-name="P22"><text:span text:style-name="T2">-Реле электротепловое серии РТИ; </text:span><text:span text:style-name="T4">I</text:span><text:span text:style-name="T2">уст.=1-1.6А</text:span></text:p>
            <text:p text:style-name="P14"/>
            <text:p text:style-name="P14">-Блок <text:s/>зажимов; 10 клемм</text:p>
            <text:p text:style-name="P14">МУ; ЩСУ-4, панель № 2,3,4(поз.В2,В2р,В5,В5р)</text:p>
          </table:table-cell>
          <table:table-cell table:style-name="Таблица2.C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шт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2">шт</text:p>
            <text:p text:style-name="P14"/>
            <text:p text:style-name="P14">шт</text:p>
            <text:p text:style-name="P14"/>
            <text:p text:style-name="P14"/>
            <text:p text:style-name="P14"/>
            <text:p text:style-name="P14"/>
            <text:p text:style-name="P14">шт</text:p>
            <text:p text:style-name="P14"/>
            <text:p text:style-name="P14"/>
            <text:p text:style-name="P14"/>
            <text:p text:style-name="P14">шт</text:p>
            <text:p text:style-name="P14"/>
            <text:p text:style-name="P14"/>
            <text:p text:style-name="P14">шт</text:p>
          </table:table-cell>
          <table:table-cell table:style-name="Таблица2.C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Б513-2074УХЛ4</text:p>
            <text:p text:style-name="P14"/>
            <text:p text:style-name="P14"/>
            <text:p text:style-name="P14">ВА47-29/3Р<text:span text:style-name="T6">D</text:span>6</text:p>
            <text:p text:style-name="P14"><text:span text:style-name="T6">MVA</text:span>20-3-006-<text:span text:style-name="T6">D</text:span></text:p>
            <text:p text:style-name="P14"/>
            <text:p text:style-name="P14"/>
            <text:p text:style-name="P14"/>
            <text:p text:style-name="P14">ВА47-29/1РВ6</text:p>
            <text:p text:style-name="P14"><text:span text:style-name="T6">MVA</text:span>20-1-006-В</text:p>
            <text:p text:style-name="P14"/>
            <text:p text:style-name="P14">КМИ-10910 9А230В/АС-3 1НО ИЭК;ККМ11-009-230-10</text:p>
            <text:p text:style-name="P14"/>
            <text:p text:style-name="P14">ПКИ-22;КРК10-22</text:p>
            <text:p text:style-name="P14"/>
            <text:p text:style-name="P14"/>
            <text:p text:style-name="P14">РТИ-1306; <text:span text:style-name="T6">DRT</text:span>10-<text:span text:style-name="T6">D</text:span>0001-<text:span text:style-name="T6">D</text:span>016</text:p>
            <text:p text:style-name="P15"/>
            <text:p text:style-name="P15">Б324-4П25-10</text:p>
            <text:p text:style-name="P15"/>
          </table:table-cell>
          <table:table-cell table:style-name="Таблица2.C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>Чебоксарский завод силового электрооборудования</text:p>
            <text:p text:style-name="P14"/>
            <text:p text:style-name="P14"/>
            <text:p text:style-name="P14"/>
            <text:p text:style-name="P15"><text:span text:style-name="T6">I</text:span>ЕК</text:p>
            <text:p text:style-name="P15"/>
            <text:p text:style-name="P15"/>
            <text:p text:style-name="P15"><text:span text:style-name="T6">I</text:span>ЕК</text:p>
            <text:p text:style-name="P15"/>
            <text:p text:style-name="P15"/>
            <text:p text:style-name="P15"><text:span text:style-name="T6">I</text:span>ЕК</text:p>
            <text:p text:style-name="P15"/>
            <text:p text:style-name="P14"/>
            <text:p text:style-name="P14"/>
            <text:p text:style-name="P14"/>
            <text:p text:style-name="P14"/>
            <text:p text:style-name="P15"/>
            <text:p text:style-name="P15"/>
            <text:p text:style-name="P15"/>
            <text:p text:style-name="P15"><text:span text:style-name="T6">I</text:span>ЕК</text:p>
            <text:p text:style-name="P15"/>
            <text:p text:style-name="P15"/>
            <text:p text:style-name="P15"/>
            <text:p text:style-name="P15">-</text:p>
            <text:p text:style-name="P15"/>
            <text:p text:style-name="P13"/>
            <text:p text:style-name="P14"/>
            <text:p text:style-name="P15"/>
          </table:table-cell>
          <table:table-cell table:style-name="Таблица2.C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4</text:p>
            <text:p text:style-name="P15"/>
            <text:p text:style-name="P15"/>
            <text:p text:style-name="P15"/>
            <text:p text:style-name="P15">1</text:p>
            <text:p text:style-name="P15"/>
            <text:p text:style-name="P15"/>
            <text:p text:style-name="P15"/>
            <text:p text:style-name="P15">1</text:p>
            <text:p text:style-name="P15"/>
            <text:p text:style-name="P15"/>
            <text:p text:style-name="P15">1</text:p>
            <text:p text:style-name="P15"/>
            <text:p text:style-name="P15"/>
            <text:p text:style-name="P15"/>
            <text:p text:style-name="P15"/>
            <text:p text:style-name="P15"/>
            <text:p text:style-name="P15">1</text:p>
            <text:p text:style-name="P15"/>
            <text:p text:style-name="P15"/>
            <text:p text:style-name="P15">1</text:p>
            <text:p text:style-name="P15"/>
            <text:p text:style-name="P15"/>
            <text:p text:style-name="P15"/>
            <text:p text:style-name="P15">1</text:p>
          </table:table-cell>
          <table:table-cell table:style-name="Таблица2.C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4"/>
            <text:p text:style-name="P14"/>
            <text:p text:style-name="P14"/>
            <text:p text:style-name="P14">Паспорт М<text:span text:style-name="T6">VA</text:span> 20.001.1.С</text:p>
            <text:p text:style-name="P14"/>
            <text:p text:style-name="P14"/>
            <text:p text:style-name="P14">Паспорт МVA 20.001.1.С</text:p>
            <text:p text:style-name="P14"/>
            <text:p text:style-name="P14">Паспорт ККМ1.001.1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Паспорт <text:span text:style-name="T6">DRT</text:span>.001.2</text:p>
            <text:p text:style-name="P14"/>
            <text:p text:style-name="P14"/>
            <text:p text:style-name="P14"/>
            <text:p text:style-name="P14">Сертификат соответствия № РОСС <text:span text:style-name="T6">RU</text:span>.<text:span text:style-name="T6">MO</text:span>10.<text:span text:style-name="T6">H</text:span>02115</text:p>
          </table:table-cell>
        </table:table-row>
        <text:soft-page-break/>
        <table:table-row table:style-name="Таблица2.3">
          <table:table-cell table:style-name="Таблица2.C1" office:value-type="string">
            <text:p text:style-name="P13">2</text:p>
          </table:table-cell>
          <table:table-cell table:style-name="Таблица2.B2" office:value-type="string">
            <text:p text:style-name="P12">То же, но в комплекте:</text:p>
            <text:p text:style-name="P14"/>
            <text:p text:style-name="P14"/>
            <text:p text:style-name="P14"/>
            <text:p text:style-name="P14"/>
            <text:p text:style-name="P14">- Автоматический выключатель серии ВА47; Количество полюсов – 3; Uн=400В, 50Гц Iн=6А; Характеристика -D</text:p>
            <text:p text:style-name="P14">- Автоматический выключатель серии ВА47; Количество полюсов – 1; Uн=230/400В, 50Гц Iн=6А; Характеристика -В</text:p>
            <text:p text:style-name="P22"><text:span text:style-name="T3">- Контактор малогабаритный серии КМИ; </text:span><text:span text:style-name="T5">U</text:span><text:span text:style-name="T3">н=400В, 50Гц </text:span><text:span text:style-name="T5">I</text:span><text:span text:style-name="T3">н=9А; </text:span><text:span text:style-name="T5">U</text:span><text:span text:style-name="T3">н катушки управления-230В; Доп. контакт-1з </text:span></text:p>
            <text:p text:style-name="P14"/>
            <text:p text:style-name="P14">-Приставка контактная серии ПКИ; Доп.контакты 2р+2з</text:p>
            <text:p text:style-name="P22"><text:span text:style-name="T2">-Реле электротепловое серии РТИ; </text:span><text:span text:style-name="T4">I</text:span><text:span text:style-name="T2">уст.1.6-2,5А</text:span></text:p>
            <text:p text:style-name="P14">-Блок зажимов; 10клемм</text:p>
            <text:p text:style-name="P14">МУ; ЩСУ-1,панель №3(поз.27/1(С)); ЩСУ-2 панель №3(27/2(С))</text:p>
          </table:table-cell>
          <table:table-cell table:style-name="Таблица2.C1" office:value-type="string">
            <text:p text:style-name="P12">шт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шт</text:p>
            <text:p text:style-name="P14"/>
            <text:p text:style-name="P14"/>
            <text:p text:style-name="P14"/>
            <text:p text:style-name="P14"/>
            <text:p text:style-name="P14">шт</text:p>
            <text:p text:style-name="P14"/>
            <text:p text:style-name="P14"/>
            <text:p text:style-name="P14"/>
            <text:p text:style-name="P14">шт</text:p>
            <text:p text:style-name="P14"/>
            <text:p text:style-name="P14">шт</text:p>
            <text:p text:style-name="P14"/>
            <text:p text:style-name="P14">шт</text:p>
            <text:p text:style-name="P14"/>
            <text:p text:style-name="P14"/>
            <text:p text:style-name="P14"/>
            <text:p text:style-name="P14">шт</text:p>
          </table:table-cell>
          <table:table-cell table:style-name="Таблица2.C1" office:value-type="string">
            <text:p text:style-name="P12">Б5130-2374УХЛ4</text:p>
            <text:p text:style-name="P14"/>
            <text:p text:style-name="P14"/>
            <text:p text:style-name="P14"/>
            <text:p text:style-name="P14"/>
            <text:p text:style-name="P14"/>
            <text:p text:style-name="P22"><text:span text:style-name="T2">ВА47-29/3Р</text:span><text:span text:style-name="T4">D</text:span><text:span text:style-name="T2">6</text:span></text:p>
            <text:p text:style-name="P22"><text:span text:style-name="T4">MVA</text:span><text:span text:style-name="T2">20-3-006-</text:span><text:span text:style-name="T4">D</text:span></text:p>
            <text:p text:style-name="P14"/>
            <text:p text:style-name="P14"/>
            <text:p text:style-name="P14">ВА47-29/1РВ6</text:p>
            <text:p text:style-name="P22"><text:span text:style-name="T4">MVA</text:span><text:span text:style-name="T2">20-1-006-В</text:span></text:p>
            <text:p text:style-name="P14"/>
            <text:p text:style-name="P14"/>
            <text:p text:style-name="P14">КМИ-10910 9А230В/АС-3 1НО ИЭК;ККМ11-009-230-10</text:p>
            <text:p text:style-name="P14">ПКИ-22КРК10-22</text:p>
            <text:p text:style-name="P14"/>
            <text:p text:style-name="P22"><text:span text:style-name="T2">РТИ-1307; </text:span><text:span text:style-name="T4">DRT</text:span><text:span text:style-name="T2">10-</text:span><text:span text:style-name="T4">D</text:span><text:span text:style-name="T2">016-</text:span><text:span text:style-name="T4">D</text:span><text:span text:style-name="T2">025</text:span></text:p>
            <text:p text:style-name="P14"/>
            <text:p text:style-name="P14">Б324-4П25-10</text:p>
          </table:table-cell>
          <table:table-cell table:style-name="Таблица2.C1" office:value-type="string">
            <text:p text:style-name="P14">Чебоксарский завод силового электрооборудования</text:p>
            <text:p text:style-name="P12"/>
            <text:p text:style-name="P14"/>
            <text:p text:style-name="P23"><text:span text:style-name="T4">I</text:span><text:span text:style-name="T2">ЕК</text:span></text:p>
            <text:p text:style-name="P15"/>
            <text:p text:style-name="P15"/>
            <text:p text:style-name="P15"/>
            <text:p text:style-name="P23"><text:span text:style-name="T4">I</text:span><text:span text:style-name="T2">ЕК</text:span></text:p>
            <text:p text:style-name="P15"/>
            <text:p text:style-name="P14"/>
            <text:p text:style-name="P14"/>
            <text:p text:style-name="P14"/>
            <text:p text:style-name="P23"><text:span text:style-name="T4">I</text:span><text:span text:style-name="T2">ЕК</text:span></text:p>
            <text:p text:style-name="P15"/>
            <text:p text:style-name="P23"><text:span text:style-name="T4">I</text:span><text:span text:style-name="T2">ЕК</text:span></text:p>
            <text:p text:style-name="P15"/>
            <text:p text:style-name="P15"/>
            <text:p text:style-name="P23"><text:span text:style-name="T4">I</text:span><text:span text:style-name="T2">ЕК</text:span></text:p>
            <text:p text:style-name="P15"/>
            <text:p text:style-name="P15">-</text:p>
            <text:p text:style-name="P15"/>
          </table:table-cell>
          <table:table-cell table:style-name="Таблица2.C1" office:value-type="string">
            <text:p text:style-name="P13">2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1</text:p>
            <text:p text:style-name="P14"/>
            <text:p text:style-name="P14"/>
            <text:p text:style-name="P14"/>
            <text:p text:style-name="P14">1</text:p>
            <text:p text:style-name="P14"/>
            <text:p text:style-name="P14"/>
            <text:p text:style-name="P14"/>
            <text:p text:style-name="P14"/>
            <text:p text:style-name="P14">1</text:p>
            <text:p text:style-name="P14"/>
            <text:p text:style-name="P14">1</text:p>
            <text:p text:style-name="P14"/>
            <text:p text:style-name="P14"/>
            <text:p text:style-name="P14">1</text:p>
            <text:p text:style-name="P14"/>
            <text:p text:style-name="P14">1</text:p>
          </table:table-cell>
          <table:table-cell table:style-name="Таблица2.C1" office:value-type="string">
            <text:p text:style-name="P12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Паспорт МVA 20.001.1.С</text:p>
            <text:p text:style-name="P14"/>
            <text:p text:style-name="P14"/>
            <text:p text:style-name="P14">Паспорт МVA 20.001.1.С</text:p>
            <text:p text:style-name="P14"/>
            <text:p text:style-name="P14"/>
            <text:p text:style-name="P14"/>
            <text:p text:style-name="P14">Паспорт ККМ1.001.1</text:p>
            <text:p text:style-name="P14"/>
            <text:p text:style-name="P14"/>
            <text:p text:style-name="P14"/>
            <text:p text:style-name="P14"/>
            <text:p text:style-name="P14">Паспорт DRT.001.2</text:p>
            <text:p text:style-name="P14"/>
            <text:p text:style-name="P14">Сертификат соответствия № РОСС RU.MO10.H02115</text:p>
          </table:table-cell>
        </table:table-row>
        <table:table-row table:style-name="Таблица2.4">
          <table:table-cell table:style-name="Таблица2.C1" office:value-type="string">
            <text:p text:style-name="P13">3</text:p>
          </table:table-cell>
          <table:table-cell table:style-name="Таблица2.B2" office:value-type="string">
            <text:p text:style-name="P12">То же, но в комплекте:</text:p>
            <text:p text:style-name="P14"/>
            <text:p text:style-name="P12"/>
            <text:p text:style-name="P14"/>
            <text:p text:style-name="P14"/>
            <text:p text:style-name="P22"><text:span text:style-name="T2">- Автоматический выключатель серии ВА47; Количество полюсов – 1; Uн=230/400В, 50Гц Iн=6А; Характеристика -</text:span><text:span text:style-name="T4">D</text:span></text:p>
            <text:p text:style-name="P14">- Автоматический выключатель серии ВА47; Количество полюсов – 1; Uн=230/400В, 50Гц Iн=6А; Характеристика -В</text:p>
            <text:p text:style-name="P22"><text:span text:style-name="T3">- Контактор малогабаритный серии КМИ; </text:span><text:span text:style-name="T5">U</text:span><text:span text:style-name="T3">н=400В, 50Гц </text:span><text:span text:style-name="T5">I</text:span><text:span text:style-name="T3">н=9А; </text:span><text:span text:style-name="T5">U</text:span><text:span text:style-name="T3">н катушки управления-230В; Доп. контакт-1з </text:span></text:p>
            <text:p text:style-name="P14">-Приставка контактная серии ПКИ; Доп.контакты 2р+2з</text:p>
            <text:p text:style-name="P22"><text:span text:style-name="T2">-Реле электротепловое серии РТИ; </text:span><text:span text:style-name="T4">I</text:span><text:span text:style-name="T2">уст.2.5-4.0А</text:span></text:p>
            <text:p text:style-name="P14"/>
            <text:p text:style-name="P14"/>
            <text:p text:style-name="P14">-Блок зажимов; 10клемм</text:p>
            <text:p text:style-name="P14">МУ; ЩСУ-4,панель №3(поз.В10,В11)</text:p>
          </table:table-cell>
          <table:table-cell table:style-name="Таблица2.C1" office:value-type="string">
            <text:p text:style-name="P12">шт</text:p>
            <text:p text:style-name="P14"/>
            <text:p text:style-name="P14"/>
            <text:p text:style-name="P14"/>
            <text:p text:style-name="P14"/>
            <text:p text:style-name="P14"/>
            <text:p text:style-name="P14">шт</text:p>
            <text:p text:style-name="P14"/>
            <text:p text:style-name="P14"/>
            <text:p text:style-name="P14"/>
            <text:p text:style-name="P14"/>
            <text:p text:style-name="P14">шт</text:p>
            <text:p text:style-name="P14"/>
            <text:p text:style-name="P14"/>
            <text:p text:style-name="P14">шт</text:p>
            <text:p text:style-name="P14"/>
            <text:p text:style-name="P14"/>
            <text:p text:style-name="P14"/>
            <text:p text:style-name="P14">шт</text:p>
            <text:p text:style-name="P14"/>
            <text:p text:style-name="P14">шт</text:p>
            <text:p text:style-name="P14"/>
            <text:p text:style-name="P14"/>
            <text:p text:style-name="P14"/>
            <text:p text:style-name="P14">шт</text:p>
          </table:table-cell>
          <table:table-cell table:style-name="Таблица2.C1" office:value-type="string">
            <text:p text:style-name="P12">Б5130-2374УХЛ4</text:p>
            <text:p text:style-name="P12"/>
            <text:p text:style-name="P14"/>
            <text:p text:style-name="P14"/>
            <text:p text:style-name="P14"/>
            <text:p text:style-name="P14"/>
            <text:p text:style-name="P22"><text:span text:style-name="T2">ВА47-29/1Р</text:span><text:span text:style-name="T4">D</text:span><text:span text:style-name="T2">6</text:span></text:p>
            <text:p text:style-name="P22"><text:span text:style-name="T4">MVA</text:span><text:span text:style-name="T2">20-1-006-</text:span><text:span text:style-name="T4">D</text:span></text:p>
            <text:p text:style-name="P14"/>
            <text:p text:style-name="P14"/>
            <text:p text:style-name="P14"/>
            <text:p text:style-name="P14">ВА47-29/1РВ6</text:p>
            <text:p text:style-name="P22"><text:span text:style-name="T4">MVA</text:span><text:span text:style-name="T2">20-1-006-В</text:span></text:p>
            <text:p text:style-name="P14">КМИ-10910 9А230В/АС-3 1НО ИЭК;ККМ11-009-230-10</text:p>
            <text:p text:style-name="P14"/>
            <text:p text:style-name="P14">ПКИ-22КРК10-22</text:p>
            <text:p text:style-name="P14"/>
            <text:p text:style-name="P22"><text:span text:style-name="T2">РТИ-1308; </text:span><text:span text:style-name="T4">DRT</text:span><text:span text:style-name="T2">10-</text:span><text:span text:style-name="T4">D</text:span><text:span text:style-name="T2">025-</text:span><text:span text:style-name="T4">D</text:span><text:span text:style-name="T2">0004</text:span></text:p>
            <text:p text:style-name="P14"/>
            <text:p text:style-name="P14">Б324-4П25-10</text:p>
          </table:table-cell>
          <table:table-cell table:style-name="Таблица2.C1" office:value-type="string">
            <text:p text:style-name="P14">Чебоксарский завод силового электрооборудования</text:p>
            <text:p text:style-name="P12"/>
            <text:p text:style-name="P23"><text:span text:style-name="T4">I</text:span><text:span text:style-name="T2">ЕК</text:span></text:p>
            <text:p text:style-name="P15"/>
            <text:p text:style-name="P14"/>
            <text:p text:style-name="P14"/>
            <text:p text:style-name="P14"/>
            <text:p text:style-name="P23"><text:span text:style-name="T4">I</text:span><text:span text:style-name="T2">ЕК</text:span></text:p>
            <text:p text:style-name="P15"/>
            <text:p text:style-name="P14"/>
            <text:p text:style-name="P23"><text:span text:style-name="T4">I</text:span><text:span text:style-name="T2">ЕК</text:span></text:p>
            <text:p text:style-name="P15"/>
            <text:p text:style-name="P14"/>
            <text:p text:style-name="P14"/>
            <text:p text:style-name="P23"><text:span text:style-name="T4">I</text:span><text:span text:style-name="T2">ЕК</text:span></text:p>
            <text:p text:style-name="P15"/>
            <text:p text:style-name="P23"><text:span text:style-name="T4">I</text:span><text:span text:style-name="T2">ЕК</text:span></text:p>
            <text:p text:style-name="P15"/>
            <text:p text:style-name="P14"/>
            <text:p text:style-name="P14"/>
            <text:p text:style-name="P15">-</text:p>
            <text:p text:style-name="P15"/>
          </table:table-cell>
          <table:table-cell table:style-name="Таблица2.C1" office:value-type="string">
            <text:p text:style-name="P13">2</text:p>
            <text:p text:style-name="P14"/>
            <text:p text:style-name="P14"/>
            <text:p text:style-name="P14"/>
            <text:p text:style-name="P14"/>
            <text:p text:style-name="P14"/>
            <text:p text:style-name="P14">1</text:p>
            <text:p text:style-name="P14"/>
            <text:p text:style-name="P14"/>
            <text:p text:style-name="P14"/>
            <text:p text:style-name="P14"/>
            <text:p text:style-name="P14">1</text:p>
            <text:p text:style-name="P14"/>
            <text:p text:style-name="P14"/>
            <text:p text:style-name="P14">1</text:p>
            <text:p text:style-name="P14"/>
            <text:p text:style-name="P14"/>
            <text:p text:style-name="P14"/>
            <text:p text:style-name="P14">1</text:p>
            <text:p text:style-name="P14"/>
            <text:p text:style-name="P14">1</text:p>
            <text:p text:style-name="P14"/>
            <text:p text:style-name="P14"/>
            <text:p text:style-name="P14"/>
            <text:p text:style-name="P14">1</text:p>
          </table:table-cell>
          <table:table-cell table:style-name="Таблица2.C1" office:value-type="string">
            <text:p text:style-name="P12"/>
            <text:p text:style-name="P14"/>
            <text:p text:style-name="P14"/>
            <text:p text:style-name="P14"/>
            <text:p text:style-name="P14"/>
            <text:p text:style-name="P14"/>
            <text:p text:style-name="P14">Паспорт МVA 20.001.1.С</text:p>
            <text:p text:style-name="P14"/>
            <text:p text:style-name="P14"/>
            <text:p text:style-name="P14"/>
            <text:p text:style-name="P14">Паспорт МVA 20.001.1.С</text:p>
            <text:p text:style-name="P14"/>
            <text:p text:style-name="P14">Паспорт ККМ1.001.1</text:p>
            <text:p text:style-name="P14"/>
            <text:p text:style-name="P14"/>
            <text:p text:style-name="P14"/>
            <text:p text:style-name="P14"/>
            <text:p text:style-name="P14"/>
            <text:p text:style-name="P14">Паспорт DRT.001.2</text:p>
            <text:p text:style-name="P14"/>
            <text:p text:style-name="P14"/>
            <text:p text:style-name="P14"/>
            <text:p text:style-name="P14">Сертификат соответствия № РОСС RU.MO10.H02115</text:p>
          </table:table-cell>
        </table:table-row>
        <table:table-row table:style-name="Таблица2.5">
          <table:table-cell table:style-name="Таблица2.C1" office:value-type="string">
            <text:p text:style-name="P13">4</text:p>
          </table:table-cell>
          <table:table-cell table:style-name="Таблица2.B2" office:value-type="string">
            <text:p text:style-name="P12">То же, но в комплекте:</text:p>
            <text:p text:style-name="P14"/>
            <text:p text:style-name="P12"/>
            <text:p text:style-name="P14"/>
            <text:p text:style-name="P14"><text:soft-page-break/></text:p>
            <text:p text:style-name="P22"><text:span text:style-name="T2">- Автоматический выключатель серии ВА47; Количество полюсов – 3; Uн=230/400В, 50Гц Iн=6А; Характеристика -</text:span><text:span text:style-name="T4">D</text:span></text:p>
            <text:p text:style-name="P14">- Автоматический выключатель серии ВА47; Количество полюсов – 1; Uн=230/400В, 50Гц Iн=6А; Характеристика -В</text:p>
            <text:p text:style-name="P22"><text:span text:style-name="T3">- Контактор малогабаритный серии КМИ; </text:span><text:span text:style-name="T5">U</text:span><text:span text:style-name="T3">н=400В, 50Гц </text:span><text:span text:style-name="T5">I</text:span><text:span text:style-name="T3">н=9А; </text:span><text:span text:style-name="T5">U</text:span><text:span text:style-name="T3">н катушки управления-230В; Доп. контакт-1з </text:span></text:p>
            <text:p text:style-name="P14">-Приставка контактная серии ПКИ; Доп.контакты 2р+2з</text:p>
            <text:p text:style-name="P22"><text:span text:style-name="T2">-Реле электротепловое серии РТИ; </text:span><text:span text:style-name="T4">I</text:span><text:span text:style-name="T2">уст.2.5-4.0А</text:span></text:p>
            <text:p text:style-name="P14"/>
            <text:p text:style-name="P14"/>
            <text:p text:style-name="P14">-Блок зажимов; 10клемм</text:p>
            <text:p text:style-name="P14">МУ; ЩСУ-4,панель №3,5 (поз.В7,АП1,АВ1)</text:p>
          </table:table-cell>
          <table:table-cell table:style-name="Таблица2.C1" office:value-type="string">
            <text:p text:style-name="P12">шт</text:p>
            <text:p text:style-name="P14"/>
            <text:p text:style-name="P14"/>
            <text:p text:style-name="P14"/>
            <text:p text:style-name="P14"><text:soft-page-break/></text:p>
            <text:p text:style-name="P14"/>
            <text:p text:style-name="P14"/>
            <text:p text:style-name="P14">шт</text:p>
            <text:p text:style-name="P14"/>
            <text:p text:style-name="P14"/>
            <text:p text:style-name="P14">шт</text:p>
            <text:p text:style-name="P14"/>
            <text:p text:style-name="P14"/>
            <text:p text:style-name="P14"/>
            <text:p text:style-name="P14">шт</text:p>
            <text:p text:style-name="P14"/>
            <text:p text:style-name="P14"/>
            <text:p text:style-name="P14"/>
            <text:p text:style-name="P14">шт</text:p>
            <text:p text:style-name="P14"/>
            <text:p text:style-name="P14">шт</text:p>
            <text:p text:style-name="P14"/>
            <text:p text:style-name="P14"/>
            <text:p text:style-name="P14"/>
            <text:p text:style-name="P14">шт</text:p>
          </table:table-cell>
          <table:table-cell table:style-name="Таблица2.C1" office:value-type="string">
            <text:p text:style-name="P12">Б5130-2374УХЛ4</text:p>
            <text:p text:style-name="P12"/>
            <text:p text:style-name="P14"/>
            <text:p text:style-name="P14"/>
            <text:p text:style-name="P14"><text:soft-page-break/></text:p>
            <text:p text:style-name="P14"/>
            <text:p text:style-name="P14"/>
            <text:p text:style-name="P22"><text:span text:style-name="T2">ВА47-29/3Р</text:span><text:span text:style-name="T4">D</text:span><text:span text:style-name="T2">6</text:span></text:p>
            <text:p text:style-name="P22"><text:span text:style-name="T4">MVA</text:span><text:span text:style-name="T2">20-3-006-</text:span><text:span text:style-name="T4">D</text:span></text:p>
            <text:p text:style-name="P14"/>
            <text:p text:style-name="P14">ВА47-29/1РВ6</text:p>
            <text:p text:style-name="P22"><text:span text:style-name="T4">MVA</text:span><text:span text:style-name="T2">20-1-006-В</text:span></text:p>
            <text:p text:style-name="P14"/>
            <text:p text:style-name="P14">КМИ-10910 9А230В/АС-3 1НО ИЭК;ККМ11-009-230-10</text:p>
            <text:p text:style-name="P14"/>
            <text:p text:style-name="P14">ПКИ-22КРК10-22</text:p>
            <text:p text:style-name="P14"/>
            <text:p text:style-name="P22"><text:span text:style-name="T2">РТИ-1308; </text:span><text:span text:style-name="T4">DRT</text:span><text:span text:style-name="T2">10-</text:span><text:span text:style-name="T4">D</text:span><text:span text:style-name="T2">025-</text:span><text:span text:style-name="T4">D</text:span><text:span text:style-name="T2">0004</text:span></text:p>
            <text:p text:style-name="P14"/>
            <text:p text:style-name="P14">Б324-4П25-10</text:p>
          </table:table-cell>
          <table:table-cell table:style-name="Таблица2.C1" office:value-type="string">
            <text:p text:style-name="P22"><text:span text:style-name="T2">Чебоксарский завод силового электрообору</text:span><text:soft-page-break/><text:span text:style-name="T2">дования</text:span></text:p>
            <text:p text:style-name="P12"/>
            <text:p text:style-name="P12"/>
            <text:p text:style-name="P23"><text:span text:style-name="T4">I</text:span><text:span text:style-name="T2">ЕК</text:span></text:p>
            <text:p text:style-name="P12"/>
            <text:p text:style-name="P12"/>
            <text:p text:style-name="P23"><text:span text:style-name="T4">I</text:span><text:span text:style-name="T2">ЕК</text:span></text:p>
            <text:p text:style-name="P12"/>
            <text:p text:style-name="P12"/>
            <text:p text:style-name="P12"/>
            <text:p text:style-name="P23"><text:span text:style-name="T4">I</text:span><text:span text:style-name="T2">ЕК</text:span></text:p>
            <text:p text:style-name="P12"/>
            <text:p text:style-name="P12"/>
            <text:p text:style-name="P12"/>
            <text:p text:style-name="P23"><text:span text:style-name="T4">I</text:span><text:span text:style-name="T2">ЕК</text:span></text:p>
            <text:p text:style-name="P12"/>
            <text:p text:style-name="P12"/>
            <text:p text:style-name="P23"><text:span text:style-name="T4">I</text:span><text:span text:style-name="T2">ЕК</text:span></text:p>
            <text:p text:style-name="P12"/>
            <text:p text:style-name="P12"/>
            <text:p text:style-name="P15">-</text:p>
            <text:p text:style-name="P12"/>
          </table:table-cell>
          <table:table-cell table:style-name="Таблица2.C1" office:value-type="string">
            <text:p text:style-name="P13">3</text:p>
            <text:p text:style-name="P14"/>
            <text:p text:style-name="P14"/>
            <text:p text:style-name="P14"/>
            <text:p text:style-name="P14"><text:soft-page-break/></text:p>
            <text:p text:style-name="P14"/>
            <text:p text:style-name="P14"/>
            <text:p text:style-name="P14">1</text:p>
            <text:p text:style-name="P14"/>
            <text:p text:style-name="P14"/>
            <text:p text:style-name="P14">1</text:p>
            <text:p text:style-name="P14"/>
            <text:p text:style-name="P14"/>
            <text:p text:style-name="P14"/>
            <text:p text:style-name="P14">1</text:p>
            <text:p text:style-name="P14"/>
            <text:p text:style-name="P14"/>
            <text:p text:style-name="P14"/>
            <text:p text:style-name="P14">1</text:p>
            <text:p text:style-name="P14"/>
            <text:p text:style-name="P14"/>
            <text:p text:style-name="P14">1</text:p>
            <text:p text:style-name="P14"/>
            <text:p text:style-name="P14"/>
            <text:p text:style-name="P14">1</text:p>
          </table:table-cell>
          <table:table-cell table:style-name="Таблица2.C1" office:value-type="string">
            <text:p text:style-name="P17"/>
            <text:p text:style-name="P17"/>
            <text:p text:style-name="P17"/>
            <text:p text:style-name="P17"/>
            <text:p text:style-name="P17"><text:soft-page-break/></text:p>
            <text:p text:style-name="P17"/>
            <text:p text:style-name="P17"/>
            <text:p text:style-name="P12">Паспорт МVA 20.001.1.С</text:p>
            <text:p text:style-name="P19"/>
            <text:p text:style-name="P19"/>
            <text:p text:style-name="P19"/>
            <text:p text:style-name="P19"/>
            <text:p text:style-name="P19"/>
            <text:p text:style-name="P14">Паспорт ККМ1.001.1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4">Паспорт DRT.001.2</text:p>
            <text:p text:style-name="P19"/>
            <text:p text:style-name="P19"/>
            <text:p text:style-name="P14">Сертификат соответствия № РОСС RU.MO10.H02115</text:p>
          </table:table-cell>
        </table:table-row>
        <table:table-row table:style-name="Таблица2.5">
          <table:table-cell table:style-name="Таблица2.C1" office:value-type="string">
            <text:p text:style-name="P13">5</text:p>
          </table:table-cell>
          <table:table-cell table:style-name="Таблица2.B2" office:value-type="string">
            <text:p text:style-name="P12">То же, но в комплекте:</text:p>
            <text:p text:style-name="P14"/>
            <text:p text:style-name="P12"/>
            <text:p text:style-name="P14"/>
            <text:p text:style-name="P14"/>
            <text:p text:style-name="P22"><text:span text:style-name="T2">- Автоматический выключатель серии ВА47; Количество полюсов – 1; Uн=230/400В, 50Гц Iн=6А; Характеристика -</text:span><text:span text:style-name="T4">D</text:span></text:p>
            <text:p text:style-name="P14">- Автоматический выключатель серии ВА47; Количество полюсов – 1; Uн=230/400В, 50Гц Iн=6А; Характеристика -В</text:p>
            <text:p text:style-name="P22"><text:span text:style-name="T3">- Контактор малогабаритный серии КМИ; </text:span><text:span text:style-name="T5">U</text:span><text:span text:style-name="T3">н=400В, 50Гц </text:span><text:span text:style-name="T5">I</text:span><text:span text:style-name="T3">н=9А; </text:span><text:span text:style-name="T5">U</text:span><text:span text:style-name="T3">н катушки управления-230В; Доп. контакт-1з </text:span></text:p>
            <text:p text:style-name="P14">-Приставка контактная серии ПКИ; Доп.контакты 2р+2з</text:p>
            <text:p text:style-name="P22"><text:span text:style-name="T2">-Реле электротепловое серии РТИ; </text:span><text:span text:style-name="T4">I</text:span><text:span text:style-name="T2">уст.4.0-6.0А</text:span></text:p>
            <text:p text:style-name="P14"/>
            <text:p text:style-name="P14"/>
            <text:p text:style-name="P14">-Блок зажимов; 10клемм</text:p>
            <text:p text:style-name="P14">МУ; ЩСУ-4,панель №3 (поз. В9)</text:p>
          </table:table-cell>
          <table:table-cell table:style-name="Таблица2.C1" office:value-type="string">
            <text:p text:style-name="P12">шт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шт</text:p>
            <text:p text:style-name="P14"/>
            <text:p text:style-name="P14"/>
            <text:p text:style-name="P14">шт</text:p>
            <text:p text:style-name="P14"/>
            <text:p text:style-name="P14"/>
            <text:p text:style-name="P14"/>
            <text:p text:style-name="P14">шт</text:p>
            <text:p text:style-name="P14"/>
            <text:p text:style-name="P14"/>
            <text:p text:style-name="P14"/>
            <text:p text:style-name="P14">шт</text:p>
            <text:p text:style-name="P14"/>
            <text:p text:style-name="P14">шт</text:p>
            <text:p text:style-name="P14"/>
            <text:p text:style-name="P14"/>
            <text:p text:style-name="P14"/>
            <text:p text:style-name="P14">шт</text:p>
          </table:table-cell>
          <table:table-cell table:style-name="Таблица2.C1" office:value-type="string">
            <text:p text:style-name="P12">Б5130-2374УХЛ4</text:p>
            <text:p text:style-name="P12"/>
            <text:p text:style-name="P14"/>
            <text:p text:style-name="P14"/>
            <text:p text:style-name="P14"/>
            <text:p text:style-name="P14"/>
            <text:p text:style-name="P14"/>
            <text:p text:style-name="P22"><text:span text:style-name="T2">ВА47-29/3Р</text:span><text:span text:style-name="T4">D</text:span><text:span text:style-name="T2">6</text:span></text:p>
            <text:p text:style-name="P22"><text:span text:style-name="T4">MVA</text:span><text:span text:style-name="T2">20-1-006-</text:span><text:span text:style-name="T4">D</text:span></text:p>
            <text:p text:style-name="P14"/>
            <text:p text:style-name="P14">ВА47-29/1РВ6</text:p>
            <text:p text:style-name="P22"><text:span text:style-name="T4">MVA</text:span><text:span text:style-name="T2">20-1-006-В</text:span></text:p>
            <text:p text:style-name="P14"/>
            <text:p text:style-name="P14">КМИ-10910 9А230В/АС-3 1НО ИЭК;ККМ11-009-230-10</text:p>
            <text:p text:style-name="P14"/>
            <text:p text:style-name="P14">ПКИ-22КРК10-22</text:p>
            <text:p text:style-name="P14"/>
            <text:p text:style-name="P22"><text:span text:style-name="T2">РТИ-1310; </text:span><text:span text:style-name="T4">DRT</text:span><text:span text:style-name="T2">10-</text:span><text:span text:style-name="T4">D</text:span><text:span text:style-name="T2">0004-</text:span><text:span text:style-name="T4">D</text:span><text:span text:style-name="T2">0006</text:span></text:p>
            <text:p text:style-name="P14">Б324-4П25-10</text:p>
            <text:p text:style-name="P14"/>
            <text:p text:style-name="P14"/>
          </table:table-cell>
          <table:table-cell table:style-name="Таблица2.C1" office:value-type="string">
            <text:p text:style-name="P14">Чебоксарский завод силового электрооборудования</text:p>
            <text:p text:style-name="P12"/>
            <text:p text:style-name="P12"/>
            <text:p text:style-name="P23"><text:span text:style-name="T4">I</text:span><text:span text:style-name="T2">ЕК</text:span></text:p>
            <text:p text:style-name="P12"/>
            <text:p text:style-name="P12"/>
            <text:p text:style-name="P23"><text:span text:style-name="T4">I</text:span><text:span text:style-name="T2">ЕК</text:span></text:p>
            <text:p text:style-name="P12"/>
            <text:p text:style-name="P12"/>
            <text:p text:style-name="P12"/>
            <text:p text:style-name="P23"><text:span text:style-name="T4">I</text:span><text:span text:style-name="T2">ЕК</text:span></text:p>
            <text:p text:style-name="P12"/>
            <text:p text:style-name="P12"/>
            <text:p text:style-name="P12"/>
            <text:p text:style-name="P23"><text:span text:style-name="T4">I</text:span><text:span text:style-name="T2">ЕК</text:span></text:p>
            <text:p text:style-name="P12"/>
            <text:p text:style-name="P23"><text:span text:style-name="T4">I</text:span><text:span text:style-name="T2">ЕК</text:span></text:p>
            <text:p text:style-name="P12"/>
            <text:p text:style-name="P12"/>
            <text:p text:style-name="P15"/>
            <text:p text:style-name="P15">-</text:p>
            <text:p text:style-name="P15"/>
          </table:table-cell>
          <table:table-cell table:style-name="Таблица2.C1" office:value-type="string">
            <text:p text:style-name="P13">1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1</text:p>
            <text:p text:style-name="P14"/>
            <text:p text:style-name="P14"/>
            <text:p text:style-name="P14">1</text:p>
            <text:p text:style-name="P14"/>
            <text:p text:style-name="P14"/>
            <text:p text:style-name="P14"/>
            <text:p text:style-name="P14">1</text:p>
            <text:p text:style-name="P14"/>
            <text:p text:style-name="P14"/>
            <text:p text:style-name="P14"/>
            <text:p text:style-name="P14">1</text:p>
            <text:p text:style-name="P14"/>
            <text:p text:style-name="P14">1</text:p>
            <text:p text:style-name="P14"/>
            <text:p text:style-name="P14"/>
            <text:p text:style-name="P14"/>
            <text:p text:style-name="P14">1</text:p>
          </table:table-cell>
          <table:table-cell table:style-name="Таблица2.C1" office:value-type="string">
            <text:p text:style-name="P17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4">Паспорт МVA 20.001.1.С</text:p>
            <text:p text:style-name="P19"/>
            <text:p text:style-name="P14">Паспорт МVA 20.001.1.С</text:p>
            <text:p text:style-name="P19"/>
            <text:p text:style-name="P19"/>
            <text:p text:style-name="P14">Паспорт ККМ1.001.1</text:p>
            <text:p text:style-name="P19"/>
            <text:p text:style-name="P19"/>
            <text:p text:style-name="P19"/>
            <text:p text:style-name="P19"/>
            <text:p text:style-name="P19"/>
            <text:p text:style-name="P14">Паспорт DRT.001.2</text:p>
            <text:p text:style-name="P19"/>
            <text:p text:style-name="P19"/>
            <text:p text:style-name="P14">Сертификат соответствия № РОСС <text:span text:style-name="T6">RU</text:span>.<text:span text:style-name="T6">MO</text:span>10.<text:span text:style-name="T6">H</text:span>02115</text:p>
            <text:p text:style-name="P19"/>
          </table:table-cell>
        </table:table-row>
        <text:soft-page-break/>
        <table:table-row table:style-name="Таблица2.7">
          <table:table-cell table:style-name="Таблица2.C1" office:value-type="string">
            <text:p text:style-name="P13">6</text:p>
          </table:table-cell>
          <table:table-cell table:style-name="Таблица2.B2" office:value-type="string">
            <text:p text:style-name="P12">То же, но в комплекте:</text:p>
            <text:p text:style-name="P14"/>
            <text:p text:style-name="P12"/>
            <text:p text:style-name="P14"/>
            <text:p text:style-name="P14"/>
            <text:p text:style-name="P22"><text:span text:style-name="T2">- Автоматический выключатель серии ВА47; Количество полюсов – 3; Uн=230/400В, 50Гц Iн=6А; Характеристика -</text:span><text:span text:style-name="T4">D</text:span></text:p>
            <text:p text:style-name="P14">- Автоматический выключатель серии ВА47; Количество полюсов – 1; Uн=230/400В, 50Гц Iн=6А; Характеристика -В</text:p>
            <text:p text:style-name="P22"><text:span text:style-name="T3">- Контактор малогабаритный серии КМИ; </text:span><text:span text:style-name="T5">U</text:span><text:span text:style-name="T3">н=400В, 50Гц </text:span><text:span text:style-name="T5">I</text:span><text:span text:style-name="T3">н=9А; </text:span><text:span text:style-name="T5">U</text:span><text:span text:style-name="T3">н катушки управления-230В; Доп. контакт-1з </text:span></text:p>
            <text:p text:style-name="P14">-Приставка контактная серии ПКИ; Доп.контакты 2р+2з</text:p>
            <text:p text:style-name="P14"/>
            <text:p text:style-name="P14"/>
            <text:p text:style-name="P14">-</text:p>
            <text:p text:style-name="P22"><text:span text:style-name="T2">Реле электротепловое серии РТИ; </text:span><text:span text:style-name="T4">I</text:span><text:span text:style-name="T2">уст.4.0-6.0А</text:span></text:p>
            <text:p text:style-name="P14"/>
            <text:p text:style-name="P14"/>
            <text:p text:style-name="P14"/>
            <text:p text:style-name="P14"/>
            <text:p text:style-name="P14"/>
            <text:p text:style-name="P14">-Блок зажимов; 10клемм</text:p>
            <text:p text:style-name="P14">МУ; ЩСУ-4,панель №3,4,5(поз.В1,В1р,В8,АП2,АВ2)</text:p>
          </table:table-cell>
          <table:table-cell table:style-name="Таблица2.C1" office:value-type="string">
            <text:p text:style-name="P12">шт</text:p>
            <text:p text:style-name="P14"/>
            <text:p text:style-name="P14"/>
            <text:p text:style-name="P14"/>
            <text:p text:style-name="P14"/>
            <text:p text:style-name="P14">шт</text:p>
            <text:p text:style-name="P14"/>
            <text:p text:style-name="P14"/>
            <text:p text:style-name="P14">шт</text:p>
            <text:p text:style-name="P14"/>
            <text:p text:style-name="P14"/>
            <text:p text:style-name="P14"/>
            <text:p text:style-name="P14"/>
            <text:p text:style-name="P14"/>
            <text:p text:style-name="P14">шт</text:p>
            <text:p text:style-name="P14"/>
            <text:p text:style-name="P14"/>
            <text:p text:style-name="P14">шт</text:p>
            <text:p text:style-name="P14"/>
            <text:p text:style-name="P14"/>
            <text:p text:style-name="P14">шт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шт</text:p>
          </table:table-cell>
          <table:table-cell table:style-name="Таблица2.D7" office:value-type="string">
            <text:p text:style-name="P14">Б5130-2374УХЛ4</text:p>
            <text:p text:style-name="P14"/>
            <text:p text:style-name="P14"/>
            <text:p text:style-name="P14"/>
            <text:p text:style-name="P14"/>
            <text:p text:style-name="P14">ВА47-29/3РD6</text:p>
            <text:p text:style-name="P14">MVA20-3-006-D</text:p>
            <text:p text:style-name="P14"/>
            <text:p text:style-name="P14">ВА47-29/1РВ6</text:p>
            <text:p text:style-name="P14">MVA20-1-006-В</text:p>
            <text:p text:style-name="P14"/>
            <text:p text:style-name="P14">КМИ-10910 9А230В/АС-3 1НО ИЭК;ККМ11-009-230-10</text:p>
            <text:p text:style-name="P14"/>
            <text:p text:style-name="P14">РТИ-1310; DRT10-D0004-D0006</text:p>
            <text:p text:style-name="P14"/>
            <text:p text:style-name="P14"/>
            <text:p text:style-name="P14">ПКИ-22КРК10-22</text:p>
            <text:p text:style-name="P14"/>
            <text:p text:style-name="P14">Б324-4П25-10</text:p>
          </table:table-cell>
          <table:table-cell table:style-name="Таблица2.C1" office:value-type="string">
            <text:p text:style-name="P14">Чебоксарский завод силового электрооборудования</text:p>
            <text:p text:style-name="P12"/>
            <text:p text:style-name="P14"/>
            <text:p text:style-name="P23"><text:span text:style-name="T4">I</text:span><text:span text:style-name="T2">ЕК</text:span></text:p>
            <text:p text:style-name="P15"/>
            <text:p text:style-name="P14"/>
            <text:p text:style-name="P14"/>
            <text:p text:style-name="P23"><text:span text:style-name="T4">I</text:span><text:span text:style-name="T2">ЕК</text:span></text:p>
            <text:p text:style-name="P15"/>
            <text:p text:style-name="P14"/>
            <text:p text:style-name="P14"/>
            <text:p text:style-name="P14"/>
            <text:p text:style-name="P23"><text:span text:style-name="T4">I</text:span><text:span text:style-name="T2">ЕК</text:span></text:p>
            <text:p text:style-name="P15"/>
            <text:p text:style-name="P14"/>
            <text:p text:style-name="P23"><text:span text:style-name="T4">I</text:span><text:span text:style-name="T2">ЕК</text:span></text:p>
            <text:p text:style-name="P15"/>
            <text:p text:style-name="P14"/>
            <text:p text:style-name="P23"><text:span text:style-name="T4">I</text:span><text:span text:style-name="T2">ЕК</text:span></text:p>
            <text:p text:style-name="P15"/>
            <text:p text:style-name="P14"/>
            <text:p text:style-name="P23"><text:span text:style-name="T4">I</text:span><text:span text:style-name="T2">ЕК</text:span></text:p>
            <text:p text:style-name="P15"/>
            <text:p text:style-name="P15"/>
            <text:p text:style-name="P15">-</text:p>
          </table:table-cell>
          <table:table-cell table:style-name="Таблица2.C1" office:value-type="string">
            <text:p text:style-name="P13">5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1</text:p>
            <text:p text:style-name="P14"/>
            <text:p text:style-name="P14"/>
            <text:p text:style-name="P14"/>
            <text:p text:style-name="P14">1</text:p>
            <text:p text:style-name="P14"/>
            <text:p text:style-name="P14"/>
            <text:p text:style-name="P14"/>
            <text:p text:style-name="P14"/>
            <text:p text:style-name="P14">1</text:p>
            <text:p text:style-name="P14"/>
            <text:p text:style-name="P14"/>
            <text:p text:style-name="P14">1</text:p>
            <text:p text:style-name="P14"/>
            <text:p text:style-name="P14"/>
            <text:p text:style-name="P14">1</text:p>
            <text:p text:style-name="P14"/>
            <text:p text:style-name="P14"/>
            <text:p text:style-name="P14">1</text:p>
            <text:p text:style-name="P14"/>
            <text:p text:style-name="P20"/>
            <text:p text:style-name="P20"/>
            <text:p text:style-name="P20"/>
            <text:p text:style-name="P20"/>
            <text:p text:style-name="P14">1</text:p>
            <text:p text:style-name="P20"/>
            <text:p text:style-name="P20"/>
          </table:table-cell>
          <table:table-cell table:style-name="Таблица2.C1" office:value-type="string">
            <text:p text:style-name="P12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Паспорт МVA 20.001.1.С</text:p>
            <text:p text:style-name="P14"/>
            <text:p text:style-name="P14"/>
            <text:p text:style-name="P14">Паспорт МVA 20.001.1.С</text:p>
            <text:p text:style-name="P14"/>
            <text:p text:style-name="P14"/>
            <text:p text:style-name="P14"/>
            <text:p text:style-name="P14">Паспорт ККМ1.001.1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Паспорт DRT.001.2</text:p>
            <text:p text:style-name="P14"/>
            <text:p text:style-name="P14"/>
            <text:p text:style-name="P14"/>
            <text:p text:style-name="P14"/>
            <text:p text:style-name="P14"/>
            <text:p text:style-name="P14">Сертификат соответствия № РОСС RU.MO10.H02115</text:p>
            <text:p text:style-name="P14"/>
          </table:table-cell>
        </table:table-row>
        <table:table-row table:style-name="Таблица2.5">
          <table:table-cell table:style-name="Таблица2.C1" office:value-type="string">
            <text:p text:style-name="P13">7</text:p>
          </table:table-cell>
          <table:table-cell table:style-name="Таблица2.B2" office:value-type="string">
            <text:p text:style-name="P12">То же, но в комплекте:</text:p>
            <text:p text:style-name="P14"/>
            <text:p text:style-name="P12"/>
            <text:p text:style-name="P14"/>
            <text:p text:style-name="P14"/>
            <text:p text:style-name="P22"><text:span text:style-name="T2">- Автоматический выключатель серии ВА47; Количество полюсов – 3; Uн=230/400В, 50Гц Iн=6А; Характеристика -</text:span><text:span text:style-name="T4">D</text:span></text:p>
            <text:p text:style-name="P14">- Автоматический выключатель серии ВА47; Количество полюсов – 1; Uн=230/400В, 50Гц Iн=6А; Характеристика -В</text:p>
            <text:p text:style-name="P22"><text:span text:style-name="T3">- Контактор малогабаритный серии КМИ; </text:span><text:span text:style-name="T5">U</text:span><text:span text:style-name="T3">н=400В, 50Гц </text:span><text:span text:style-name="T5">I</text:span><text:span text:style-name="T3">н=9А; </text:span><text:span text:style-name="T5">U</text:span><text:span text:style-name="T3">н катушки управления-230В; Доп. контакт-1з </text:span></text:p>
            <text:p text:style-name="P14">-Приставка контактная серии ПКИ; Доп.контакты 2р+2з</text:p>
            <text:p text:style-name="P22"><text:span text:style-name="T2">-Реле электротепловое серии РТИ; </text:span><text:span text:style-name="T4">I</text:span><text:span text:style-name="T2">уст.7-10А</text:span></text:p>
            <text:p text:style-name="P14"/>
            <text:p text:style-name="P14"/>
            <text:p text:style-name="P14"><text:soft-page-break/>-Блок зажимов; 10клемм</text:p>
            <text:p text:style-name="P14">МУ; ЩСУ-1,панель №3 (поз.1(м1); ЩСУ-2, панель №3 (поз.1(М2),(М3))</text:p>
          </table:table-cell>
          <table:table-cell table:style-name="Таблица2.C1" office:value-type="string">
            <text:p text:style-name="P12">шт</text:p>
            <text:p text:style-name="P14"/>
            <text:p text:style-name="P14"/>
            <text:p text:style-name="P14"/>
            <text:p text:style-name="P14"/>
            <text:p text:style-name="P14"/>
            <text:p text:style-name="P14">шт</text:p>
            <text:p text:style-name="P14"/>
            <text:p text:style-name="P14"/>
            <text:p text:style-name="P14">шт</text:p>
            <text:p text:style-name="P14"/>
            <text:p text:style-name="P14"/>
            <text:p text:style-name="P14"/>
            <text:p text:style-name="P14">шт</text:p>
            <text:p text:style-name="P14"/>
            <text:p text:style-name="P14"/>
            <text:p text:style-name="P14"/>
            <text:p text:style-name="P14">шт</text:p>
            <text:p text:style-name="P14"/>
            <text:p text:style-name="P14">шт</text:p>
            <text:p text:style-name="P14"/>
            <text:p text:style-name="P14"/>
            <text:p text:style-name="P14"/>
            <text:p text:style-name="P14"><text:soft-page-break/>шт</text:p>
          </table:table-cell>
          <table:table-cell table:style-name="Таблица2.C1" office:value-type="string">
            <text:p text:style-name="P12">Б5130-2374УХЛ4</text:p>
            <text:p text:style-name="P12"/>
            <text:p text:style-name="P14"/>
            <text:p text:style-name="P14"/>
            <text:p text:style-name="P14"/>
            <text:p text:style-name="P14"/>
            <text:p text:style-name="P22"><text:span text:style-name="T2">ВА47-29/3Р</text:span><text:span text:style-name="T4">D</text:span><text:span text:style-name="T2">16</text:span></text:p>
            <text:p text:style-name="P22"><text:span text:style-name="T4">MVA</text:span><text:span text:style-name="T2">20-3-016-</text:span><text:span text:style-name="T4">D</text:span></text:p>
            <text:p text:style-name="P14"/>
            <text:p text:style-name="P14">ВА47-29/1РВ6</text:p>
            <text:p text:style-name="P22"><text:span text:style-name="T4">MVA</text:span><text:span text:style-name="T2">20-1-006-В</text:span></text:p>
            <text:p text:style-name="P14"/>
            <text:p text:style-name="P14">КМИ-10910 9А230В/АС-3 1НО ИЭК;ККМ11-009-230-10</text:p>
            <text:p text:style-name="P14"/>
            <text:p text:style-name="P14">ПКИ-22КРК10-22</text:p>
            <text:p text:style-name="P14"/>
            <text:p text:style-name="P22"><text:span text:style-name="T2">РТИ-1314; </text:span><text:span text:style-name="T4">DRT</text:span><text:span text:style-name="T2">10-</text:span><text:span text:style-name="T4">D</text:span><text:span text:style-name="T2">0007-</text:span><text:span text:style-name="T4">D</text:span><text:span text:style-name="T2">010</text:span></text:p>
            <text:p text:style-name="P14"/>
            <text:p text:style-name="P14"><text:soft-page-break/>Б324-4П25-10</text:p>
          </table:table-cell>
          <table:table-cell table:style-name="Таблица2.C1" office:value-type="string">
            <text:p text:style-name="P12">Чебоксарский завод силового электрооборудования</text:p>
            <text:p text:style-name="P12"/>
            <text:p text:style-name="P12">IЕК</text:p>
            <text:p text:style-name="P12"/>
            <text:p text:style-name="P12"/>
            <text:p text:style-name="P12">IЕК</text:p>
            <text:p text:style-name="P12"/>
            <text:p text:style-name="P12"/>
            <text:p text:style-name="P12"/>
            <text:p text:style-name="P12">IЕК</text:p>
            <text:p text:style-name="P12"/>
            <text:p text:style-name="P12"/>
            <text:p text:style-name="P12"/>
            <text:p text:style-name="P12">IЕК</text:p>
            <text:p text:style-name="P12"/>
            <text:p text:style-name="P12">IЕК</text:p>
            <text:p text:style-name="P12"/>
            <text:p text:style-name="P12"/>
            <text:p text:style-name="P12"/>
            <text:p text:style-name="P12"><text:soft-page-break/>IЕК</text:p>
            <text:p text:style-name="P12"/>
            <text:p text:style-name="P12"/>
            <text:p text:style-name="P12">-</text:p>
          </table:table-cell>
          <table:table-cell table:style-name="Таблица2.C1" office:value-type="string">
            <text:p text:style-name="P13">3</text:p>
            <text:p text:style-name="P14"/>
            <text:p text:style-name="P14"/>
            <text:p text:style-name="P14"/>
            <text:p text:style-name="P14"/>
            <text:p text:style-name="P14"/>
            <text:p text:style-name="P14">1</text:p>
            <text:p text:style-name="P14"/>
            <text:p text:style-name="P14"/>
            <text:p text:style-name="P14">1</text:p>
            <text:p text:style-name="P14"/>
            <text:p text:style-name="P14"/>
            <text:p text:style-name="P14"/>
            <text:p text:style-name="P14">1</text:p>
            <text:p text:style-name="P14"/>
            <text:p text:style-name="P14"/>
            <text:p text:style-name="P14"/>
            <text:p text:style-name="P14">1</text:p>
            <text:p text:style-name="P14"/>
            <text:p text:style-name="P14">1</text:p>
            <text:p text:style-name="P14"/>
            <text:p text:style-name="P14"/>
            <text:p text:style-name="P14"/>
            <text:p text:style-name="P14"><text:soft-page-break/>1</text:p>
            <text:p text:style-name="P14"/>
            <text:p text:style-name="P14"/>
            <text:p text:style-name="P14">1</text:p>
          </table:table-cell>
          <table:table-cell table:style-name="Таблица2.C1" office:value-type="string">
            <text:p text:style-name="P12"/>
            <text:p text:style-name="P14"/>
            <text:p text:style-name="P14"/>
            <text:p text:style-name="P14"/>
            <text:p text:style-name="P14"/>
            <text:p text:style-name="P14"/>
            <text:p text:style-name="P14">Паспорт МVA 20.001.1.С</text:p>
            <text:p text:style-name="P14"/>
            <text:p text:style-name="P14">Паспорт МVA 20.001.1.С</text:p>
            <text:p text:style-name="P14"/>
            <text:p text:style-name="P14"/>
            <text:p text:style-name="P14">Паспорт ККМ1.001.1</text:p>
            <text:p text:style-name="P14"/>
            <text:p text:style-name="P14"/>
            <text:p text:style-name="P14"/>
            <text:p text:style-name="P14"/>
            <text:p text:style-name="P14"/>
            <text:p text:style-name="P14">Паспорт DRT.001.2</text:p>
            <text:p text:style-name="P14"/>
            <text:p text:style-name="P14"/>
            <text:p text:style-name="P14"/>
            <text:p text:style-name="P14"><text:soft-page-break/>Сертификат соответствия № РОСС <text:span text:style-name="T6">RU</text:span>.<text:span text:style-name="T6">MO</text:span>10.<text:span text:style-name="T6">H</text:span>02115</text:p>
          </table:table-cell>
        </table:table-row>
        <table:table-row table:style-name="Таблица2.9">
          <table:table-cell table:style-name="Таблица2.C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8</text:p>
          </table:table-cell>
          <table:table-cell table:style-name="Таблица2.B2" office:value-type="string">
            <text:p text:style-name="P12">То же, но в комплекте:</text:p>
            <text:p text:style-name="P14"/>
            <text:p text:style-name="P12"/>
            <text:p text:style-name="P14"/>
            <text:p text:style-name="P14"/>
            <text:p text:style-name="P22"><text:span text:style-name="T2">- Автоматический выключатель серии ВА47; Количество полюсов – 3; Uн=230/400В, 50Гц Iн=6А; Характеристика -</text:span><text:span text:style-name="T4">D</text:span></text:p>
            <text:p text:style-name="P14">- Автоматический выключатель серии ВА47; Количество полюсов – 1; Uн=230/400В, 50Гц Iн=6А; Характеристика -В</text:p>
            <text:p text:style-name="P22"><text:span text:style-name="T3">- Контактор малогабаритный серии КМИ; </text:span><text:span text:style-name="T5">U</text:span><text:span text:style-name="T3">н=400В, 50Гц </text:span><text:span text:style-name="T5">I</text:span><text:span text:style-name="T3">н=9А; </text:span><text:span text:style-name="T5">U</text:span><text:span text:style-name="T3">н катушки управления-230В; Доп. контакт-1з </text:span></text:p>
            <text:p text:style-name="P14">-Приставка контактная серии ПКИ; Доп.контакты 2р+2з</text:p>
            <text:p text:style-name="P22"><text:span text:style-name="T2">-Реле электротепловое серии РТИ; </text:span><text:span text:style-name="T4">I</text:span><text:span text:style-name="T2">уст.12-18А</text:span></text:p>
            <text:p text:style-name="P14"/>
            <text:p text:style-name="P14"/>
            <text:p text:style-name="P14">-Блок зажимов; 10клемм</text:p>
            <text:p text:style-name="P14">МУ; ЩСУ-1,2панель №2,4(поз.14(С1),14(С2), 66, 157);ЩСУ-4,панель№3,4,7(поз.В6,В6р,ГВ1)</text:p>
          </table:table-cell>
          <table:table-cell table:style-name="Таблица2.C1" office:value-type="string">
            <text:p text:style-name="P12">шт</text:p>
            <text:p text:style-name="P14"/>
            <text:p text:style-name="P14"/>
            <text:p text:style-name="P14"/>
            <text:p text:style-name="P14"/>
            <text:p text:style-name="P14"/>
            <text:p text:style-name="P14">шт</text:p>
            <text:p text:style-name="P14"/>
            <text:p text:style-name="P14"/>
            <text:p text:style-name="P14">шт</text:p>
            <text:p text:style-name="P14"/>
            <text:p text:style-name="P14"/>
            <text:p text:style-name="P14"/>
            <text:p text:style-name="P14">шт</text:p>
            <text:p text:style-name="P14"/>
            <text:p text:style-name="P14"/>
            <text:p text:style-name="P14"/>
            <text:p text:style-name="P14">шт</text:p>
            <text:p text:style-name="P14"/>
            <text:p text:style-name="P14">шт</text:p>
            <text:p text:style-name="P14"/>
            <text:p text:style-name="P14"/>
            <text:p text:style-name="P14"/>
            <text:p text:style-name="P14"/>
            <text:p text:style-name="P14"/>
            <text:p text:style-name="P14">шт</text:p>
          </table:table-cell>
          <table:table-cell table:style-name="Таблица2.C1" office:value-type="string">
            <text:p text:style-name="P12">Б5130-2374УХЛ4</text:p>
            <text:p text:style-name="P12"/>
            <text:p text:style-name="P14"/>
            <text:p text:style-name="P14"/>
            <text:p text:style-name="P14"/>
            <text:p text:style-name="P14"/>
            <text:p text:style-name="P22"><text:span text:style-name="T2">ВА47-29/3Р</text:span><text:span text:style-name="T4">D</text:span><text:span text:style-name="T2">16</text:span></text:p>
            <text:p text:style-name="P22"><text:span text:style-name="T4">MVA</text:span><text:span text:style-name="T2">20-3-016-</text:span><text:span text:style-name="T4">D</text:span></text:p>
            <text:p text:style-name="P14"/>
            <text:p text:style-name="P14">ВА47-29/1РВ6</text:p>
            <text:p text:style-name="P22"><text:span text:style-name="T4">MVA</text:span><text:span text:style-name="T2">20-1-006-В</text:span></text:p>
            <text:p text:style-name="P14"/>
            <text:p text:style-name="P14">КМИ-10910 9А230В/АС-3 1НО ИЭК;ККМ11-009-230-10</text:p>
            <text:p text:style-name="P14"/>
            <text:p text:style-name="P14">ПКИ-22КРК10-22</text:p>
            <text:p text:style-name="P14"/>
            <text:p text:style-name="P22"><text:span text:style-name="T2">РТИ-1321; </text:span><text:span text:style-name="T4">DRT</text:span><text:span text:style-name="T2">10-</text:span><text:span text:style-name="T4">D</text:span><text:span text:style-name="T2">0012-</text:span><text:span text:style-name="T4">D</text:span><text:span text:style-name="T2">0018</text:span></text:p>
            <text:p text:style-name="P14"/>
            <text:p text:style-name="P14"/>
            <text:p text:style-name="P14"/>
            <text:p text:style-name="P14">Б324-4П25-10</text:p>
          </table:table-cell>
          <table:table-cell table:style-name="Таблица2.C1" office:value-type="string">
            <text:p text:style-name="P12">Чебоксарский завод силового электрооборудования</text:p>
            <text:p text:style-name="P12"/>
            <text:p text:style-name="P12">IЕК</text:p>
            <text:p text:style-name="P12"/>
            <text:p text:style-name="P12"/>
            <text:p text:style-name="P12">IЕК</text:p>
            <text:p text:style-name="P12"/>
            <text:p text:style-name="P12"/>
            <text:p text:style-name="P12"/>
            <text:p text:style-name="P12">IЕК</text:p>
            <text:p text:style-name="P12"/>
            <text:p text:style-name="P12"/>
            <text:p text:style-name="P12"/>
            <text:p text:style-name="P12">IЕК</text:p>
            <text:p text:style-name="P12"/>
            <text:p text:style-name="P12">IЕК</text:p>
            <text:p text:style-name="P12"/>
            <text:p text:style-name="P12"/>
            <text:p text:style-name="P12"/>
            <text:p text:style-name="P12"/>
            <text:p text:style-name="P12"/>
            <text:p text:style-name="P12">IЕК</text:p>
            <text:p text:style-name="P12"/>
          </table:table-cell>
          <table:table-cell table:style-name="Таблица2.C1" office:value-type="string">
            <text:p text:style-name="P13">7</text:p>
            <text:p text:style-name="P14"/>
            <text:p text:style-name="P14"/>
            <text:p text:style-name="P14"/>
            <text:p text:style-name="P14"/>
            <text:p text:style-name="P14"/>
            <text:p text:style-name="P14">1</text:p>
            <text:p text:style-name="P14"/>
            <text:p text:style-name="P14"/>
            <text:p text:style-name="P14">1</text:p>
            <text:p text:style-name="P14"/>
            <text:p text:style-name="P14"/>
            <text:p text:style-name="P14"/>
            <text:p text:style-name="P14">1</text:p>
            <text:p text:style-name="P14"/>
            <text:p text:style-name="P14"/>
            <text:p text:style-name="P14"/>
            <text:p text:style-name="P14">1</text:p>
            <text:p text:style-name="P14"/>
            <text:p text:style-name="P14">1</text:p>
            <text:p text:style-name="P14"/>
            <text:p text:style-name="P14"/>
            <text:p text:style-name="P14"/>
            <text:p text:style-name="P14"/>
            <text:p text:style-name="P14"/>
            <text:p text:style-name="P14">1</text:p>
            <text:p text:style-name="P14"/>
          </table:table-cell>
          <table:table-cell table:style-name="Таблица2.C1" office:value-type="string">
            <text:p text:style-name="P12"/>
            <text:p text:style-name="P14"/>
            <text:p text:style-name="P14"/>
            <text:p text:style-name="P14"/>
            <text:p text:style-name="P14"/>
            <text:p text:style-name="P14"/>
            <text:p text:style-name="P14">Паспорт МVA 20.001.1.С</text:p>
            <text:p text:style-name="P14"/>
            <text:p text:style-name="P14">Паспорт МVA 20.001.1.С</text:p>
            <text:p text:style-name="P14"/>
            <text:p text:style-name="P14"/>
            <text:p text:style-name="P14">Паспорт ККМ1.001.1</text:p>
            <text:p text:style-name="P14"/>
            <text:p text:style-name="P14"/>
            <text:p text:style-name="P14"/>
            <text:p text:style-name="P14"/>
            <text:p text:style-name="P14"/>
            <text:p text:style-name="P14">Паспорт DRT.001.2</text:p>
            <text:p text:style-name="P14"/>
            <text:p text:style-name="P14"/>
            <text:p text:style-name="P14"/>
            <text:p text:style-name="P14"/>
            <text:p text:style-name="P14"/>
            <text:p text:style-name="P14">Сертификат соответствия № РОСС RU.MO10.H02115</text:p>
          </table:table-cell>
        </table:table-row>
        <table:table-row table:style-name="Таблица2.9">
          <table:table-cell table:style-name="Таблица2.C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9</text:p>
          </table:table-cell>
          <table:table-cell table:style-name="Таблица2.B2" office:value-type="string">
            <text:p text:style-name="P12">То же, но в комплекте:</text:p>
            <text:p text:style-name="P14"/>
            <text:p text:style-name="P12"/>
            <text:p text:style-name="P14"/>
            <text:p text:style-name="P14"/>
            <text:p text:style-name="P22"><text:span text:style-name="T2">- Автоматический выключатель серии ВА47; Количество полюсов – 3; Uн=230/400В, 50Гц Iн=6А; Характеристика -</text:span><text:span text:style-name="T4">D</text:span></text:p>
            <text:p text:style-name="P14">- Автоматический выключатель серии ВА47; Количество полюсов – 1; Uн=230/400В, 50Гц Iн=6А; Характеристика -В</text:p>
            <text:p text:style-name="P22"><text:span text:style-name="T3">- Контактор малогабаритный серии КМИ; </text:span><text:span text:style-name="T5">U</text:span><text:span text:style-name="T3">н=400В, 50Гц </text:span><text:span text:style-name="T5">I</text:span><text:span text:style-name="T3">н=9А; </text:span><text:span text:style-name="T5">U</text:span><text:span text:style-name="T3">н катушки управления-230В; Доп. контакт-1з </text:span></text:p>
            <text:p text:style-name="P14">-Приставка контактная серии ПКИ; Доп.контакты 2р+2з</text:p>
            <text:p text:style-name="P22"><text:span text:style-name="T2">-Реле электротепловое серии РТИ; </text:span><text:span text:style-name="T4">I</text:span><text:span text:style-name="T2">уст.17-25А</text:span></text:p>
            <text:p text:style-name="P14"/>
            <text:p text:style-name="P14"/>
            <text:p text:style-name="P14">-Блок зажимов; 10клемм</text:p>
            <text:p text:style-name="P22"><text:span text:style-name="T2">МУ; ЩСУ-1,2панель №2,3 (поз.2(С1),2(С2),30(С1),30(С2)); </text:span><text:soft-page-break/><text:span text:style-name="T2">ЩСУ-4панель №5 (поз.АП3,АП4)</text:span></text:p>
          </table:table-cell>
          <table:table-cell table:style-name="Таблица2.C1" office:value-type="string">
            <text:p text:style-name="P12">шт</text:p>
            <text:p text:style-name="P14"/>
            <text:p text:style-name="P14"/>
            <text:p text:style-name="P14"/>
            <text:p text:style-name="P14"/>
            <text:p text:style-name="P14"/>
            <text:p text:style-name="P14">шт</text:p>
            <text:p text:style-name="P14"/>
            <text:p text:style-name="P14"/>
            <text:p text:style-name="P14"/>
            <text:p text:style-name="P14">шт</text:p>
            <text:p text:style-name="P14"/>
            <text:p text:style-name="P14"/>
            <text:p text:style-name="P14">шт</text:p>
            <text:p text:style-name="P14"/>
            <text:p text:style-name="P14"/>
            <text:p text:style-name="P14"/>
            <text:p text:style-name="P14">шт</text:p>
            <text:p text:style-name="P14"/>
            <text:p text:style-name="P14">шт</text:p>
            <text:p text:style-name="P14"/>
            <text:p text:style-name="P14"/>
            <text:p text:style-name="P14"/>
            <text:p text:style-name="P14"/>
            <text:p text:style-name="P14"/>
            <text:p text:style-name="P14">шт</text:p>
          </table:table-cell>
          <table:table-cell table:style-name="Таблица2.C1" office:value-type="string">
            <text:p text:style-name="P12">Б5130-2374УХЛ4</text:p>
            <text:p text:style-name="P12"/>
            <text:p text:style-name="P12"/>
            <text:p text:style-name="P12"/>
            <text:p text:style-name="P12"/>
            <text:p text:style-name="P12"/>
            <text:p text:style-name="P12">ВА47-29/3РD16</text:p>
            <text:p text:style-name="P12">MVA20-3-016-D</text:p>
            <text:p text:style-name="P12"/>
            <text:p text:style-name="P12">ВА47-29/1РВ6</text:p>
            <text:p text:style-name="P12">MVA20-1-006-В</text:p>
            <text:p text:style-name="P12"/>
            <text:p text:style-name="P12">КМИ-10910 9А230В/АС-3 1НО ИЭК;ККМ11-009-230-10</text:p>
            <text:p text:style-name="P12"/>
            <text:p text:style-name="P12">ПКИ-22КРК10-22</text:p>
            <text:p text:style-name="P12"/>
            <text:p text:style-name="P12">РТИ-1322; DRT10-D0017-D0025</text:p>
            <text:p text:style-name="P12"/>
            <text:p text:style-name="P12"/>
            <text:p text:style-name="P12"/>
            <text:p text:style-name="P12">Б324-4П25-10</text:p>
          </table:table-cell>
          <table:table-cell table:style-name="Таблица2.C1" office:value-type="string">
            <text:p text:style-name="P12">Чебоксарский завод силового электрооборудования</text:p>
            <text:p text:style-name="P12"/>
            <text:p text:style-name="P12">IЕК</text:p>
            <text:p text:style-name="P12"/>
            <text:p text:style-name="P12"/>
            <text:p text:style-name="P12">IЕК</text:p>
            <text:p text:style-name="P12"/>
            <text:p text:style-name="P12"/>
            <text:p text:style-name="P12"/>
            <text:p text:style-name="P12">IЕК</text:p>
            <text:p text:style-name="P12"/>
            <text:p text:style-name="P12"/>
            <text:p text:style-name="P12"/>
            <text:p text:style-name="P12">IЕК</text:p>
            <text:p text:style-name="P12"/>
            <text:p text:style-name="P12">IЕК</text:p>
            <text:p text:style-name="P12"/>
            <text:p text:style-name="P12"/>
            <text:p text:style-name="P12"/>
            <text:p text:style-name="P12"/>
            <text:p text:style-name="P12"/>
            <text:p text:style-name="P12">IЕК</text:p>
            <text:p text:style-name="P12"><text:soft-page-break/></text:p>
          </table:table-cell>
          <table:table-cell table:style-name="Таблица2.C1" office:value-type="string">
            <text:p text:style-name="P13">6</text:p>
            <text:p text:style-name="P14"/>
            <text:p text:style-name="P14"/>
            <text:p text:style-name="P14"/>
            <text:p text:style-name="P14"/>
            <text:p text:style-name="P14"/>
            <text:p text:style-name="P14">1</text:p>
            <text:p text:style-name="P14"/>
            <text:p text:style-name="P14"/>
            <text:p text:style-name="P14">1</text:p>
            <text:p text:style-name="P14"/>
            <text:p text:style-name="P14"/>
            <text:p text:style-name="P14"/>
            <text:p text:style-name="P14">1</text:p>
            <text:p text:style-name="P14"/>
            <text:p text:style-name="P14"/>
            <text:p text:style-name="P14"/>
            <text:p text:style-name="P14">1</text:p>
            <text:p text:style-name="P14"/>
            <text:p text:style-name="P14">1</text:p>
            <text:p text:style-name="P14"/>
            <text:p text:style-name="P14"/>
            <text:p text:style-name="P14"/>
            <text:p text:style-name="P14"/>
            <text:p text:style-name="P14"/>
            <text:p text:style-name="P14">1</text:p>
          </table:table-cell>
          <table:table-cell table:style-name="Таблица2.C1" office:value-type="string">
            <text:p text:style-name="P12"/>
            <text:p text:style-name="P14"/>
            <text:p text:style-name="P14"/>
            <text:p text:style-name="P14"/>
            <text:p text:style-name="P14"/>
            <text:p text:style-name="P14"/>
            <text:p text:style-name="P14">Паспорт МVA 20.001.1.С</text:p>
            <text:p text:style-name="P14"/>
            <text:p text:style-name="P14">Паспорт МVA 20.001.1.С</text:p>
            <text:p text:style-name="P14"/>
            <text:p text:style-name="P14"/>
            <text:p text:style-name="P14">Паспорт ККМ1.001.1</text:p>
            <text:p text:style-name="P14"/>
            <text:p text:style-name="P14"/>
            <text:p text:style-name="P14"/>
            <text:p text:style-name="P14"/>
            <text:p text:style-name="P14"/>
            <text:p text:style-name="P14">Паспорт DRT.001.2</text:p>
            <text:p text:style-name="P14"/>
            <text:p text:style-name="P14"/>
            <text:p text:style-name="P14"/>
            <text:p text:style-name="P14"/>
            <text:p text:style-name="P14"/>
            <text:p text:style-name="P14">Сертификат <text:soft-page-break/>соответствия № РОСС RU.MO10.H02115</text:p>
          </table:table-cell>
        </table:table-row>
        <table:table-row table:style-name="Таблица2.5">
          <table:table-cell table:style-name="Таблица2.A1" office:value-type="string">
            <text:p text:style-name="P13">10</text:p>
          </table:table-cell>
          <table:table-cell table:style-name="Таблица2.B11" office:value-type="string">
            <text:p text:style-name="P12">Блок управления асинхронным двигателем с короткозамкнутым ротором, нереверсивным, для питания цепей управления фазным напряжением, исполнение по напряжению силовой цепи 380В, 50Гц, исполнение по напряжению цепей управления 220В, 50Гц, в комплекте: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1">Б5130-2074УХЛ4</text:p>
          </table:table-cell>
          <table:table-cell table:style-name="Таблица2.A1" office:value-type="string">
            <text:p text:style-name="P15"><text:span text:style-name="T7">Чебоксарский завод силового</text:span><text:span text:style-name="T1"> </text:span><text:span text:style-name="T7">электрооборудования</text:span></text:p>
          </table:table-cell>
          <table:table-cell table:style-name="Таблица2.A1" office:value-type="string">
            <text:p text:style-name="P29">4</text:p>
          </table:table-cell>
          <table:table-cell table:style-name="Таблица2.A1" office:value-type="string">
            <text:p text:style-name="P28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27">-Автоматический выключатель серии ВА47; Количество полюсов - 3; Uн=400В, 50Гц; Iн=32А; Характеристика - D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5"><text:span text:style-name="T7">ВА47-29/3Р/D</text:span><text:span text:style-name="T1">32;</text:span></text:p>
            <text:p text:style-name="P13">MVA20-3-032-D</text:p>
          </table:table-cell>
          <table:table-cell table:style-name="Таблица2.A1" office:value-type="string">
            <text:p text:style-name="P21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Паспорт МVA 20.001.1.С</text:p>
          </table:table-cell>
        </table:table-row>
        <table:table-row table:style-name="Таблица2.13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4"><text:span text:style-name="T10">-</text:span><text:span text:style-name="T8">Автоматический выключатель серии ВА47; Количество полюсов - 1; Uн=230/400В, 50Гц; Iн=6А; Характеристика - В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3">ВА47-29/1Р/В6; MVA20-1-006-В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Паспорт МVA 20.001.1.С</text:p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Контактор малогабаритный серии КМИ; Uн=400В, 50Гц; Iн=32А; Uн катушки управления - 230В; Доп. контакт-1з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3">КМИ-23210 32А 230В/АС-3 1НО ИЭК; KKM21-032-230-1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2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Приставка контактная серии ПКИ; Доп. контакты 2р+2з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5"><text:span text:style-name="T7">ПКИ-22</text:span><text:span text:style-name="T1">; KPK10-22</text:span>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21">1</text:p>
          </table:table-cell>
          <table:table-cell table:style-name="Таблица2.A1" office:value-type="string">
            <text:p text:style-name="P18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Реле электротепловое серии РТИ; Iуст.=28-36А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5"><text:span text:style-name="T8">РТИ-2355;</text:span> <text:span text:style-name="T8">DRT20-D0028-D0036</text:span>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8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Блок зажимов; 10 клемм. МУ: ЩСУ-1, 2 панель. 2 (поз. 1/1(С.1), 1/2(С.1), 1/1(С.2), 1/2(С.2))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3">БЗ24-4П25-10</text:p>
          </table:table-cell>
          <table:table-cell table:style-name="Таблица2.A1" office:value-type="string">
            <text:p text:style-name="P13">-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Сертификат соответствия № РОСС RU.MO10.H02115</text:p>
          </table:table-cell>
        </table:table-row>
        <table:table-row table:style-name="Таблица2.5">
          <table:table-cell table:style-name="Таблица2.A1" office:value-type="string">
            <text:p text:style-name="P13">11</text:p>
          </table:table-cell>
          <table:table-cell table:style-name="Таблица2.B11" office:value-type="string">
            <text:p text:style-name="P12">Блок управления асинхронным двигателем с короткозамкнутым ротором, нереверсивным, для питания цепей управления фазным напряжением, исполнение по напряжению силовой цепи 380В, 50Гц, исполнение по напряжению цепей управления 220В, 50Гц, в комплекте: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1">Б5130-2074УХЛ4</text:p>
          </table:table-cell>
          <table:table-cell table:style-name="Таблица2.A1" office:value-type="string">
            <text:p text:style-name="P15"><text:span text:style-name="T7">Чебоксарский завод силового</text:span><text:span text:style-name="T1"> </text:span><text:span text:style-name="T7">электрооборудования</text:span></text:p>
          </table:table-cell>
          <table:table-cell table:style-name="Таблица2.A1" office:value-type="string">
            <text:p text:style-name="P28">1</text:p>
          </table:table-cell>
          <table:table-cell table:style-name="Таблица2.A1" office:value-type="string">
            <text:p text:style-name="P32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27">-Автоматический выключатель серии ВА47; Количество полюсов - 3; Uн=400В, 50Гц; Iн=40А; Характеристика - D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5"><text:span text:style-name="T7">ВА47-29/3Р/D</text:span><text:span text:style-name="T1">40;</text:span></text:p>
            <text:p text:style-name="P13">MVA20-3-040-D</text:p>
          </table:table-cell>
          <table:table-cell table:style-name="Таблица2.A1" office:value-type="string">
            <text:p text:style-name="P21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9">Паспорт МVA 20.001.1.С</text:p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4"><text:span text:style-name="T10">-</text:span><text:span text:style-name="T8">Автоматический выключатель серии ВА47; Количество полюсов - 1; Uн=230/400В, 50Гц; </text:span><text:soft-page-break/><text:span text:style-name="T8">Iн=6А; Характеристика - В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3">ВА47-29/1Р/В6; MVA20-1-006-В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Паспорт МVA 20.001.1.С</text:p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Контактор малогабаритный серии КМИ; Uн=400В, 50Гц; Iн=40А; Uн катушки управления - 230В; Доп. контакт-1з+1р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3">КМИ-34012 40А 230В/АС-3 1НО 1НЗ ИЭК; KKM31-040-230-11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7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Приставка контактная серии ПКИ; Доп. контакты 2р+2з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5"><text:span text:style-name="T7">ПКИ-22</text:span><text:span text:style-name="T1">; KPK10-22</text:span>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21">1</text:p>
          </table:table-cell>
          <table:table-cell table:style-name="Таблица2.A1" office:value-type="string">
            <text:p text:style-name="P32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Реле электротепловое серии РТИ; Iуст.=30-40А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8"><text:bookmark-start text:name="_GoBack"/>РТИ-3355; DRT30-D0030-D0040<text:bookmark-end text:name="_GoBack"/>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32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Блок зажимов; 10 клемм. МУ: ЩСУ-1, <text:s/>панель. 3 (поз. 53)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3">БЗ24-4П25-10</text:p>
          </table:table-cell>
          <table:table-cell table:style-name="Таблица2.A1" office:value-type="string">
            <text:p text:style-name="P13">-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Сертификат соответствия № РОСС RU.MO10.H02115</text:p>
          </table:table-cell>
        </table:table-row>
        <table:table-row table:style-name="Таблица2.5">
          <table:table-cell table:style-name="Таблица2.A1" office:value-type="string">
            <text:p text:style-name="P13">12</text:p>
          </table:table-cell>
          <table:table-cell table:style-name="Таблица2.B11" office:value-type="string">
            <text:p text:style-name="P12">Блок управления асинхронным двигателем с короткозамкнутым ротором, нереверсивным, для питания цепей управления фазным напряжением, исполнение по напряжению силовой цепи 380В, 50Гц, исполнение по напряжению цепей управления 220В, 50Гц, в комплекте: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1">Б5130-2074УХЛ4</text:p>
          </table:table-cell>
          <table:table-cell table:style-name="Таблица2.A1" office:value-type="string">
            <text:p text:style-name="P15"><text:span text:style-name="T7">Чебоксарский завод силового</text:span><text:span text:style-name="T1"> </text:span><text:span text:style-name="T7">электрооборудования</text:span></text:p>
          </table:table-cell>
          <table:table-cell table:style-name="Таблица2.A1" office:value-type="string">
            <text:p text:style-name="P28">2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27">-Автоматический выключатель серии ВА47; Количество полюсов - 3; Uн=400В, 50Гц; Iн=50А; Характеристика - D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5"><text:span text:style-name="T7">ВА47-29/3Р/D</text:span><text:span text:style-name="T1">50;</text:span></text:p>
            <text:p text:style-name="P13">MVA20-3-050-D</text:p>
          </table:table-cell>
          <table:table-cell table:style-name="Таблица2.A1" office:value-type="string">
            <text:p text:style-name="P21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Паспорт МVA 20.001.1.С</text:p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4"><text:span text:style-name="T10">-</text:span><text:span text:style-name="T8">Автоматический выключатель серии ВА47; Количество полюсов - 1; Uн=230/400В, 50Гц; Iн=6А; Характеристика - В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3">ВА47-29/1Р/В6; MVA20-1-006-В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Паспорт МVA 20.001.1.С</text:p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Контактор малогабаритный серии КМИ; Uн=400В, 50Гц; Iн=50А; Uн катушки управления - 230В; Доп. контакт-1з+1р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3">КМИ-35012 50А 230В/АС-3 1НО 1НЗ ИЭК; KKM31-050-230-11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2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Приставка контактная серии ПКИ; Доп. контакты 2р+2з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5"><text:span text:style-name="T7">ПКИ-22</text:span><text:span text:style-name="T1">; KPK10-22</text:span>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21">1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Реле электротепловое серии РТИ; Iуст.=30-50А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8">РТИ-3357; DRT30-D0037-D005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Блок зажимов; 10 клемм. МУ: ЩСУ-4, <text:s/>панель. 2 (поз. В3, В4)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3">БЗ24-4П25-10</text:p>
          </table:table-cell>
          <table:table-cell table:style-name="Таблица2.A1" office:value-type="string">
            <text:p text:style-name="P13">-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Сертификат соответствия № РОСС RU.MO10.H02115</text:p>
          </table:table-cell>
        </table:table-row>
        <table:table-row table:style-name="Таблица2.5">
          <table:table-cell table:style-name="Таблица2.A1" office:value-type="string">
            <text:p text:style-name="P13">13</text:p>
          </table:table-cell>
          <table:table-cell table:style-name="Таблица2.B11" office:value-type="string">
            <text:p text:style-name="P12">Блок управления асинхронным двигателем с короткозамкнутым ротором, нереверсивным, для питания цепей управления фазным напряжением, исполнение по напряжению силовой цепи 380В, 50Гц, исполнение по напряжению цепей управления 220В, 50Гц, в комплекте: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1">Б5130-2074УХЛ4</text:p>
          </table:table-cell>
          <table:table-cell table:style-name="Таблица2.A1" office:value-type="string">
            <text:p text:style-name="P15"><text:span text:style-name="T7">Чебоксарский завод силового</text:span><text:span text:style-name="T1"> </text:span><text:span text:style-name="T7">электрооборудования</text:span></text:p>
          </table:table-cell>
          <table:table-cell table:style-name="Таблица2.A1" office:value-type="string">
            <text:p text:style-name="P28">4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27">-Автоматический выключатель серии ВА47; Количество полюсов - 3; Uн=400В, 50Гц; Iн=63А; Характеристика - D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5"><text:span text:style-name="T7">ВА47-29/3Р/D</text:span><text:span text:style-name="T1">63;</text:span></text:p>
            <text:p text:style-name="P13">MVA20-3-063-D</text:p>
          </table:table-cell>
          <table:table-cell table:style-name="Таблица2.A1" office:value-type="string">
            <text:p text:style-name="P21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Паспорт МVA 20.001.1.С</text:p>
          </table:table-cell>
        </table:table-row>
        <text:soft-page-break/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4"><text:span text:style-name="T10">-</text:span><text:span text:style-name="T8">Автоматический выключатель серии ВА47; Количество полюсов - 1; Uн=230/400В, 50Гц; Iн=6А; Характеристика - В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3">ВА47-29/1Р/В6; MVA20-1-006-В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Паспорт МVA 20.001.1.С</text:p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Контактор малогабаритный серии КМИ; Uн=400В, 50Гц; Iн=50А; Uн катушки управления - 230В; Доп. контакт-1з+1р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3">КМИ-35012 50А 230В/АС-3 1НО 1НЗ ИЭК; KKM31-050-230-11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2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Приставка контактная серии ПКИ; Доп. контакты 2р+2з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5"><text:span text:style-name="T7">ПКИ-22</text:span><text:span text:style-name="T1">; KPK10-22</text:span>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21">1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Реле электротепловое серии РТИ; Iуст.=30-50А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8">РТИ-3357; DRT30-D0037-D005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Блок зажимов; 10 клемм. МУ: ЩСУ-4, <text:s/>панель. 6, 7 (поз. НВ1/1, НВ1/2, НВ2/1, НВ2/2)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3">БЗ24-4П25-10</text:p>
          </table:table-cell>
          <table:table-cell table:style-name="Таблица2.A1" office:value-type="string">
            <text:p text:style-name="P13">-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Сертификат соответствия № РОСС RU.MO10.H02115</text:p>
          </table:table-cell>
        </table:table-row>
        <table:table-row table:style-name="Таблица2.5">
          <table:table-cell table:style-name="Таблица2.A1" office:value-type="string">
            <text:p text:style-name="P13">14</text:p>
          </table:table-cell>
          <table:table-cell table:style-name="Таблица2.B11" office:value-type="string">
            <text:p text:style-name="P12">Блок управления асинхронным двигателем с короткозамкнутым ротором, нереверсивным, для питания цепей управления фазным напряжением, исполнение по напряжению силовой цепи 380В, 50Гц, исполнение по напряжению цепей управления 220В, 50Гц, в комплекте: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1">Б5130-2074УХЛ4</text:p>
          </table:table-cell>
          <table:table-cell table:style-name="Таблица2.A1" office:value-type="string">
            <text:p text:style-name="P15"><text:span text:style-name="T7">Чебоксарский завод силового</text:span><text:span text:style-name="T1"> </text:span><text:span text:style-name="T7">электрооборудования</text:span></text:p>
          </table:table-cell>
          <table:table-cell table:style-name="Таблица2.A1" office:value-type="string">
            <text:p text:style-name="P28">5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27">-Автоматический выключатель серии ВА47; Количество полюсов - 3; Uн=400В, 50Гц; Iн=80А; Характеристика - D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5"><text:span text:style-name="T7">ВА47-29/3Р/D</text:span><text:span text:style-name="T1">80;</text:span></text:p>
            <text:p text:style-name="P13">MVA40-3-080-D</text:p>
          </table:table-cell>
          <table:table-cell table:style-name="Таблица2.A1" office:value-type="string">
            <text:p text:style-name="P21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Паспорт МVA 20.001.1.С</text:p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4"><text:span text:style-name="T10">-</text:span><text:span text:style-name="T8">Автоматический выключатель серии ВА47; Количество полюсов - 1; Uн=230/400В, 50Гц; Iн=6А; Характеристика - В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3">ВА47-29/1Р/В6; MVA20-1-006-В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Паспорт МVA 20.001.1.С</text:p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Контактор малогабаритный серии КМИ; Uн=400В, 50Гц; Iн=80А; Uн катушки управления - 230В; Доп. контакт-1з+1р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3">КМИ-48012 80А 230В/АС-3 1НО 1НЗ ИЭК; KKM41-080-230-11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Приставка контактная серии ПКИ; Доп. контакты 2р+2з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5"><text:span text:style-name="T7">ПКИ-22</text:span><text:span text:style-name="T1">; KPK10-22</text:span>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21">1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Реле электротепловое серии РТИ; Iуст.=55-70А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8">РТИ-3361; DRT30-D0055-D007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Блок зажимов; 10 клемм. МУ: ЩСУ-1, 2 <text:s/>панель. 2, 3, 4 (поз. 17(С.1), 17(С.2), 64/1, 64/2, 64/3)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3">БЗ24-4П25-10</text:p>
          </table:table-cell>
          <table:table-cell table:style-name="Таблица2.A1" office:value-type="string">
            <text:p text:style-name="P13">-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Сертификат соответствия № РОСС RU.MO10.H02115</text:p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3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5</text:p>
          </table:table-cell>
          <table:table-cell table:style-name="Таблица2.B11" office:value-type="string">
            <text:p text:style-name="P12">Блок управления асинхронным двигателем с короткозамкнутым ротором, нереверсивным, для питания цепей управления фазным напряжением, исполнение по напряжению силовой цепи 380В, 50Гц, исполнение по напряжению цепей управления 220В, 50Гц, в комплекте: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1">Б5130-2074УХЛ4</text:p>
          </table:table-cell>
          <table:table-cell table:style-name="Таблица2.A1" office:value-type="string">
            <text:p text:style-name="P15"><text:span text:style-name="T7">Чебоксарский завод силового</text:span><text:span text:style-name="T1"> </text:span><text:span text:style-name="T7">электрооборудования</text:span></text:p>
          </table:table-cell>
          <table:table-cell table:style-name="Таблица2.A1" office:value-type="string">
            <text:p text:style-name="P28">4</text:p>
          </table:table-cell>
          <table:table-cell table:style-name="Таблица2.A1" office:value-type="string">
            <text:p text:style-name="P13"/>
          </table:table-cell>
        </table:table-row>
        <text:soft-page-break/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27">-Автоматический выключатель серии ВА47; Количество полюсов - 3; Uн=400В, 50Гц; Iн=100А; Характеристика - D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5"><text:span text:style-name="T7">ВА47-</text:span><text:span text:style-name="T1">100</text:span><text:span text:style-name="T7">/3Р/D</text:span><text:span text:style-name="T1">100;</text:span></text:p>
            <text:p text:style-name="P13">MVA40-3-100-D</text:p>
          </table:table-cell>
          <table:table-cell table:style-name="Таблица2.A1" office:value-type="string">
            <text:p text:style-name="P21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Паспорт МVA 20.001.1.С</text:p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4"><text:span text:style-name="T10">-</text:span><text:span text:style-name="T8">Автоматический выключатель серии ВА47; Количество полюсов - 1; Uн=230/400В, 50Гц; Iн=6А; Характеристика - В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3">ВА47-29/1Р/В6; MVA20-1-006-В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Паспорт МVA 20.001.1.С</text:p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Контактор малогабаритный серии КМИ; Uн=400В, 50Гц; Iн=95А; Uн катушки управления - 230В; Доп. контакт-1з+1р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3">КМИ-49512 95А 230В/АС-3 1НО 1НЗ ИЭК; KKM41-095-230-11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Приставка контактная серии ПКИ; Доп. контакты 2р+2з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5"><text:span text:style-name="T7">ПКИ-22</text:span><text:span text:style-name="T1">; KPK10-22</text:span>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21">1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Реле электротепловое серии РТИ; Iуст.=80-93А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8">РТИ-3365; DRT30-D0080-D0093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2">-Блок зажимов; 10 клемм. МУ: ЩСУ-1, 2 <text:s/>панель. 3 <text:s/>(поз. 4(М.1), 4(М.2), 4(М.3)); ЩСУ-4, <text:s/>панель 5 (поз. АВ3)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3">БЗ24-4П25-10</text:p>
          </table:table-cell>
          <table:table-cell table:style-name="Таблица2.A1" office:value-type="string">
            <text:p text:style-name="P13">-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Сертификат соответствия № РОСС RU.MO10.H02115</text:p>
          </table:table-cell>
        </table:table-row>
        <table:table-row table:style-name="Таблица2.5">
          <table:table-cell table:style-name="Таблица2.A1" office:value-type="string">
            <text:p text:style-name="P13">16</text:p>
          </table:table-cell>
          <table:table-cell table:style-name="Таблица2.B11" office:value-type="string">
            <text:p text:style-name="P14"><text:span text:style-name="T8">-Автоматический выключатель серии ВА47; Количество полюсов - 1; Uн=230В, 50Гц; Iн=6А; Характеристика – С; МУ: ЩСУ-4, панель 8 (поз. ПС, СОУЭ,</text:span> <text:span text:style-name="T8">МЩК)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5"><text:span text:style-name="T7">ВА47-</text:span><text:span text:style-name="T1">29</text:span><text:span text:style-name="T7">/</text:span><text:span text:style-name="T1">1</text:span><text:span text:style-name="T7">Р/</text:span><text:span text:style-name="T1">С6;</text:span></text:p>
            <text:p text:style-name="P13">MVA20-1-006-С</text:p>
          </table:table-cell>
          <table:table-cell table:style-name="Таблица2.A1" office:value-type="string">
            <text:p text:style-name="P21">IEK</text:p>
          </table:table-cell>
          <table:table-cell table:style-name="Таблица2.A1" office:value-type="string">
            <text:p text:style-name="P13">3</text:p>
          </table:table-cell>
          <table:table-cell table:style-name="Таблица2.A1" office:value-type="string">
            <text:p text:style-name="P13">Паспорт МVA 20.001.1.С</text:p>
          </table:table-cell>
        </table:table-row>
        <table:table-row table:style-name="Таблица2.5">
          <table:table-cell table:style-name="Таблица2.A1" office:value-type="string">
            <text:p text:style-name="P13">17</text:p>
          </table:table-cell>
          <table:table-cell table:style-name="Таблица2.B11" office:value-type="string">
            <text:p text:style-name="P27">-Автоматический выключатель серии ВА47; Количество полюсов - 1; Uн=230/400В, 50Гц; Iн=16А; Характеристика – С; МУ: ЩСУ-4, панель 3 (поз. 14,15(М))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5"><text:span text:style-name="T7">ВА47-</text:span><text:span text:style-name="T1">29</text:span><text:span text:style-name="T7">/</text:span><text:span text:style-name="T1">1</text:span><text:span text:style-name="T7">Р/</text:span><text:span text:style-name="T1">С16;</text:span></text:p>
            <text:p text:style-name="P13">MVA20-1-016-С</text:p>
          </table:table-cell>
          <table:table-cell table:style-name="Таблица2.A1" office:value-type="string">
            <text:p text:style-name="P21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Паспорт МVA 20.001.1.С</text:p>
          </table:table-cell>
        </table:table-row>
        <table:table-row table:style-name="Таблица2.5">
          <table:table-cell table:style-name="Таблица2.A1" office:value-type="string">
            <text:p text:style-name="P13">18</text:p>
          </table:table-cell>
          <table:table-cell table:style-name="Таблица2.B11" office:value-type="string">
            <text:p text:style-name="P27">-Автоматический выключатель серии ВА47; Количество полюсов - 2; Uн=230/400В, 50Гц; Iн=32А; Характеристика – С; МУ: ЩСУ-4, панель 8 (поз. КИП)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5"><text:span text:style-name="T7">ВА47-</text:span><text:span text:style-name="T1">29</text:span><text:span text:style-name="T7">/</text:span><text:span text:style-name="T1">2</text:span><text:span text:style-name="T7">Р/</text:span><text:span text:style-name="T1">С32;</text:span></text:p>
            <text:p text:style-name="P13">MVA20-2-032-С</text:p>
          </table:table-cell>
          <table:table-cell table:style-name="Таблица2.A1" office:value-type="string">
            <text:p text:style-name="P21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Паспорт МVA 20.001.1.С</text:p>
          </table:table-cell>
        </table:table-row>
        <table:table-row table:style-name="Таблица2.5">
          <table:table-cell table:style-name="Таблица2.A1" office:value-type="string">
            <text:p text:style-name="P13">19</text:p>
          </table:table-cell>
          <table:table-cell table:style-name="Таблица2.B11" office:value-type="string">
            <text:p text:style-name="P14"><text:span text:style-name="T8">-Автоматический выключатель серии ВА47; Количество полюсов - 3; Uн=400В, 50Гц; Iн=6А; Характеристика – </text:span><text:span text:style-name="T9">D</text:span><text:span text:style-name="T8">; МУ: ЩСУ-1, 2, 4 (поз. 9/1(С.1), 9/2(С.1), 9/1(С.2), 9/2(С.2), 24(С.1), 24(С.2), 37)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5"><text:span text:style-name="T7">ВА47-</text:span><text:span text:style-name="T1">29</text:span><text:span text:style-name="T7">/</text:span><text:span text:style-name="T1">3</text:span><text:span text:style-name="T7">Р/D6</text:span><text:span text:style-name="T1">;</text:span></text:p>
            <text:p text:style-name="P15"><text:span text:style-name="T1">MVA20-3-0</text:span><text:span text:style-name="T7">06</text:span><text:span text:style-name="T1">-</text:span><text:span text:style-name="T7">D</text:span></text:p>
          </table:table-cell>
          <table:table-cell table:style-name="Таблица2.A1" office:value-type="string">
            <text:p text:style-name="P21">IEK</text:p>
          </table:table-cell>
          <table:table-cell table:style-name="Таблица2.A1" office:value-type="string">
            <text:p text:style-name="P21">7</text:p>
          </table:table-cell>
          <table:table-cell table:style-name="Таблица2.A1" office:value-type="string">
            <text:p text:style-name="P13">Паспорт МVA 20.001.1.С</text:p>
          </table:table-cell>
        </table:table-row>
        <table:table-row table:style-name="Таблица2.5">
          <table:table-cell table:style-name="Таблица2.A1" office:value-type="string">
            <text:p text:style-name="P21">20</text:p>
          </table:table-cell>
          <table:table-cell table:style-name="Таблица2.B11" office:value-type="string">
            <text:p text:style-name="P14"><text:span text:style-name="T8">-Автоматический выключатель серии ВА47; Количество полюсов - 3; Uн=400В, 50Гц; Iн=16А; Характеристика – </text:span><text:span text:style-name="T9">D</text:span><text:span text:style-name="T8">; МУ: МУ: ЩСУ-4, панель 2, 6 (поз. П1, П5, П6, Н1/1, Н1/2, Н2/1, Н2/2, Н3/1, Н3/2)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5"><text:span text:style-name="T7">ВА47-</text:span><text:span text:style-name="T1">29</text:span><text:span text:style-name="T7">/</text:span><text:span text:style-name="T1">3</text:span><text:span text:style-name="T7">Р/D6</text:span><text:span text:style-name="T1">;</text:span></text:p>
            <text:p text:style-name="P15"><text:span text:style-name="T1">MVA20-3-0</text:span><text:span text:style-name="T7">06</text:span><text:span text:style-name="T1">-</text:span><text:span text:style-name="T7">D</text:span></text:p>
          </table:table-cell>
          <table:table-cell table:style-name="Таблица2.A1" office:value-type="string">
            <text:p text:style-name="P21">IEK</text:p>
          </table:table-cell>
          <table:table-cell table:style-name="Таблица2.A1" office:value-type="string">
            <text:p text:style-name="P13">9</text:p>
          </table:table-cell>
          <table:table-cell table:style-name="Таблица2.A1" office:value-type="string">
            <text:p text:style-name="P13">Паспорт МVA 20.001.1.С</text:p>
          </table:table-cell>
        </table:table-row>
        <table:table-row table:style-name="Таблица2.5">
          <table:table-cell table:style-name="Таблица2.A1" office:value-type="string">
            <text:p text:style-name="P15"><text:span text:style-name="T7">2</text:span><text:span text:style-name="T1">1</text:span></text:p>
          </table:table-cell>
          <table:table-cell table:style-name="Таблица2.B11" office:value-type="string">
            <text:p text:style-name="P14"><text:span text:style-name="T8">-Автоматический выключатель серии ВА47; Количество полюсов - 3; Uн=400В, 50Гц; Iн=20А; Характеристика – </text:span><text:span text:style-name="T9">D</text:span><text:span text:style-name="T8">; МУ: МУ: ЩСУ-4, панель 2 (поз. П4)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5"><text:span text:style-name="T7">ВА47-</text:span><text:span text:style-name="T1">29</text:span><text:span text:style-name="T7">/</text:span><text:span text:style-name="T1">3</text:span><text:span text:style-name="T7">Р/D</text:span><text:span text:style-name="T1">20;</text:span></text:p>
            <text:p text:style-name="P15"><text:span text:style-name="T1">MVA20-3-020-</text:span><text:span text:style-name="T7">D</text:span></text:p>
          </table:table-cell>
          <table:table-cell table:style-name="Таблица2.A1" office:value-type="string">
            <text:p text:style-name="P21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Паспорт МVA 20.001.1.С</text:p>
          </table:table-cell>
        </table:table-row>
        <table:table-row table:style-name="Таблица2.5">
          <table:table-cell table:style-name="Таблица2.A1" office:value-type="string">
            <text:p text:style-name="P15"><text:span text:style-name="T7">2</text:span><text:span text:style-name="T1">2</text:span></text:p>
          </table:table-cell>
          <table:table-cell table:style-name="Таблица2.B11" office:value-type="string">
            <text:p text:style-name="P23"><text:span text:style-name="T3">Автоматический выключатель серии ВА47; Количество полюсов - 3; Uн=400В, 50Гц; </text:span><text:soft-page-break/><text:span text:style-name="T3">Iн=50А; Характеристика – D МУ: ЩСУ-4, панель 2 (поз. П2, П3)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ВА47-29/3Р/D50; MVA20-3-050-D</text:p>
          </table:table-cell>
          <table:table-cell table:style-name="Таблица2.A1" office:value-type="string">
            <text:p text:style-name="P21">IEK</text:p>
          </table:table-cell>
          <table:table-cell table:style-name="Таблица2.A1" office:value-type="string">
            <text:p text:style-name="P13">2</text:p>
          </table:table-cell>
          <table:table-cell table:style-name="Таблица2.A1" office:value-type="string">
            <text:p text:style-name="P13">Паспорт МVA 20.001.1.С</text:p>
          </table:table-cell>
        </table:table-row>
        <table:table-row table:style-name="Таблица2.5">
          <table:table-cell table:style-name="Таблица2.A1" office:value-type="string">
            <text:p text:style-name="P13">23</text:p>
          </table:table-cell>
          <table:table-cell table:style-name="Таблица2.B11" office:value-type="string">
            <text:p text:style-name="P13">Выключатель автоматический серии ВА88 с тепловым и электромагн. расцепителем; Iн=63А; Ics=12,5кА; Icu=25кА; Кол-во полюсов – 3. МУ: ЩСУ-4, панель 8 (поз. ЩРО1, ЩРО2, ЩАО)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ВА88-32 3Р 63А 25кА; SVA10-3-0063</text:p>
          </table:table-cell>
          <table:table-cell table:style-name="Таблица2.A1" office:value-type="string">
            <text:p text:style-name="P21">IEK</text:p>
          </table:table-cell>
          <table:table-cell table:style-name="Таблица2.A1" office:value-type="string">
            <text:p text:style-name="P13">3</text:p>
          </table:table-cell>
          <table:table-cell table:style-name="Таблица2.A1" office:value-type="string">
            <text:p text:style-name="P13">SVA.004.1.С</text:p>
          </table:table-cell>
        </table:table-row>
        <table:table-row table:style-name="Таблица2.5">
          <table:table-cell table:style-name="Таблица2.A1" office:value-type="string">
            <text:p text:style-name="P13">24</text:p>
          </table:table-cell>
          <table:table-cell table:style-name="Таблица2.B11" office:value-type="string">
            <text:p text:style-name="P15"><text:span text:style-name="T1">Выключатель автоматический серии ВА88 с тепловым и электромагн.</text:span> <text:span text:style-name="T1">расцепителем; Iн=400А; Ics=35кА; Icu=35кА; Кол-во полюсов – 3. МУ: ЩСУ-1, 2, 4, панель 1 (1.1, 1.2, 2.1, 2.2, 4.1, 4.2)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ВА88-40 3Р 400А 35кА; SVA50-3-0400</text:p>
          </table:table-cell>
          <table:table-cell table:style-name="Таблица2.A1" office:value-type="string">
            <text:p text:style-name="P21">IEK</text:p>
          </table:table-cell>
          <table:table-cell table:style-name="Таблица2.A1" office:value-type="string">
            <text:p text:style-name="P13">6</text:p>
          </table:table-cell>
          <table:table-cell table:style-name="Таблица2.A1" office:value-type="string">
            <text:p text:style-name="P15"><text:span text:style-name="T7">SVA</text:span><text:span text:style-name="T1">.004.1.С</text:span></text:p>
          </table:table-cell>
        </table:table-row>
        <table:table-row table:style-name="Таблица2.5">
          <table:table-cell table:style-name="Таблица2.A1" office:value-type="string">
            <text:p text:style-name="P13">26</text:p>
          </table:table-cell>
          <table:table-cell table:style-name="Таблица2.B11" office:value-type="string">
            <text:p text:style-name="P15"><text:span text:style-name="T1">Выключатель автоматический серии "Электрон Про", выдвижной, Iн=400А, Uн=660В, Icu=40кА, кол-во полюсов - 3, с моторным приводом 220В, включающая катушка 220В, расцепитель независимый 220В, доп.</text:span> <text:span text:style-name="T1">контакты сигнализации (4шт.), УХЛ3, изготовление согласно ТУ 3423-006-05832917-2013, МУ: п/ст 119/2 РУ-0,4кВ 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30">Электрон ЭО6ВУ3 400А ЭП-220В НВ-220В 50ц. МРТ-5</text:p>
            <text:p text:style-name="P12"/>
          </table:table-cell>
          <table:table-cell table:style-name="Таблица2.A1" office:value-type="string">
            <text:p text:style-name="P13">ОАО "Контактор"</text:p>
          </table:table-cell>
          <table:table-cell table:style-name="Таблица2.F63" office:value-type="float" office:value="8">
            <text:p text:style-name="P13">8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27</text:p>
          </table:table-cell>
          <table:table-cell table:style-name="Таблица2.B11" office:value-type="string">
            <text:p text:style-name="P13">Счетчик учета электроэнергии, трехфазный, электронный, класс точности A/R=0,5/1, Uн=3х220/380В, Iн/Imax=5(7,5)А, чувствительность 1,38 Вт, 50 Гц, кол-во направлений 1; МУ: ЩСУ-1, 2, 4, панель 1 (1.1Wh, 1.2Wh, 2.1Wh, 2.2Wh, 4.1Wh, 4.2Wh)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<text:span text:style-name="T1">Меркурий</text:span><text:span text:style-name="T7"> 230ART-03 PC(R) IDN</text:span></text:p>
          </table:table-cell>
          <table:table-cell table:style-name="Таблица2.A1" office:value-type="string">
            <text:p text:style-name="P21">ЭКС</text:p>
          </table:table-cell>
          <table:table-cell table:style-name="Таблица2.A1" office:value-type="string">
            <text:p text:style-name="P13">6</text:p>
          </table:table-cell>
          <table:table-cell table:style-name="Таблица2.A1" office:value-type="string">
            <text:p text:style-name="P21"/>
          </table:table-cell>
        </table:table-row>
        <table:table-row table:style-name="Таблица2.5">
          <table:table-cell table:style-name="Таблица2.A1" office:value-type="string">
            <text:p text:style-name="P13">28</text:p>
          </table:table-cell>
          <table:table-cell table:style-name="Таблица2.B11" office:value-type="string">
            <text:p text:style-name="P13">Трансформатор тока 400/5А, 10ВА, класс точности 0,5 МУ: ЩСУ-1, 2, 4, панель 1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ТТИ-40 400/5 А 10 ВА 0,5; ITT30-2-10-040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8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29</text:p>
          </table:table-cell>
          <table:table-cell table:style-name="Таблица2.B11" office:value-type="string">
            <text:p text:style-name="P15"><text:span text:style-name="T1">Частотный преобразователь, U</text:span>н<text:span text:style-name="T1">=400В, IP20, макс. Мощность применяемого электродвигателя 1,5кВт, Iн.вх</text:span> <text:span text:style-name="T1">=5А, Iн.вх</text:span> <text:span text:style-name="T1">=3,8А МУ: ЩСУ-1, 2 панель 2 (поз. 9/1(С.1)-UZ, 9/2(С.1)-UZ, 9/1(С.2)-UZ, 9/2(С.2)-UZ)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SJ200-015HFEF</text:p>
          </table:table-cell>
          <table:table-cell table:style-name="Таблица2.A1" office:value-type="string">
            <text:p text:style-name="P13">Hitachi</text:p>
          </table:table-cell>
          <table:table-cell table:style-name="Таблица2.A1" office:value-type="string">
            <text:p text:style-name="P13">4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30</text:p>
          </table:table-cell>
          <table:table-cell table:style-name="Таблица2.B11" office:value-type="string">
            <text:p text:style-name="P13">Реле промежуточное Iн=10А, Uк.у.=230В, 4 группы контактов МУ: ЩСУ-1, 2 панель 2 (поз. 9/1(С.1)-К2, 9/2(С.1)-К2, 9/1(С.2)-К2, 9/2(С.2)-К2)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РЭК77/4 10А 230В АC; RRP10-4-10-220А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4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31</text:p>
          </table:table-cell>
          <table:table-cell table:style-name="Таблица2.B11" office:value-type="string">
            <text:p text:style-name="P13">Разъем для промежуточного реле РЭК77/4 МУ: ЩСУ-1, 2 панель 2 (поз. 9/1(С.1)-К2, 9/2(С.1)-К2, 9/1(С.2)-К2, 9/2(С.2)-К2)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РРМ77/4; RRP10D-RRM-4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4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32</text:p>
          </table:table-cell>
          <table:table-cell table:style-name="Таблица2.B11" office:value-type="string">
            <text:p text:style-name="P23"><text:span text:style-name="T3">Устройство автоматического включения резерва серии АВР-ШУ8000, Iн=400А, Uн=380В, с контролем наличия напряжения </text:span><text:soft-page-break/><text:span text:style-name="T3">на вводах и световой сигнализацией работы вводов МУ: Электрокамера зд. 2227, 2227Д (ЩСУ-1, ЩСУ-2, ЩСУ-4)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АВР-ШУ8253-52А2 УХЛ4</text:p>
          </table:table-cell>
          <table:table-cell table:style-name="Таблица2.A1" office:value-type="string">
            <text:p text:style-name="P15"><text:span text:style-name="T1">Иркутский завод</text:span> <text:span text:style-name="T1">электромонтажных </text:span><text:soft-page-break/><text:span text:style-name="T1">изделий</text:span></text:p>
          </table:table-cell>
          <table:table-cell table:style-name="Таблица2.A1" office:value-type="string">
            <text:p text:style-name="P13">3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33</text:p>
          </table:table-cell>
          <table:table-cell table:style-name="Таблица2.B11" office:value-type="string">
            <text:p text:style-name="P15"><text:span text:style-name="T1">Крупногабаритный сборно-разборный металлокорпус;</text:span> <text:span text:style-name="T1">Габаритные размеры 2000х800х600мм; в комплекте: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КСРМ 20.8.6-2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1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3">-Место 1 (вертикальные стойки)</text:p>
          </table:table-cell>
          <table:table-cell table:style-name="Таблица2.A1" office:value-type="string">
            <text:p text:style-name="P12">Компл.</text:p>
          </table:table-cell>
          <table:table-cell table:style-name="Таблица2.A1" office:value-type="string">
            <text:p text:style-name="P12">YKM30-M1-2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3">-Место 2 (Крыша, цоколь, боковые и фасадные стяжки, замок, петли, метизы, паспорт и инструкция по сборке)</text:p>
          </table:table-cell>
          <table:table-cell table:style-name="Таблица2.A1" office:value-type="string">
            <text:p text:style-name="P12">Компл.</text:p>
          </table:table-cell>
          <table:table-cell table:style-name="Таблица2.A1" office:value-type="string">
            <text:p text:style-name="P12">YKM30-M2-86-36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3">-Место 3 (Дверь, задняя стенка) МУ: Электрокамера зд. 2227Д (ЩСУ-1, ЩСУ-2)</text:p>
          </table:table-cell>
          <table:table-cell table:style-name="Таблица2.A1" office:value-type="string">
            <text:p text:style-name="P12">Компл.</text:p>
          </table:table-cell>
          <table:table-cell table:style-name="Таблица2.A1" office:value-type="string">
            <text:p text:style-name="P12">YKM30-M3-208-36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34</text:p>
          </table:table-cell>
          <table:table-cell table:style-name="Таблица2.B11" office:value-type="string">
            <text:p text:style-name="P13">Боковая панель 20.6-36, размерами 2000х600мм (в компл. 2шт.) МУ: Электрокамера зд. 2227Д (ЩСУ-1, ЩСУ-2)</text:p>
          </table:table-cell>
          <table:table-cell table:style-name="Таблица2.A1" office:value-type="string">
            <text:p text:style-name="P12">Компл.</text:p>
          </table:table-cell>
          <table:table-cell table:style-name="Таблица2.A1" office:value-type="string">
            <text:p text:style-name="P12">YKM30-ВР-20-06-36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4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35</text:p>
          </table:table-cell>
          <table:table-cell table:style-name="Таблица2.B11" office:value-type="string">
            <text:p text:style-name="P13">Монтажная панель 500х790мм (в компл. 2шт.) МУ: Электрокамера зд. 2227Д (ЩСУ-1, ЩСУ-2)</text:p>
          </table:table-cell>
          <table:table-cell table:style-name="Таблица2.A1" office:value-type="string">
            <text:p text:style-name="P12">Компл.</text:p>
          </table:table-cell>
          <table:table-cell table:style-name="Таблица2.A1" office:value-type="string">
            <text:p text:style-name="P12">YKM30-MP-050-079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36</text:p>
          </table:table-cell>
          <table:table-cell table:style-name="Таблица2.B11" office:value-type="string">
            <text:p text:style-name="P13">Планка 25х790мм (в компл. 2шт.) МУ: Электрокамера зд. 2227Д (ЩСУ-1, ЩСУ-2)</text:p>
          </table:table-cell>
          <table:table-cell table:style-name="Таблица2.A1" office:value-type="string">
            <text:p text:style-name="P12">Компл.</text:p>
          </table:table-cell>
          <table:table-cell table:style-name="Таблица2.A1" office:value-type="string">
            <text:p text:style-name="P12">YKM30-PL-079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7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37</text:p>
          </table:table-cell>
          <table:table-cell table:style-name="Таблица2.B11" office:value-type="string">
            <text:p text:style-name="P13">Соединительная вставка 2000-36 МУ: Электрокамера зд. 2227Д (ЩСУ-1, ЩСУ-2)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YKM30-SV-2000-36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7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38</text:p>
          </table:table-cell>
          <table:table-cell table:style-name="Таблица2.B11" office:value-type="string">
            <text:p text:style-name="P13">DIN-рейка (60см) оцинкованная МУ: Электрокамера зд. 2227Д (ЩСУ-1, ЩСУ-2)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YDN10-006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4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39</text:p>
          </table:table-cell>
          <table:table-cell table:style-name="Таблица2.B11" office:value-type="string">
            <text:p text:style-name="P13">Ограничитель на DIN рейку (металл) 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YXD1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8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40</text:p>
          </table:table-cell>
          <table:table-cell table:style-name="Таблица2.B11" office:value-type="string">
            <text:p text:style-name="P13">Изолятор шинный силовой высотой 76мм с болтом МУ: Электрокамера зд. 2227Д (ЩСУ-1, ЩСУ-2)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SM76 с болтом; YIS11-76-25-В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5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41</text:p>
          </table:table-cell>
          <table:table-cell table:style-name="Таблица2.B11" office:value-type="string">
            <text:p text:style-name="P13">Болт шестигранный М10х20 с полной резьбой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25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42</text:p>
          </table:table-cell>
          <table:table-cell table:style-name="Таблица2.B11" office:value-type="string">
            <text:p text:style-name="P13">Гайка шестигранный М10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20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43</text:p>
          </table:table-cell>
          <table:table-cell table:style-name="Таблица2.B11" office:value-type="string">
            <text:p text:style-name="P13">Шайба кузовная 10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25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44</text:p>
          </table:table-cell>
          <table:table-cell table:style-name="Таблица2.B11" office:value-type="string">
            <text:p text:style-name="P13">Шайба гровер 10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25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45</text:p>
          </table:table-cell>
          <table:table-cell table:style-name="Таблица2.B11" office:value-type="string">
            <text:p text:style-name="P13">Напольный сборный универсальный шкаф серии CQE, в комплекте:</text:p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3">-Комплект дно и крыша; глубина 600мм, ширина 800мм</text:p>
          </table:table-cell>
          <table:table-cell table:style-name="Таблица2.A1" office:value-type="string">
            <text:p text:style-name="P12">Компл.</text:p>
          </table:table-cell>
          <table:table-cell table:style-name="Таблица2.A1" office:value-type="string">
            <text:p text:style-name="P12">R5KTB86</text:p>
          </table:table-cell>
          <table:table-cell table:style-name="Таблица2.A1" office:value-type="string">
            <text:p text:style-name="P13">DKS</text:p>
          </table:table-cell>
          <table:table-cell table:style-name="Таблица2.A1" office:value-type="string">
            <text:p text:style-name="P13">8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3">-Комплект вертикальных стоек; высота 2000мм</text:p>
          </table:table-cell>
          <table:table-cell table:style-name="Таблица2.A1" office:value-type="string">
            <text:p text:style-name="P12">Компл.</text:p>
          </table:table-cell>
          <table:table-cell table:style-name="Таблица2.A1" office:value-type="string">
            <text:p text:style-name="P12">R5KMN20</text:p>
          </table:table-cell>
          <table:table-cell table:style-name="Таблица2.A1" office:value-type="string">
            <text:p text:style-name="P13">DKS</text:p>
          </table:table-cell>
          <table:table-cell table:style-name="Таблица2.A1" office:value-type="string">
            <text:p text:style-name="P13">8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3">-Дверь сплошная; ширина 800мм, высота 2000мм</text:p>
          </table:table-cell>
          <table:table-cell table:style-name="Таблица2.A1" office:value-type="string">
            <text:p text:style-name="P12">Компл.</text:p>
          </table:table-cell>
          <table:table-cell table:style-name="Таблица2.A1" office:value-type="string">
            <text:p text:style-name="P12">R5CPE2080</text:p>
          </table:table-cell>
          <table:table-cell table:style-name="Таблица2.A1" office:value-type="string">
            <text:p text:style-name="P13">DKS</text:p>
          </table:table-cell>
          <table:table-cell table:style-name="Таблица2.A1" office:value-type="string">
            <text:p text:style-name="P13">8</text:p>
          </table:table-cell>
          <table:table-cell table:style-name="Таблица2.A1" office:value-type="string">
            <text:p text:style-name="P13"/>
          </table:table-cell>
        </table:table-row>
        <text:soft-page-break/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3">-Петли для угла открывания 180°</text:p>
          </table:table-cell>
          <table:table-cell table:style-name="Таблица2.A1" office:value-type="string">
            <text:p text:style-name="P12">Компл.</text:p>
          </table:table-cell>
          <table:table-cell table:style-name="Таблица2.A1" office:value-type="string">
            <text:p text:style-name="P12">R5CE248</text:p>
          </table:table-cell>
          <table:table-cell table:style-name="Таблица2.A1" office:value-type="string">
            <text:p text:style-name="P13">DKS</text:p>
          </table:table-cell>
          <table:table-cell table:style-name="Таблица2.A1" office:value-type="string">
            <text:p text:style-name="P13">8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3">-Задняя панель; ширина 800мм, высота 2000мм</text:p>
          </table:table-cell>
          <table:table-cell table:style-name="Таблица2.A1" office:value-type="string">
            <text:p text:style-name="P12">Компл.</text:p>
          </table:table-cell>
          <table:table-cell table:style-name="Таблица2.A1" office:value-type="string">
            <text:p text:style-name="P12">R5CRE2080</text:p>
          </table:table-cell>
          <table:table-cell table:style-name="Таблица2.A1" office:value-type="string">
            <text:p text:style-name="P13">DKS</text:p>
          </table:table-cell>
          <table:table-cell table:style-name="Таблица2.A1" office:value-type="string">
            <text:p text:style-name="P13">8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3">-Боковая панель; глубина 600мм, высота 2000мм</text:p>
          </table:table-cell>
          <table:table-cell table:style-name="Таблица2.A1" office:value-type="string">
            <text:p text:style-name="P12">Компл.</text:p>
          </table:table-cell>
          <table:table-cell table:style-name="Таблица2.A1" office:value-type="string">
            <text:p text:style-name="P12">R5LE2062</text:p>
          </table:table-cell>
          <table:table-cell table:style-name="Таблица2.A1" office:value-type="string">
            <text:p text:style-name="P13">DKS</text:p>
          </table:table-cell>
          <table:table-cell table:style-name="Таблица2.A1" office:value-type="string">
            <text:p text:style-name="P13">8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3">-Монтажная плата; ширина 800мм, высота 2000мм</text:p>
          </table:table-cell>
          <table:table-cell table:style-name="Таблица2.A1" office:value-type="string">
            <text:p text:style-name="P12">Компл.</text:p>
          </table:table-cell>
          <table:table-cell table:style-name="Таблица2.A1" office:value-type="string">
            <text:p text:style-name="P12">R5PCE2080</text:p>
          </table:table-cell>
          <table:table-cell table:style-name="Таблица2.A1" office:value-type="string">
            <text:p text:style-name="P13">DKS</text:p>
          </table:table-cell>
          <table:table-cell table:style-name="Таблица2.A1" office:value-type="string">
            <text:p text:style-name="P13">8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3">-Усиливающий профиль для монтажной платы; ширина 800мм</text:p>
          </table:table-cell>
          <table:table-cell table:style-name="Таблица2.A1" office:value-type="string">
            <text:p text:style-name="P12">Компл.</text:p>
          </table:table-cell>
          <table:table-cell table:style-name="Таблица2.A1" office:value-type="string">
            <text:p text:style-name="P12">R5RPC80</text:p>
          </table:table-cell>
          <table:table-cell table:style-name="Таблица2.A1" office:value-type="string">
            <text:p text:style-name="P13">DKS</text:p>
          </table:table-cell>
          <table:table-cell table:style-name="Таблица2.A1" office:value-type="string">
            <text:p text:style-name="P13">8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3">-Цоколь; ширина 800мм, глубина 600мм, высота 100мм</text:p>
          </table:table-cell>
          <table:table-cell table:style-name="Таблица2.A1" office:value-type="string">
            <text:p text:style-name="P12">Компл.</text:p>
          </table:table-cell>
          <table:table-cell table:style-name="Таблица2.A1" office:value-type="string">
            <text:p text:style-name="P12">R5ZE861</text:p>
          </table:table-cell>
          <table:table-cell table:style-name="Таблица2.A1" office:value-type="string">
            <text:p text:style-name="P13">DKS</text:p>
          </table:table-cell>
          <table:table-cell table:style-name="Таблица2.A1" office:value-type="string">
            <text:p text:style-name="P13">8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3">-Цоколь углового шкафа; ширина 600мм, глубина 600мм, высота 100мм</text:p>
          </table:table-cell>
          <table:table-cell table:style-name="Таблица2.A1" office:value-type="string">
            <text:p text:style-name="P12">Компл.</text:p>
          </table:table-cell>
          <table:table-cell table:style-name="Таблица2.A1" office:value-type="string">
            <text:p text:style-name="P12">R5ZEA661</text:p>
          </table:table-cell>
          <table:table-cell table:style-name="Таблица2.A1" office:value-type="string">
            <text:p text:style-name="P13">DKS</text:p>
          </table:table-cell>
          <table:table-cell table:style-name="Таблица2.F63" office:value-type="float" office:value="1">
            <text:p text:style-name="P13">1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3">-Фиксаторы цоколя к полу</text:p>
          </table:table-cell>
          <table:table-cell table:style-name="Таблица2.A1" office:value-type="string">
            <text:p text:style-name="P12">Компл.</text:p>
          </table:table-cell>
          <table:table-cell table:style-name="Таблица2.A1" office:value-type="string">
            <text:p text:style-name="P12">R5KFP01</text:p>
          </table:table-cell>
          <table:table-cell table:style-name="Таблица2.A1" office:value-type="string">
            <text:p text:style-name="P13">DKS</text:p>
          </table:table-cell>
          <table:table-cell table:style-name="Таблица2.F63" office:value-type="float" office:value="9">
            <text:p text:style-name="P13">9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3">-Угловой шкаф; ширина 600мм, глубина 600мм, высота 2000мм</text:p>
          </table:table-cell>
          <table:table-cell table:style-name="Таблица2.A1" office:value-type="string">
            <text:p text:style-name="P12">Компл.</text:p>
          </table:table-cell>
          <table:table-cell table:style-name="Таблица2.A1" office:value-type="string">
            <text:p text:style-name="P12">R5CQEA2066</text:p>
          </table:table-cell>
          <table:table-cell table:style-name="Таблица2.A1" office:value-type="string">
            <text:p text:style-name="P13">DKS</text:p>
          </table:table-cell>
          <table:table-cell table:style-name="Таблица2.F63" office:value-type="float" office:value="1">
            <text:p text:style-name="P13">1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3">-Комплект для объединения шкафов</text:p>
          </table:table-cell>
          <table:table-cell table:style-name="Таблица2.A1" office:value-type="string">
            <text:p text:style-name="P12">Компл.</text:p>
          </table:table-cell>
          <table:table-cell table:style-name="Таблица2.A1" office:value-type="string">
            <text:p text:style-name="P12">R5KE65</text:p>
          </table:table-cell>
          <table:table-cell table:style-name="Таблица2.A1" office:value-type="string">
            <text:p text:style-name="P13">DKS</text:p>
          </table:table-cell>
          <table:table-cell table:style-name="Таблица2.A1" office:value-type="string">
            <text:p text:style-name="P13">8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3">-Усиленный соединитель угловой</text:p>
          </table:table-cell>
          <table:table-cell table:style-name="Таблица2.A1" office:value-type="string">
            <text:p text:style-name="P12">Компл.</text:p>
          </table:table-cell>
          <table:table-cell table:style-name="Таблица2.A1" office:value-type="string">
            <text:p text:style-name="P12">R5KSRE65</text:p>
          </table:table-cell>
          <table:table-cell table:style-name="Таблица2.A1" office:value-type="string">
            <text:p text:style-name="P13">DKS</text:p>
          </table:table-cell>
          <table:table-cell table:style-name="Таблица2.A1" office:value-type="string">
            <text:p text:style-name="P13">8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/>
          </table:table-cell>
          <table:table-cell table:style-name="Таблица2.B11" office:value-type="string">
            <text:p text:style-name="P13">-Усиленный соединитель прямой МУ: Электрокамера зд. 2227 (ЩСУ-4)</text:p>
          </table:table-cell>
          <table:table-cell table:style-name="Таблица2.A1" office:value-type="string">
            <text:p text:style-name="P12">Компл.</text:p>
          </table:table-cell>
          <table:table-cell table:style-name="Таблица2.A1" office:value-type="string">
            <text:p text:style-name="P12">R5KRE65</text:p>
          </table:table-cell>
          <table:table-cell table:style-name="Таблица2.A1" office:value-type="string">
            <text:p text:style-name="P13">DKS</text:p>
          </table:table-cell>
          <table:table-cell table:style-name="Таблица2.A1" office:value-type="string">
            <text:p text:style-name="P13">8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46</text:p>
          </table:table-cell>
          <table:table-cell table:style-name="Таблица2.B11" office:value-type="string">
            <text:p text:style-name="P13">DIN-рейка (60см) оцинкованная МУ: Электрокамера зд. 2227 (ЩСУ-4)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YDN10-006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4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47</text:p>
          </table:table-cell>
          <table:table-cell table:style-name="Таблица2.B11" office:value-type="string">
            <text:p text:style-name="P13">Ограничитель на DIN рейку (металл)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YXD1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8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48</text:p>
          </table:table-cell>
          <table:table-cell table:style-name="Таблица2.B11" office:value-type="string">
            <text:p text:style-name="P13">Изолятор шинный силовой высотой 76мм с болтом МУ: Электрокамера зд. 2227 (ЩСУ-4)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SM76 с болтом; YIS11-76-25-В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7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49</text:p>
          </table:table-cell>
          <table:table-cell table:style-name="Таблица2.B11" office:value-type="string">
            <text:p text:style-name="P13">Болт шестигранный М10х20 с полной резьбой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50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50</text:p>
          </table:table-cell>
          <table:table-cell table:style-name="Таблица2.B11" office:value-type="string">
            <text:p text:style-name="P13">Гайка шестигранный М10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43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51</text:p>
          </table:table-cell>
          <table:table-cell table:style-name="Таблица2.B11" office:value-type="string">
            <text:p text:style-name="P13">Шайба кузовная 10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36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52</text:p>
          </table:table-cell>
          <table:table-cell table:style-name="Таблица2.B11" office:value-type="string">
            <text:p text:style-name="P13">Шайба гровер 10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50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53</text:p>
          </table:table-cell>
          <table:table-cell table:style-name="Таблица2.B11" office:value-type="string">
            <text:p text:style-name="P13">Пост взрывозащищенный кнопочный серии КУ-90, уровень взрывозащиты 1ExdIIBT5, два кнопочных элемента, два ввода, два кнопочных элемента, два ввода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КУ-92-1ExdIIBT</text:p>
          </table:table-cell>
          <table:table-cell table:style-name="Таблица2.A1" office:value-type="string">
            <text:p text:style-name="P13">ЭКС</text:p>
          </table:table-cell>
          <table:table-cell table:style-name="Таблица2.A1" office:value-type="string">
            <text:p text:style-name="P13">54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54</text:p>
          </table:table-cell>
          <table:table-cell table:style-name="Таблица2.B11" office:value-type="string">
            <text:p text:style-name="P23"><text:span text:style-name="T3">Пост управления кнопочный серии ПКЕ, с двумя управляющими элементами, </text:span><text:soft-page-break/><text:span text:style-name="T3">IP54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ПКЕ 222-2</text:p>
          </table:table-cell>
          <table:table-cell table:style-name="Таблица2.A1" office:value-type="string">
            <text:p text:style-name="P13">ЭКС</text:p>
          </table:table-cell>
          <table:table-cell table:style-name="Таблица2.A1" office:value-type="string">
            <text:p text:style-name="P13">3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55</text:p>
          </table:table-cell>
          <table:table-cell table:style-name="Таблица2.B11" office:value-type="string">
            <text:p text:style-name="P15"><text:span text:style-name="T1">Взрывозащищенный разъем типа PY, Uн</text:span> <text:span text:style-name="T1">=200/250В, Iн</text:span> <text:span text:style-name="T1">=16А количество полюсов 2+Т, IP66, 1ExdIICT5/T6, УХЛ1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30">РГМ-16-250-2</text:p>
            <text:p text:style-name="P12"/>
          </table:table-cell>
          <table:table-cell table:style-name="Таблица2.A1" office:value-type="string">
            <text:p text:style-name="P13">Горэлтех</text:p>
          </table:table-cell>
          <table:table-cell table:style-name="Таблица2.A1" office:value-type="string">
            <text:p text:style-name="P13">2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56</text:p>
          </table:table-cell>
          <table:table-cell table:style-name="Таблица2.B11" office:value-type="string">
            <text:p text:style-name="P15"><text:span text:style-name="T1">Взрывозащищенная вилка типа SPY, Uн</text:span> <text:span text:style-name="T1">=200/250В, Iн</text:span> <text:span text:style-name="T1">=16А количество полюсов 2+Т, IP66, 1ExdIICT5/T6,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30">ВГМ-16-250-2</text:p>
            <text:p text:style-name="P12"/>
          </table:table-cell>
          <table:table-cell table:style-name="Таблица2.A1" office:value-type="string">
            <text:p text:style-name="P13">Горэлтех</text:p>
          </table:table-cell>
          <table:table-cell table:style-name="Таблица2.A1" office:value-type="string">
            <text:p text:style-name="P13">2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57</text:p>
          </table:table-cell>
          <table:table-cell table:style-name="Таблица2.B11" office:value-type="string">
            <text:p text:style-name="P13">Хомуты нейлон 3,6х150мм (уп. 500шт)</text:p>
          </table:table-cell>
          <table:table-cell table:style-name="Таблица2.A1" office:value-type="string">
            <text:p text:style-name="P12">Уп.</text:p>
          </table:table-cell>
          <table:table-cell table:style-name="Таблица2.A1" office:value-type="string">
            <text:p text:style-name="P12">UHH31-D036-150-50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8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58</text:p>
          </table:table-cell>
          <table:table-cell table:style-name="Таблица2.B11" office:value-type="string">
            <text:p text:style-name="P13">Хомут с площадкой 3х150мм (уп. 100шт)</text:p>
          </table:table-cell>
          <table:table-cell table:style-name="Таблица2.A1" office:value-type="string">
            <text:p text:style-name="P12">Уп.</text:p>
          </table:table-cell>
          <table:table-cell table:style-name="Таблица2.A1" office:value-type="string">
            <text:p text:style-name="P12">ХП1 3,0х150; UHH61-3-150-10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3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59</text:p>
          </table:table-cell>
          <table:table-cell table:style-name="Таблица2.B11" office:value-type="string">
            <text:p text:style-name="P13">Хомут дюбельный 7х150мм (уп. 50шт)</text:p>
          </table:table-cell>
          <table:table-cell table:style-name="Таблица2.A1" office:value-type="string">
            <text:p text:style-name="P12">Уп.</text:p>
          </table:table-cell>
          <table:table-cell table:style-name="Таблица2.A1" office:value-type="string">
            <text:p text:style-name="P12">ХД 7х150; UHH80-7-150-50-KO2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3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60</text:p>
          </table:table-cell>
          <table:table-cell table:style-name="Таблица2.B11" office:value-type="string">
            <text:p text:style-name="P13">Наконечник кольцевой медный луженый, для жил сечением 1,5-2,5мм²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НКИ 2-6, UNL20-D25-4-6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25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61</text:p>
          </table:table-cell>
          <table:table-cell table:style-name="Таблица2.B11" office:value-type="string">
            <text:p text:style-name="P13">Наконечник кольцевой медный луженый, для жил сечением 4,0-6,0мм²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НКИ 5,5-8, UNL20-006-6-8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7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62</text:p>
          </table:table-cell>
          <table:table-cell table:style-name="Таблица2.B11" office:value-type="string">
            <text:p text:style-name="P13">Наконечник медный, для жил сечением 10мм²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DT-10, UNP22-010-05-08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7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63</text:p>
          </table:table-cell>
          <table:table-cell table:style-name="Таблица2.B11" office:value-type="string">
            <text:p text:style-name="P13">Наконечник медный, для жил сечением 16мм²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DT-16, UNP22-016-06-08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6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64</text:p>
          </table:table-cell>
          <table:table-cell table:style-name="Таблица2.B11" office:value-type="string">
            <text:p text:style-name="P13">Наконечник медный, для жил сечением 25мм²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DT-25, UNP22-025-07-08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9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65</text:p>
          </table:table-cell>
          <table:table-cell table:style-name="Таблица2.B11" office:value-type="string">
            <text:p text:style-name="P13">Наконечник медный, для жил сечением 35мм²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DT-35, UNP22-035-08-1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8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66</text:p>
          </table:table-cell>
          <table:table-cell table:style-name="Таблица2.B11" office:value-type="string">
            <text:p text:style-name="P13">Наконечник медный, для жил сечением 120мм²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DT-120, UNP22-120-15-14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25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67</text:p>
          </table:table-cell>
          <table:table-cell table:style-name="Таблица2.B11" office:value-type="string">
            <text:p text:style-name="P13">Муфта концевая термоусаживаемая внутренний установки, для кабелей сечением 35мм²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1КВТп-3</text:p>
          </table:table-cell>
          <table:table-cell table:style-name="Таблица2.A1" office:value-type="string">
            <text:p text:style-name="P13">ЭКС</text:p>
          </table:table-cell>
          <table:table-cell table:style-name="Таблица2.F63" office:value-type="float" office:value="9">
            <text:p text:style-name="P13">9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68</text:p>
          </table:table-cell>
          <table:table-cell table:style-name="Таблица2.B11" office:value-type="string">
            <text:p text:style-name="P13">Муфта концевая термоусаживаемая внутренний установки, для кабелей сечением 120мм²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1КВТп-4</text:p>
          </table:table-cell>
          <table:table-cell table:style-name="Таблица2.A1" office:value-type="string">
            <text:p text:style-name="P13">ЭКС</text:p>
          </table:table-cell>
          <table:table-cell table:style-name="Таблица2.A1" office:value-type="string">
            <text:p text:style-name="P13">6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69</text:p>
          </table:table-cell>
          <table:table-cell table:style-name="Таблица2.B11" office:value-type="string">
            <text:p text:style-name="P13">Коробка соединительная, IP65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У 409</text:p>
          </table:table-cell>
          <table:table-cell table:style-name="Таблица2.A1" office:value-type="string">
            <text:p text:style-name="P13">ЭКС</text:p>
          </table:table-cell>
          <table:table-cell table:style-name="Таблица2.A1" office:value-type="string">
            <text:p text:style-name="P13">3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70</text:p>
          </table:table-cell>
          <table:table-cell table:style-name="Таблица2.B11" office:value-type="string">
            <text:p text:style-name="P13">Скоба для крепления кабелей, проводов и труб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К143У2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150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71</text:p>
          </table:table-cell>
          <table:table-cell table:style-name="Таблица2.B11" office:value-type="string">
            <text:p text:style-name="P13">Скоба для крепления кабелей, проводов и труб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К144У2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115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72</text:p>
          </table:table-cell>
          <table:table-cell table:style-name="Таблица2.B11" office:value-type="string">
            <text:p text:style-name="P13">Скоба для крепления кабелей, проводов и труб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К145У2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43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73</text:p>
          </table:table-cell>
          <table:table-cell table:style-name="Таблица2.B11" office:value-type="string">
            <text:p text:style-name="P13">Скоба для крепления кабелей, проводов и труб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К146пУ2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22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74</text:p>
          </table:table-cell>
          <table:table-cell table:style-name="Таблица2.B11" office:value-type="string">
            <text:p text:style-name="P13">Дюбель-гвоздь, размерами 6х4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350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75</text:p>
          </table:table-cell>
          <table:table-cell table:style-name="Таблица2.B11" office:value-type="string">
            <text:p text:style-name="P13">Дюбель-гвоздь, размерами 6х6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450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76</text:p>
          </table:table-cell>
          <table:table-cell table:style-name="Таблица2.B11" office:value-type="string">
            <text:p text:style-name="P13">Кабельный проход по типовой серии 3.402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3.402-24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45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77</text:p>
          </table:table-cell>
          <table:table-cell table:style-name="Таблица2.B11" office:value-type="string">
            <text:p text:style-name="P13">Кабельный проход по типовой серии А7-92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А7-92-13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1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78</text:p>
          </table:table-cell>
          <table:table-cell table:style-name="Таблица2.B11" office:value-type="string">
            <text:p text:style-name="P23"><text:span text:style-name="T3">Лоток металлический </text:span><text:soft-page-break/><text:span text:style-name="T3">перфорированный 100х200х3000мм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0-100-200-3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74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79</text:p>
          </table:table-cell>
          <table:table-cell table:style-name="Таблица2.B11" office:value-type="string">
            <text:p text:style-name="P13">Крышка на лоток основанием 2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K-200-1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74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80</text:p>
          </table:table-cell>
          <table:table-cell table:style-name="Таблица2.B11" office:value-type="string">
            <text:p text:style-name="P13">Поворот на 90° 100х2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2P-100-20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5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81</text:p>
          </table:table-cell>
          <table:table-cell table:style-name="Таблица2.B11" office:value-type="string">
            <text:p text:style-name="P13">Поворот на 90° вертикальный внешний 100х2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N-100-20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82</text:p>
          </table:table-cell>
          <table:table-cell table:style-name="Таблица2.B11" office:value-type="string">
            <text:p text:style-name="P13">Поворот на 90° вертикальный внутренний 100х2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V-100-20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83</text:p>
          </table:table-cell>
          <table:table-cell table:style-name="Таблица2.B11" office:value-type="string">
            <text:p text:style-name="P13">Разветвитель Т-образный 100х2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Т-100-20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7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84</text:p>
          </table:table-cell>
          <table:table-cell table:style-name="Таблица2.B11" office:value-type="string">
            <text:p text:style-name="P13">Кронштейн настенный основанием 2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CW-200-1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221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85</text:p>
          </table:table-cell>
          <table:table-cell table:style-name="Таблица2.B11" office:value-type="string">
            <text:p text:style-name="P13">Пластина соединительная h-1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S-10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46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86</text:p>
          </table:table-cell>
          <table:table-cell table:style-name="Таблица2.B11" office:value-type="string">
            <text:p text:style-name="P13">Заглушка кабельной трассы Н80х2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Z-080-20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5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87</text:p>
          </table:table-cell>
          <table:table-cell table:style-name="Таблица2.B11" office:value-type="string">
            <text:p text:style-name="P13">Держатель горизонтальный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VH200; CLW10-VH-20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2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88</text:p>
          </table:table-cell>
          <table:table-cell table:style-name="Таблица2.B11" office:value-type="string">
            <text:p text:style-name="P13">Комплект соединительный М6х10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КС М6х10; CLP1M-CS-6-1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18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89</text:p>
          </table:table-cell>
          <table:table-cell table:style-name="Таблица2.B11" office:value-type="string">
            <text:p text:style-name="P13">Болт анкерный с гайкой М10х95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M-A-B-10-95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F63" office:value-type="float" office:value="466">
            <text:p text:style-name="P13">466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90</text:p>
          </table:table-cell>
          <table:table-cell table:style-name="Таблица2.B11" office:value-type="string">
            <text:p text:style-name="P13">Лоток металлический перфорированный 100х200х30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0-100-200-3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67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91</text:p>
          </table:table-cell>
          <table:table-cell table:style-name="Таблица2.B11" office:value-type="string">
            <text:p text:style-name="P13">Крышка на лоток основанием 2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K-200-1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67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92</text:p>
          </table:table-cell>
          <table:table-cell table:style-name="Таблица2.B11" office:value-type="string">
            <text:p text:style-name="P13">Поворот на 90° 100х2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2P-100-20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2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93</text:p>
          </table:table-cell>
          <table:table-cell table:style-name="Таблица2.B11" office:value-type="string">
            <text:p text:style-name="P13">Поворот на 90° вертикальный внешний 100х200мм 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N-100-20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F63" office:value-type="float" office:value="27">
            <text:p text:style-name="P13">27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94</text:p>
          </table:table-cell>
          <table:table-cell table:style-name="Таблица2.B11" office:value-type="string">
            <text:p text:style-name="P13">Поворот на 90° вертикальный внутренний 100х2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V-100-20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2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95</text:p>
          </table:table-cell>
          <table:table-cell table:style-name="Таблица2.B11" office:value-type="string">
            <text:p text:style-name="P13">Разветвитель Т-образный 100х2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Т-100-20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3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96</text:p>
          </table:table-cell>
          <table:table-cell table:style-name="Таблица2.B11" office:value-type="string">
            <text:p text:style-name="P13">Кронштейн настенный основанием 2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CW-200-1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501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97</text:p>
          </table:table-cell>
          <table:table-cell table:style-name="Таблица2.B11" office:value-type="string">
            <text:p text:style-name="P13">Пластина соединительная h-1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S-10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332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2">98</text:p>
          </table:table-cell>
          <table:table-cell table:style-name="Таблица2.B11" office:value-type="string">
            <text:p text:style-name="P13">Заглушка кабельной трассы Н80х2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Z-080-20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7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99</text:p>
          </table:table-cell>
          <table:table-cell table:style-name="Таблица2.B11" office:value-type="string">
            <text:p text:style-name="P13">Держатель горизонтальный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VH200; CLW10-VH-20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7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00</text:p>
          </table:table-cell>
          <table:table-cell table:style-name="Таблица2.B11" office:value-type="string">
            <text:p text:style-name="P13">Комплект соединительный М6х10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<text:span text:style-name="T1">КС М6х10;</text:span> <text:span text:style-name="T1">CLP1M-CS-6-10</text:span>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260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01</text:p>
          </table:table-cell>
          <table:table-cell table:style-name="Таблица2.B11" office:value-type="string">
            <text:p text:style-name="P13">Болт анкерный с гайкой М10х95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M-A-B-10-95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15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02</text:p>
          </table:table-cell>
          <table:table-cell table:style-name="Таблица2.B11" office:value-type="string">
            <text:p text:style-name="P13">Лоток металлический перфорированный 100х150х30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0-100-150-3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F63" office:value-type="float" office:value="84">
            <text:p text:style-name="P13">84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03</text:p>
          </table:table-cell>
          <table:table-cell table:style-name="Таблица2.B11" office:value-type="string">
            <text:p text:style-name="P13">Крышка на лоток основанием 15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K-150-1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F63" office:value-type="float" office:value="84">
            <text:p text:style-name="P13">84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04</text:p>
          </table:table-cell>
          <table:table-cell table:style-name="Таблица2.B11" office:value-type="string">
            <text:p text:style-name="P13">Поворот на 90° 100х15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2P-100-15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5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05</text:p>
          </table:table-cell>
          <table:table-cell table:style-name="Таблица2.B11" office:value-type="string">
            <text:p text:style-name="P13">Поворот на 90° вертикальный внешний 100х15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N-100-15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06</text:p>
          </table:table-cell>
          <table:table-cell table:style-name="Таблица2.B11" office:value-type="string">
            <text:p text:style-name="P13">Поворот на 90° вертикальный внутренний 100х15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V-100-15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07</text:p>
          </table:table-cell>
          <table:table-cell table:style-name="Таблица2.B11" office:value-type="string">
            <text:p text:style-name="P13">Разветвитель Т-образный 100х15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Т-100-15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2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08</text:p>
          </table:table-cell>
          <table:table-cell table:style-name="Таблица2.B11" office:value-type="string">
            <text:p text:style-name="P23"><text:span text:style-name="T3">Разделительная перегородка h-</text:span><text:soft-page-break/><text:span text:style-name="T3">100мм, L-2000мм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F-100-2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81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09</text:p>
          </table:table-cell>
          <table:table-cell table:style-name="Таблица2.B11" office:value-type="string">
            <text:p text:style-name="P13">Кронштейн настенный основанием 15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CW-150-1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63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10</text:p>
          </table:table-cell>
          <table:table-cell table:style-name="Таблица2.B11" office:value-type="string">
            <text:p text:style-name="P13">Пластина соединительная h-1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S-10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106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11</text:p>
          </table:table-cell>
          <table:table-cell table:style-name="Таблица2.B11" office:value-type="string">
            <text:p text:style-name="P13">Заглушка кабельной трассы Н80х15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Z-080-15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8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12</text:p>
          </table:table-cell>
          <table:table-cell table:style-name="Таблица2.B11" office:value-type="string">
            <text:p text:style-name="P13">Держатель горизонтальный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VH200; CLW10-VH-20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5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13</text:p>
          </table:table-cell>
          <table:table-cell table:style-name="Таблица2.B11" office:value-type="string">
            <text:p text:style-name="P13">Комплект соединительный М6х10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КС М6х10; CLP1M-CS-6-10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248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14</text:p>
          </table:table-cell>
          <table:table-cell table:style-name="Таблица2.B11" office:value-type="string">
            <text:p text:style-name="P13">Болт анкерный с гайкой М10х95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CLP1M-A-B-10-95</text:p>
          </table:table-cell>
          <table:table-cell table:style-name="Таблица2.A1" office:value-type="string">
            <text:p text:style-name="P13">IEK</text:p>
          </table:table-cell>
          <table:table-cell table:style-name="Таблица2.A1" office:value-type="string">
            <text:p text:style-name="P13">426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15</text:p>
          </table:table-cell>
          <table:table-cell table:style-name="Таблица2.B11" office:value-type="string">
            <text:p text:style-name="P13">Провод одножильный медный в ПВХ изоляции, сечением 1х2,5мм²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2">ПВ1 1х2,5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20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16</text:p>
          </table:table-cell>
          <table:table-cell table:style-name="Таблица2.B11" office:value-type="string">
            <text:p text:style-name="P13">Провод одножильный медный в ПВХ изоляции, сечением 1х4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ПВ1 1х4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35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17</text:p>
          </table:table-cell>
          <table:table-cell table:style-name="Таблица2.B11" office:value-type="string">
            <text:p text:style-name="P13">Провод одножильный медный в ПВХ изоляции, сечением 1х6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ПВ1 1х6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3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18</text:p>
          </table:table-cell>
          <table:table-cell table:style-name="Таблица2.B11" office:value-type="string">
            <text:p text:style-name="P13">Провод одножильный медный в ПВХ изоляции, сечением 1х10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ПВ1 1х10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1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19</text:p>
          </table:table-cell>
          <table:table-cell table:style-name="Таблица2.B11" office:value-type="string">
            <text:p text:style-name="P13">Провод одножильный медный в ПВХ изоляции, сечением 1х16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ПВ1 1х16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5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20</text:p>
          </table:table-cell>
          <table:table-cell table:style-name="Таблица2.B11" office:value-type="string">
            <text:p text:style-name="P13">Провод одножильный медный в ПВХ изоляции, сечением 1х25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ПВ1 1х25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25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21</text:p>
          </table:table-cell>
          <table:table-cell table:style-name="Таблица2.B11" office:value-type="string">
            <text:p text:style-name="P13">Провод одножильный медный в ПВХ изоляции, сечением 1х35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ПВ1 1х35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25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22</text:p>
          </table:table-cell>
          <table:table-cell table:style-name="Таблица2.B11" office:value-type="string">
            <text:p text:style-name="P13">Кабель силовой <text:s/>с медными жилами в ПВХ оболочке и изоляции не распространяющей горение и с низким дымо- и газовыделением, групповой прокладки, сечение 2х1,5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ВВГнг(А)-LS-2х1,5-0,66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63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23</text:p>
          </table:table-cell>
          <table:table-cell table:style-name="Таблица2.B11" office:value-type="string">
            <text:p text:style-name="P13">Кабель силовой <text:s/>с медными жилами в ПВХ оболочке и изоляции не распространяющей горение и с низким дымо- и газовыделением, групповой прокладки, сечением 3х1,5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ВВГнг(А)-LS-3х1,5-0,66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11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24</text:p>
          </table:table-cell>
          <table:table-cell table:style-name="Таблица2.B11" office:value-type="string">
            <text:p text:style-name="P13">Кабель силовой <text:s/>с медными жилами в ПВХ оболочке и изоляции не распространяющей горение и с низким дымо- и газовыделением, групповой прокладки, сечением 3х2,5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ВВГнг(А)-LS-3х2,5-0,66</text:p>
          </table:table-cell>
          <table:table-cell table:style-name="Таблица2.A1" office:value-type="string">
            <text:p text:style-name="P13"/>
          </table:table-cell>
          <table:table-cell table:style-name="Таблица2.F63" office:value-type="float" office:value="400">
            <text:p text:style-name="P13">40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25</text:p>
          </table:table-cell>
          <table:table-cell table:style-name="Таблица2.B11" office:value-type="string">
            <text:p text:style-name="P13">Кабель силовой <text:s/>с медными жилами в ПВХ оболочке и изоляции не распространяющей горение и с низким дымо- и газовыделением, групповой прокладки, сечением 4х2,5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ВВГнг(А)-LS-4х2,5-0,66</text:p>
          </table:table-cell>
          <table:table-cell table:style-name="Таблица2.A1" office:value-type="string">
            <text:p text:style-name="P13"/>
          </table:table-cell>
          <table:table-cell table:style-name="Таблица2.F63" office:value-type="float" office:value="3700">
            <text:p text:style-name="P13">370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26</text:p>
          </table:table-cell>
          <table:table-cell table:style-name="Таблица2.B11" office:value-type="string">
            <text:p text:style-name="P23"><text:span text:style-name="T3">Кабель силовой <text:s/>с медными жилами в ПВХ оболочке и изоляции не распространяющей </text:span><text:soft-page-break/><text:span text:style-name="T3">горение и с низким дымо- и газовыделением, групповой прокладки, сечением 4х10мм²</text:span>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ВВГнг(А)-LS-4х10-0,66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17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27</text:p>
          </table:table-cell>
          <table:table-cell table:style-name="Таблица2.B11" office:value-type="string">
            <text:p text:style-name="P13">Кабель силовой <text:s/>с медными жилами в ПВХ оболочке и изоляции не распространяющей горение и с низким дымо- и газовыделением, групповой прокладки, сечением 4х120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ВВГнг(А)-LS-4х120-0,66</text:p>
          </table:table-cell>
          <table:table-cell table:style-name="Таблица2.A1" office:value-type="string">
            <text:p text:style-name="P13"/>
          </table:table-cell>
          <table:table-cell table:style-name="Таблица2.F63" office:value-type="float" office:value="950">
            <text:p text:style-name="P13">95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28</text:p>
          </table:table-cell>
          <table:table-cell table:style-name="Таблица2.B11" office:value-type="string">
            <text:p text:style-name="P13">Кабель силовой <text:s/>с медными жилами в ПВХ оболочке и изоляции не распространяющей горение и с низким дымо- и газовыделением, групповой прокладки, сечением 5х16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ВВГнг(А)-LS-5х16-0,66</text:p>
          </table:table-cell>
          <table:table-cell table:style-name="Таблица2.A1" office:value-type="string">
            <text:p text:style-name="P13"/>
          </table:table-cell>
          <table:table-cell table:style-name="Таблица2.F63" office:value-type="float" office:value="140">
            <text:p text:style-name="P13">14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29</text:p>
          </table:table-cell>
          <table:table-cell table:style-name="Таблица2.B11" office:value-type="string">
            <text:p text:style-name="P13">Кабель силовой с медными жилами в ПВХ оболочке и изоляции, огнестойкий, не распространяющей горение при групповой прокладки, без галогенов, сечение 3х2,5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30">ППГнг</text:p>
            <text:p text:style-name="P12">(А)-FRHF-3х2,5-0,66</text:p>
          </table:table-cell>
          <table:table-cell table:style-name="Таблица2.A1" office:value-type="string">
            <text:p text:style-name="P13"/>
          </table:table-cell>
          <table:table-cell table:style-name="Таблица2.F63" office:value-type="float" office:value="60">
            <text:p text:style-name="P13">6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30</text:p>
          </table:table-cell>
          <table:table-cell table:style-name="Таблица2.B11" office:value-type="string">
            <text:p text:style-name="P13">Кабель силовой с медными жилами в ПВХ оболочке и изоляции, огнестойкий, не распространяющей горение при групповой прокладки, без галогенов, сечением 3х6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30">ППГнг</text:p>
            <text:p text:style-name="P12">(А)-FRHF-3х6-0,66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15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31</text:p>
          </table:table-cell>
          <table:table-cell table:style-name="Таблица2.B11" office:value-type="string">
            <text:p text:style-name="P13">Кабель силовой гибкий с медными жилами сечение 4х2,5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КГН-4х2,5-0,66</text:p>
          </table:table-cell>
          <table:table-cell table:style-name="Таблица2.A1" office:value-type="string">
            <text:p text:style-name="P13"/>
          </table:table-cell>
          <table:table-cell table:style-name="Таблица2.F63" office:value-type="float" office:value="40">
            <text:p text:style-name="P13">4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32</text:p>
          </table:table-cell>
          <table:table-cell table:style-name="Таблица2.B11" office:value-type="string">
            <text:p text:style-name="P13">Кабель силовой бронированный с медными жилами в ПВХ оболочке и изоляции, броня из двух стальных лент, защитный шланг из негорючего ПВХ, не распространяющей горение и с низким дымо- и газовыделением, групповой прокладки, сечение 3х4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ВБШвнг(А)-LS-3х4-0,66</text:p>
          </table:table-cell>
          <table:table-cell table:style-name="Таблица2.A1" office:value-type="string">
            <text:p text:style-name="P13"/>
          </table:table-cell>
          <table:table-cell table:style-name="Таблица2.F63" office:value-type="float" office:value="417">
            <text:p text:style-name="P13">417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33</text:p>
          </table:table-cell>
          <table:table-cell table:style-name="Таблица2.B11" office:value-type="string">
            <text:p text:style-name="P13">Кабель силовой бронированный с медными жилами в ПВХ оболочке и изоляции, броня из двух стальных лент, защитный шланг из негорючего ПВХ, не распространяющей горение и с низким дымо- и газовыделением, групповой прокладки, сечением 4х2,5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ВБШвнг(А)-LS-4х2,5-0,66</text:p>
          </table:table-cell>
          <table:table-cell table:style-name="Таблица2.A1" office:value-type="string">
            <text:p text:style-name="P13"/>
          </table:table-cell>
          <table:table-cell table:style-name="Таблица2.F63" office:value-type="float" office:value="2539">
            <text:p text:style-name="P13">2539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34</text:p>
          </table:table-cell>
          <table:table-cell table:style-name="Таблица2.B11" office:value-type="string">
            <text:p text:style-name="P13">Кабель силовой бронированный с медными жилами в ПВХ оболочке и изоляции, броня из двух стальных лент, защитный шланг из негорючего ПВХ, не распространяющей горение и с низким дымо- и газовыделением, групповой прокладки, сечением 4х4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ВБШвнг(А)-LS-4х4-0,66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745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35</text:p>
          </table:table-cell>
          <table:table-cell table:style-name="Таблица2.B11" office:value-type="string">
            <text:p text:style-name="P23"><text:span text:style-name="T3">Кабель силовой бронированный с медными жилами в ПВХ </text:span><text:soft-page-break/><text:span text:style-name="T3">оболочке и изоляции, броня из двух стальных лент, защитный шланг из негорючего ПВХ, не распространяющей горение и с низким дымо- и газовыделением, групповой прокладки, сечением 4х6мм²</text:span>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ВБШвнг(А)-LS-4х6-0,66</text:p>
          </table:table-cell>
          <table:table-cell table:style-name="Таблица2.A1" office:value-type="string">
            <text:p text:style-name="P13"/>
          </table:table-cell>
          <table:table-cell table:style-name="Таблица2.F63" office:value-type="float" office:value="905">
            <text:p text:style-name="P13">905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36</text:p>
          </table:table-cell>
          <table:table-cell table:style-name="Таблица2.B11" office:value-type="string">
            <text:p text:style-name="P13">Кабель силовой бронированный с медными жилами в ПВХ оболочке и изоляции, броня из двух стальных лент, защитный шланг из негорючего ПВХ, не распространяющей горение и с низким дымо- и газовыделением, групповой прокладки, сечением 4х16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ВБШвнг(А)-LS-4х16-0,66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25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37</text:p>
          </table:table-cell>
          <table:table-cell table:style-name="Таблица2.B11" office:value-type="string">
            <text:p text:style-name="P13">Кабель силовой бронированный с медными жилами в ПВХ оболочке и изоляции, броня из двух стальных лент, защитный шланг из негорючего ПВХ, не распространяющей горение и с низким дымо- и газовыделением, групповой прокладки, сечением 4х25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ВБШвнг(А)-LS-4х25-0,66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65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38</text:p>
          </table:table-cell>
          <table:table-cell table:style-name="Таблица2.B11" office:value-type="string">
            <text:p text:style-name="P13">Кабель силовой бронированный с медными жилами в ПВХ оболочке и изоляции, броня из двух стальных лент, защитный шланг из негорючего ПВХ, не распространяющей горение и с низким дымо- и газовыделением, групповой прокладки, сечением 4х35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ВБШвнг(А)-LS-4х35-0,66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38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39</text:p>
          </table:table-cell>
          <table:table-cell table:style-name="Таблица2.B11" office:value-type="string">
            <text:p text:style-name="P13">Кабель силовой бронированный с медными жилами в ПВХ оболочке и изоляции, броня из двух стальных лент, защитный шланг из негорючего ПВХ, не распространяющей горение и с низким дымо- и газовыделением, групповой прокладки, сечением 4х120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ВБШвнг(А)-LS-4х120-0,66</text:p>
          </table:table-cell>
          <table:table-cell table:style-name="Таблица2.A1" office:value-type="string">
            <text:p text:style-name="P13"/>
          </table:table-cell>
          <table:table-cell table:style-name="Таблица2.F63" office:value-type="float" office:value="692">
            <text:p text:style-name="P13">692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40</text:p>
          </table:table-cell>
          <table:table-cell table:style-name="Таблица2.B11" office:value-type="string">
            <text:p text:style-name="P13">Кабель контрольный бронированный с медными жилами в ПВХ оболочке и изоляции, броня из двух стальных лент, защитный шланг из негорючего ПВХ, не распространяющей горение и с низким дымо- и газовыделением, групповой прокладки, сечение 4х1,5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КВБШвнг(А)-LS-4х1,5-0,66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500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41</text:p>
          </table:table-cell>
          <table:table-cell table:style-name="Таблица2.B11" office:value-type="string">
            <text:p text:style-name="P13">Кабель контрольный с медными жилами в ПВХ оболочке и изоляции не распространяющей горение и с низким дымо- и газовыделением, групповой прокладки, сечение 4х1,5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КВВГнг(А)-LS-4х1,5-0,66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500</text:p>
          </table:table-cell>
          <table:table-cell table:style-name="Таблица2.A1" office:value-type="string">
            <text:p text:style-name="P13"/>
          </table:table-cell>
        </table:table-row>
        <text:soft-page-break/>
        <table:table-row table:style-name="Таблица2.5">
          <table:table-cell table:style-name="Таблица2.A1" office:value-type="string">
            <text:p text:style-name="P13">142</text:p>
          </table:table-cell>
          <table:table-cell table:style-name="Таблица2.B11" office:value-type="string">
            <text:p text:style-name="P13">Кабель контрольный с медными жилами в ПВХ оболочке и изоляции не распространяющей горение и с низким дымо- и газовыделением, групповой прокладки, но сечением 7х1,5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КВВГнг(А)-LS-7х1,5-0,66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34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43</text:p>
          </table:table-cell>
          <table:table-cell table:style-name="Таблица2.B11" office:value-type="string">
            <text:p text:style-name="P13">Кабель контрольный с медными жилами в ПВХ оболочке и изоляции, огнестойкий, не распространяющей горение при групповой прокладки, без галогенов, сечение 4х1,5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>КВВГнг(А)-FRHF-4х1,5-0,66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25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44</text:p>
          </table:table-cell>
          <table:table-cell table:style-name="Таблица2.B11" office:value-type="string">
            <text:p text:style-name="P13">Шина электротехническая медная 40х4мм, S=160мм²</text:p>
          </table:table-cell>
          <table:table-cell table:style-name="Таблица2.C1" office:value-type="string">
            <text:p text:style-name="P12">м</text:p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3">TDM Electric</text:p>
          </table:table-cell>
          <table:table-cell table:style-name="Таблица2.A1" office:value-type="string">
            <text:p text:style-name="P13">8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45</text:p>
          </table:table-cell>
          <table:table-cell table:style-name="Таблица2.B11" office:value-type="string">
            <text:p text:style-name="P24"><text:span text:style-name="T3">Сталь круглая </text:span><text:span text:style-name="T11">∅</text:span><text:span text:style-name="T3">6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2">ГОСТ 2590-2006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35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46</text:p>
          </table:table-cell>
          <table:table-cell table:style-name="Таблица2.B11" office:value-type="string">
            <text:p text:style-name="P24"><text:span text:style-name="T3">Сталь круглая </text:span><text:span text:style-name="T11">∅</text:span><text:span text:style-name="T3">12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2">ГОСТ 2590-2006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125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47</text:p>
          </table:table-cell>
          <table:table-cell table:style-name="Таблица2.B11" office:value-type="string">
            <text:p text:style-name="P24"><text:span text:style-name="T3">Сталь круглая </text:span><text:span text:style-name="T11">∅</text:span><text:span text:style-name="T3">18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2">ГОСТ 2590-2006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42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48</text:p>
          </table:table-cell>
          <table:table-cell table:style-name="Таблица2.B11" office:value-type="string">
            <text:p text:style-name="P13">Держатель шин заземления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К188У2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300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49</text:p>
          </table:table-cell>
          <table:table-cell table:style-name="Таблица2.B11" office:value-type="string">
            <text:p text:style-name="P13">Проводник заземляющий из медного многожильного луженного провода сечение 6мм², с медными наконечниками, длинной 10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2">Проводник П-1000</text:p>
          </table:table-cell>
          <table:table-cell table:style-name="Таблица2.A1" office:value-type="string">
            <text:p text:style-name="P13">ОАО "ЗЭТА"</text:p>
          </table:table-cell>
          <table:table-cell table:style-name="Таблица2.A1" office:value-type="string">
            <text:p text:style-name="P13">40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50</text:p>
          </table:table-cell>
          <table:table-cell table:style-name="Таблица2.B11" office:value-type="string">
            <text:p text:style-name="P24"><text:span text:style-name="T3">Труба стальная водогазопроводная обыкновенная </text:span><text:span text:style-name="T11">∅</text:span><text:span text:style-name="T3">25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2">Труба 25х3,2 ГОСТ 3262-75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50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51</text:p>
          </table:table-cell>
          <table:table-cell table:style-name="Таблица2.B11" office:value-type="string">
            <text:p text:style-name="P24"><text:span text:style-name="T3">Труба стальная водогазопроводная обыкновенная </text:span><text:span text:style-name="T11">∅</text:span><text:span text:style-name="T3">32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2">Труба 32х3,2 ГОСТ 3262-75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4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52</text:p>
          </table:table-cell>
          <table:table-cell table:style-name="Таблица2.B11" office:value-type="string">
            <text:p text:style-name="P24"><text:span text:style-name="T3">Труба стальная водогазопроводная обыкновенная </text:span><text:span text:style-name="T11">∅</text:span><text:span text:style-name="T3">40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2">Труба 40х3,5 ГОСТ 3262-75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14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1" office:value-type="string">
            <text:p text:style-name="P13">153</text:p>
          </table:table-cell>
          <table:table-cell table:style-name="Таблица2.B11" office:value-type="string">
            <text:p text:style-name="P24"><text:span text:style-name="T3">Труба стальная водогазопроводная </text:span><text:soft-page-break/><text:span text:style-name="T3">обыкновенная </text:span><text:span text:style-name="T11">∅</text:span><text:span text:style-name="T3">50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2">Труба 50х3,5 ГОСТ 3262-75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70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54">
            <text:p text:style-name="P23">154</text:p>
          </table:table-cell>
          <table:table-cell table:style-name="Таблица2.B209" office:value-type="string">
            <text:p text:style-name="P31">Болт анкерный с крюком HG 10*100</text:p>
            <text:p text:style-name="P24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4">
            <text:p text:style-name="P23">4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55">
            <text:p text:style-name="P23">155</text:p>
          </table:table-cell>
          <table:table-cell table:style-name="Таблица2.B209" office:value-type="string">
            <text:p text:style-name="P31">Болт 6х20 DIN 933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400">
            <text:p text:style-name="P23">40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56">
            <text:p text:style-name="P23">156</text:p>
          </table:table-cell>
          <table:table-cell table:style-name="Таблица2.B209" office:value-type="string">
            <text:p text:style-name="P31">Болт с шестигранной <text:s/>головкой <text:s/>DIN 933 8x35 оцинк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350">
            <text:p text:style-name="P23">35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57">
            <text:p text:style-name="P23">157</text:p>
          </table:table-cell>
          <table:table-cell table:style-name="Таблица2.B209" office:value-type="string">
            <text:p text:style-name="P31">Болт М8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150">
            <text:p text:style-name="P23">15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58">
            <text:p text:style-name="P23">158</text:p>
          </table:table-cell>
          <table:table-cell table:style-name="Таблица2.B209" office:value-type="string">
            <text:p text:style-name="P31">Гайка DIN 934 M6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500">
            <text:p text:style-name="P23">50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59">
            <text:p text:style-name="P23">159</text:p>
          </table:table-cell>
          <table:table-cell table:style-name="Таблица2.B209" office:value-type="string">
            <text:p text:style-name="P31">Гайка M8 ГОСТ 5915-70(кл.пр 6)</text:p>
            <text:p text:style-name="P31"/>
          </table:table-cell>
          <table:table-cell table:style-name="Таблица2.C209" office:value-type="string">
            <text:p text:style-name="P22">кг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1.387">
            <text:p text:style-name="P23">1,39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60">
            <text:p text:style-name="P23">160</text:p>
          </table:table-cell>
          <table:table-cell table:style-name="Таблица2.B209" office:value-type="string">
            <text:p text:style-name="P31">Гайка М12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6">
            <text:p text:style-name="P23">6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61">
            <text:p text:style-name="P23">161</text:p>
          </table:table-cell>
          <table:table-cell table:style-name="Таблица2.B209" office:value-type="string">
            <text:p text:style-name="P31">Гайка М8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00">
            <text:p text:style-name="P23">20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62">
            <text:p text:style-name="P23">162</text:p>
          </table:table-cell>
          <table:table-cell table:style-name="Таблица2.B209" office:value-type="string">
            <text:p text:style-name="P31">Гайка со стопорным буртом М8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120">
            <text:p text:style-name="P23">12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63">
            <text:p text:style-name="P23">163</text:p>
          </table:table-cell>
          <table:table-cell table:style-name="Таблица2.B209" office:value-type="string">
            <text:p text:style-name="P31">Шайба М8 ГОСТ 11371-68</text:p>
            <text:p text:style-name="P31"/>
          </table:table-cell>
          <table:table-cell table:style-name="Таблица2.C209" office:value-type="string">
            <text:p text:style-name="P22">кг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.594">
            <text:p text:style-name="P23">2,59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64">
            <text:p text:style-name="P23">164</text:p>
          </table:table-cell>
          <table:table-cell table:style-name="Таблица2.B209" office:value-type="string">
            <text:p text:style-name="P31">Шайба плоская увеличенная DIN9021 М12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6">
            <text:p text:style-name="P23">6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65">
            <text:p text:style-name="P23">165</text:p>
          </table:table-cell>
          <table:table-cell table:style-name="Таблица2.B209" office:value-type="string">
            <text:p text:style-name="P31">Шуруп по бетону М7,5*202мм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30">
            <text:p text:style-name="P23">3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221">
          <table:table-cell table:style-name="Таблица2.A209" office:value-type="float" office:value="166">
            <text:p text:style-name="P23">166</text:p>
          </table:table-cell>
          <table:table-cell table:style-name="Таблица2.B209" office:value-type="string">
            <text:p text:style-name="P31">Дюбель гвоздь ф6*60мм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700">
            <text:p text:style-name="P23">70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67">
            <text:p text:style-name="P23">167</text:p>
          </table:table-cell>
          <table:table-cell table:style-name="Таблица2.B209" office:value-type="string">
            <text:p text:style-name="P31">Талреп крюк-кольцо М10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5">
            <text:p text:style-name="P23">5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68">
            <text:p text:style-name="P23">168</text:p>
          </table:table-cell>
          <table:table-cell table:style-name="Таблица2.B209" office:value-type="string">
            <text:p text:style-name="P31">Бирка У135 треуг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300">
            <text:p text:style-name="P23">30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69">
            <text:p text:style-name="P23">169</text:p>
          </table:table-cell>
          <table:table-cell table:style-name="Таблица2.B209" office:value-type="string">
            <text:p text:style-name="P31"><text:s/>Перегородка разделительная 100мм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0">
            <text:p text:style-name="P23">2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70">
            <text:p text:style-name="P23">170</text:p>
          </table:table-cell>
          <table:table-cell table:style-name="Таблица2.B209" office:value-type="string">
            <text:p text:style-name="P31">Выключатель авт. ВА47-60 <text:s/>32А С 6кА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1">
            <text:p text:style-name="P23">1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71">
            <text:p text:style-name="P23">171</text:p>
          </table:table-cell>
          <table:table-cell table:style-name="Таблица2.B209" office:value-type="string">
            <text:p text:style-name="P31">Гильза медная ГМ 120-17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4">
            <text:p text:style-name="P23">24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72">
            <text:p text:style-name="P23">172</text:p>
          </table:table-cell>
          <table:table-cell table:style-name="Таблица2.B209" office:value-type="string">
            <text:p text:style-name="P31">Гильза медная ГМ 150-19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48">
            <text:p text:style-name="P23">48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73">
            <text:p text:style-name="P23">173</text:p>
          </table:table-cell>
          <table:table-cell table:style-name="Таблица2.B209" office:value-type="string">
            <text:p text:style-name="P31">Гильза медная ГМ2,5-2,6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00">
            <text:p text:style-name="P23">20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74">
            <text:p text:style-name="P23">174</text:p>
          </table:table-cell>
          <table:table-cell table:style-name="Таблица2.B209" office:value-type="string">
            <text:p text:style-name="P31">Гильза медная ГМ25-8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60">
            <text:p text:style-name="P23">6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75">
            <text:p text:style-name="P23">175</text:p>
          </table:table-cell>
          <table:table-cell table:style-name="Таблица2.B209" office:value-type="string">
            <text:p text:style-name="P31">Гильза медная ГМ35-9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60">
            <text:p text:style-name="P23">6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76">
            <text:p text:style-name="P23">176</text:p>
          </table:table-cell>
          <table:table-cell table:style-name="Таблица2.B209" office:value-type="string">
            <text:p text:style-name="P31">Гильза медная ГМ50-11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7">
            <text:p text:style-name="P23">7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77">
            <text:p text:style-name="P23">177</text:p>
          </table:table-cell>
          <table:table-cell table:style-name="Таблица2.B209" office:value-type="string">
            <text:p text:style-name="P31">Гильза медная ГМ6-4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60">
            <text:p text:style-name="P23">6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78">
            <text:p text:style-name="P23">178</text:p>
          </table:table-cell>
          <table:table-cell table:style-name="Таблица2.B209" office:value-type="string">
            <text:p text:style-name="P31">Гильза соединительная со срывными болтами d185мм</text:p>
            <text:p text:style-name="P31"/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3">
            <text:p text:style-name="P23">3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79">
            <text:p text:style-name="P23">179</text:p>
          </table:table-cell>
          <table:table-cell table:style-name="Таблица2.B209" office:value-type="string">
            <text:p text:style-name="P31">Грунт ГФ-020 серый(25)</text:p>
          </table:table-cell>
          <table:table-cell table:style-name="Таблица2.C209" office:value-type="string">
            <text:p text:style-name="P22">кг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5">
            <text:p text:style-name="P23">5</text:p>
          </table:table-cell>
          <table:table-cell table:style-name="Таблица2.C209" office:value-type="string">
            <text:p text:style-name="P13"/>
          </table:table-cell>
        </table:table-row>
        <text:soft-page-break/>
        <table:table-row table:style-name="Таблица2.5">
          <table:table-cell table:style-name="Таблица2.A209" office:value-type="float" office:value="180">
            <text:p text:style-name="P23">180</text:p>
          </table:table-cell>
          <table:table-cell table:style-name="Таблица2.B209" office:value-type="string">
            <text:p text:style-name="P31">Грунтовка ГФ-021 серая <text:s/>2,5кг Текс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3">
            <text:p text:style-name="P23">3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81">
            <text:p text:style-name="P23">181</text:p>
          </table:table-cell>
          <table:table-cell table:style-name="Таблица2.B209" office:value-type="string">
            <text:p text:style-name="P31">Грунтовка ГФ-021 серый 20кг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1">
            <text:p text:style-name="P23">1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82">
            <text:p text:style-name="P23">182</text:p>
          </table:table-cell>
          <table:table-cell table:style-name="Таблица2.B209" office:value-type="string">
            <text:p text:style-name="P31">Зажим наборный ЗНИ-4кв мм (JXB25A) сер. ИЭК YZN10-004-K03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60">
            <text:p text:style-name="P23">6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83">
            <text:p text:style-name="P23">183</text:p>
          </table:table-cell>
          <table:table-cell table:style-name="Таблица2.B209" office:value-type="string">
            <text:p text:style-name="P31">Изолента UIZ-13-10-K 07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0">
            <text:p text:style-name="P23">2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84">
            <text:p text:style-name="P23">184</text:p>
          </table:table-cell>
          <table:table-cell table:style-name="Таблица2.B209" office:value-type="string">
            <text:p text:style-name="P13">Кабель <text:s/>силовой бронированный с медными жилами в ПВХ оболочке и изоляции, броня из двух стальных лент, защитный шланг из негорючего ПВХ, не распространяющей горение и с низким дымо- и газовыделением, групповой прокладки, сечением 4х10мм²</text:p>
          </table:table-cell>
          <table:table-cell table:style-name="Таблица2.C209" office:value-type="string">
            <text:p text:style-name="P12">м</text:p>
          </table:table-cell>
          <table:table-cell table:style-name="Таблица2.C209" office:value-type="string">
            <text:p text:style-name="P12">ВБШвнг(А)-LS-4х10-0,66</text:p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160">
            <text:p text:style-name="P13">16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85">
            <text:p text:style-name="P23">185</text:p>
          </table:table-cell>
          <table:table-cell table:style-name="Таблица2.B209" office:value-type="string">
            <text:p text:style-name="P13">Кабель силовой <text:s/>с медными жилами в ПВХ оболочке и изоляции не распространяющей горение и с низким дымо- и газовыделением, групповой прокладки, сечением 5х6мм²</text:p>
          </table:table-cell>
          <table:table-cell table:style-name="Таблица2.C209" office:value-type="string">
            <text:p text:style-name="P12">м</text:p>
          </table:table-cell>
          <table:table-cell table:style-name="Таблица2.C209" office:value-type="string">
            <text:p text:style-name="P30">ВВГнг(А)-LS 5x6 (N, PE)-0,66</text:p>
            <text:p text:style-name="P1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10">
            <text:p text:style-name="P13">1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86">
            <text:p text:style-name="P23">186</text:p>
          </table:table-cell>
          <table:table-cell table:style-name="Таблица2.B209" office:value-type="string">
            <text:p text:style-name="P31">Кабель КВВГЭнг-LS 7x1,5</text:p>
            <text:p text:style-name="P23"/>
          </table:table-cell>
          <table:table-cell table:style-name="Таблица2.C209" office:value-type="string">
            <text:p text:style-name="P22">м</text:p>
          </table:table-cell>
          <table:table-cell table:style-name="Таблица2.C209" office:value-type="string">
            <text:p text:style-name="P30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1000">
            <text:p text:style-name="P23">100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87">
            <text:p text:style-name="P23">187</text:p>
          </table:table-cell>
          <table:table-cell table:style-name="Таблица2.B209" office:value-type="string">
            <text:p text:style-name="P31">Краска ПФ-115 гл. черная 2кг универ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30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7">
            <text:p text:style-name="P23">7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88">
            <text:p text:style-name="P23">188</text:p>
          </table:table-cell>
          <table:table-cell table:style-name="Таблица2.B209" office:value-type="string">
            <text:p text:style-name="P31">Краска-спрей ODIS серебрянный 450мл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30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1">
            <text:p text:style-name="P23">1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89">
            <text:p text:style-name="P23">189</text:p>
          </table:table-cell>
          <table:table-cell table:style-name="Таблица2.B209" office:value-type="string">
            <text:p text:style-name="P31">Кронштейн настен. Для профиля осн. 150 ИЭК ККУ-230 с шайбой (оц)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30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8">
            <text:p text:style-name="P23">8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90">
            <text:p text:style-name="P23">190</text:p>
          </table:table-cell>
          <table:table-cell table:style-name="Таблица2.B209" office:value-type="string">
            <text:p text:style-name="P31">Кронштейн настенный основание 300мм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30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60">
            <text:p text:style-name="P23">26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91">
            <text:p text:style-name="P23">191</text:p>
          </table:table-cell>
          <table:table-cell table:style-name="Таблица2.B209" office:value-type="string">
            <text:p text:style-name="P31">Муфта 3КВТп 10(25/50) с наконечниками ЗЭТА 00022085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30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">
            <text:p text:style-name="P23">2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92">
            <text:p text:style-name="P23">192</text:p>
          </table:table-cell>
          <table:table-cell table:style-name="Таблица2.B209" office:value-type="string">
            <text:p text:style-name="P31">Муфта кабельная соединительная 1СТп(тк)-4к(35.50) (Нева Транс)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30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">
            <text:p text:style-name="P23">2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93">
            <text:p text:style-name="P23">193</text:p>
          </table:table-cell>
          <table:table-cell table:style-name="Таблица2.B209" office:value-type="string">
            <text:p text:style-name="P31">Наконечник кабельный НКИ 2-5 синий(100шт)</text:p>
            <text:p text:style-name="P31"/>
          </table:table-cell>
          <table:table-cell table:style-name="Таблица2.C209" office:value-type="string">
            <text:p text:style-name="P22">уп</text:p>
          </table:table-cell>
          <table:table-cell table:style-name="Таблица2.C209" office:value-type="string">
            <text:p text:style-name="P30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1">
            <text:p text:style-name="P23">1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94">
            <text:p text:style-name="P23">194</text:p>
          </table:table-cell>
          <table:table-cell table:style-name="Таблица2.B209" office:value-type="string">
            <text:p text:style-name="P31">Наконечник кабельный НКИ 2-6(100шт)</text:p>
            <text:p text:style-name="P31"/>
          </table:table-cell>
          <table:table-cell table:style-name="Таблица2.C209" office:value-type="string">
            <text:p text:style-name="P22">уп</text:p>
          </table:table-cell>
          <table:table-cell table:style-name="Таблица2.C209" office:value-type="string">
            <text:p text:style-name="P30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0">
            <text:p text:style-name="P23">2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95">
            <text:p text:style-name="P23">195</text:p>
          </table:table-cell>
          <table:table-cell table:style-name="Таблица2.B209" office:value-type="string">
            <text:p text:style-name="P31">Наконечник кабельный НКИ 5.5-8 кольцо 4-6мм <text:s/>желтый(100шт)</text:p>
            <text:p text:style-name="P31"/>
          </table:table-cell>
          <table:table-cell table:style-name="Таблица2.C209" office:value-type="string">
            <text:p text:style-name="P22">уп</text:p>
          </table:table-cell>
          <table:table-cell table:style-name="Таблица2.C209" office:value-type="string">
            <text:p text:style-name="P30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34">
            <text:p text:style-name="P23">34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96">
            <text:p text:style-name="P23">196</text:p>
          </table:table-cell>
          <table:table-cell table:style-name="Таблица2.B209" office:value-type="string">
            <text:p text:style-name="P31">Наконечник кабельный ТМЛ6-6-4 луж JG-6 медь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30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100">
            <text:p text:style-name="P23">10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97">
            <text:p text:style-name="P23">197</text:p>
          </table:table-cell>
          <table:table-cell table:style-name="Таблица2.B209" office:value-type="string">
            <text:p text:style-name="P31">Наконечник КВТ 6-6-4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30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">
            <text:p text:style-name="P23">2</text:p>
          </table:table-cell>
          <table:table-cell table:style-name="Таблица2.C209" office:value-type="string">
            <text:p text:style-name="P13"/>
          </table:table-cell>
        </table:table-row>
        <text:soft-page-break/>
        <table:table-row table:style-name="Таблица2.5">
          <table:table-cell table:style-name="Таблица2.A209" office:value-type="float" office:value="198">
            <text:p text:style-name="P23">198</text:p>
          </table:table-cell>
          <table:table-cell table:style-name="Таблица2.B209" office:value-type="string">
            <text:p text:style-name="P31">Наконечник медный ТМ 50-10-11</text:p>
            <text:p text:style-name="P31"/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30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8">
            <text:p text:style-name="P23">8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199">
            <text:p text:style-name="P23">199</text:p>
          </table:table-cell>
          <table:table-cell table:style-name="Таблица2.B209" office:value-type="string">
            <text:p text:style-name="P31">Поворот на 90гр 100х200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30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0">
            <text:p text:style-name="P23">2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00">
            <text:p text:style-name="P23">200</text:p>
          </table:table-cell>
          <table:table-cell table:style-name="Таблица2.B209" office:value-type="string">
            <text:p text:style-name="P31">Поворот 90гр верт внутр 100х200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30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0">
            <text:p text:style-name="P23">2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01">
            <text:p text:style-name="P23">201</text:p>
          </table:table-cell>
          <table:table-cell table:style-name="Таблица2.B209" office:value-type="string">
            <text:p text:style-name="P31">Провод ПуГВ 1х6</text:p>
            <text:p text:style-name="P31"/>
          </table:table-cell>
          <table:table-cell table:style-name="Таблица2.C209" office:value-type="string">
            <text:p text:style-name="P22">м</text:p>
          </table:table-cell>
          <table:table-cell table:style-name="Таблица2.C209" office:value-type="string">
            <text:p text:style-name="P30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300">
            <text:p text:style-name="P23">30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02">
            <text:p text:style-name="P23">202</text:p>
          </table:table-cell>
          <table:table-cell table:style-name="Таблица2.B209" office:value-type="string">
            <text:p text:style-name="P31">Профиль перф L-обр 2500-2,5 ИЭК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30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60">
            <text:p text:style-name="P23">6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03">
            <text:p text:style-name="P23">203</text:p>
          </table:table-cell>
          <table:table-cell table:style-name="Таблица2.B209" office:value-type="string">
            <text:p text:style-name="P31">Профиль перф П-обр 2500-2,5 ИЭК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60">
            <text:p text:style-name="P23">6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04">
            <text:p text:style-name="P23">204</text:p>
          </table:table-cell>
          <table:table-cell table:style-name="Таблица2.B209" office:value-type="string">
            <text:p text:style-name="P31">Шпилька резьбовая М8х1000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60">
            <text:p text:style-name="P23">6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05">
            <text:p text:style-name="P23">205</text:p>
          </table:table-cell>
          <table:table-cell table:style-name="Таблица2.B209" office:value-type="string">
            <text:p text:style-name="P31">Растворитель № 646 5л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1">
            <text:p text:style-name="P23">1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06">
            <text:p text:style-name="P23">206</text:p>
          </table:table-cell>
          <table:table-cell table:style-name="Таблица2.B209" office:value-type="string">
            <text:p text:style-name="P31">Труба 32*3,2</text:p>
            <text:p text:style-name="P31"/>
          </table:table-cell>
          <table:table-cell table:style-name="Таблица2.C209" office:value-type="string">
            <text:p text:style-name="P22">кг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65">
            <text:p text:style-name="P23">65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07">
            <text:p text:style-name="P23">207</text:p>
          </table:table-cell>
          <table:table-cell table:style-name="Таблица2.B209" office:value-type="string">
            <text:p text:style-name="P31">Труба 25*3,2</text:p>
            <text:p text:style-name="P31"/>
          </table:table-cell>
          <table:table-cell table:style-name="Таблица2.C209" office:value-type="string">
            <text:p text:style-name="P22">кг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484">
            <text:p text:style-name="P23">484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08">
            <text:p text:style-name="P23">208</text:p>
          </table:table-cell>
          <table:table-cell table:style-name="Таблица2.B209" office:value-type="string">
            <text:p text:style-name="P31">Труба 40*3,5</text:p>
            <text:p text:style-name="P31"/>
          </table:table-cell>
          <table:table-cell table:style-name="Таблица2.C209" office:value-type="string">
            <text:p text:style-name="P22">кг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392">
            <text:p text:style-name="P23">392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C209" office:value-type="string">
            <text:p text:style-name="P23">209</text:p>
          </table:table-cell>
          <table:table-cell table:style-name="Таблица2.B209" office:value-type="string">
            <text:p text:style-name="P31">Труба 50*3,5</text:p>
            <text:p text:style-name="P31"/>
          </table:table-cell>
          <table:table-cell table:style-name="Таблица2.C209" office:value-type="string">
            <text:p text:style-name="P22">кг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05">
            <text:p text:style-name="P23">205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10">
            <text:p text:style-name="P23">210</text:p>
          </table:table-cell>
          <table:table-cell table:style-name="Таблица2.B209" office:value-type="string">
            <text:p text:style-name="P31">Трубка ТУТ К 4:1 клеевая термоусад. 20,0/5,0 мм цвет черный(1м)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100">
            <text:p text:style-name="P23">10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11">
            <text:p text:style-name="P23">211</text:p>
          </table:table-cell>
          <table:table-cell table:style-name="Таблица2.B209" office:value-type="string">
            <text:p text:style-name="P31">Трубка ТУТ К 4:1 клеевая термоусад. 40,0/10,0 мм цвет черный(1м)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75">
            <text:p text:style-name="P23">75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12">
            <text:p text:style-name="P23">212</text:p>
          </table:table-cell>
          <table:table-cell table:style-name="Таблица2.B209" office:value-type="string">
            <text:p text:style-name="P31">Уайт спирит «Одуванчик» 5л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">
            <text:p text:style-name="P23">2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13">
            <text:p text:style-name="P23">213</text:p>
          </table:table-cell>
          <table:table-cell table:style-name="Таблица2.B209" office:value-type="string">
            <text:p text:style-name="P31">Уголок перфорированный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13">
            <text:p text:style-name="P23">13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14">
            <text:p text:style-name="P23">214</text:p>
          </table:table-cell>
          <table:table-cell table:style-name="Таблица2.B209" office:value-type="string">
            <text:p text:style-name="P31">Хомут 100х2,5 мм нейлон(100шт)</text:p>
            <text:p text:style-name="P31"/>
          </table:table-cell>
          <table:table-cell table:style-name="Таблица2.C209" office:value-type="string">
            <text:p text:style-name="P22">уп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">
            <text:p text:style-name="P23">2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15">
            <text:p text:style-name="P23">215</text:p>
          </table:table-cell>
          <table:table-cell table:style-name="Таблица2.B209" office:value-type="string">
            <text:p text:style-name="P31">Хомут 150х3,6 мм нейлон(100шт)</text:p>
            <text:p text:style-name="P31"/>
          </table:table-cell>
          <table:table-cell table:style-name="Таблица2.C209" office:value-type="string">
            <text:p text:style-name="P22">уп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1">
            <text:p text:style-name="P23">1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16">
            <text:p text:style-name="P23">216</text:p>
          </table:table-cell>
          <table:table-cell table:style-name="Таблица2.B209" office:value-type="string">
            <text:p text:style-name="P31">хомут 150х3,6 мм нейлон(100шт)</text:p>
            <text:p text:style-name="P31"/>
          </table:table-cell>
          <table:table-cell table:style-name="Таблица2.C209" office:value-type="string">
            <text:p text:style-name="P22">уп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90">
            <text:p text:style-name="P23">9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17">
            <text:p text:style-name="P23">217</text:p>
          </table:table-cell>
          <table:table-cell table:style-name="Таблица2.B209" office:value-type="string">
            <text:p text:style-name="P31">Хомут 200х4,8 мм нейлон(100шт)</text:p>
            <text:p text:style-name="P31"/>
          </table:table-cell>
          <table:table-cell table:style-name="Таблица2.C209" office:value-type="string">
            <text:p text:style-name="P22">уп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">
            <text:p text:style-name="P23">2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18">
            <text:p text:style-name="P23">218</text:p>
          </table:table-cell>
          <table:table-cell table:style-name="Таблица2.B209" office:value-type="string">
            <text:p text:style-name="P31">Хомут 3,6*150 мм нейлон(100шт)</text:p>
            <text:p text:style-name="P31"/>
          </table:table-cell>
          <table:table-cell table:style-name="Таблица2.C209" office:value-type="string">
            <text:p text:style-name="P22">уп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">
            <text:p text:style-name="P23">2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19">
            <text:p text:style-name="P23">219</text:p>
          </table:table-cell>
          <table:table-cell table:style-name="Таблица2.B209" office:value-type="string">
            <text:p text:style-name="P31">Хомут 3,6*150 нейлон 1/100(шт)</text:p>
            <text:p text:style-name="P31"/>
          </table:table-cell>
          <table:table-cell table:style-name="Таблица2.C209" office:value-type="string">
            <text:p text:style-name="P22">уп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">
            <text:p text:style-name="P23">2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20">
            <text:p text:style-name="P23">220</text:p>
          </table:table-cell>
          <table:table-cell table:style-name="Таблица2.B209" office:value-type="string">
            <text:p text:style-name="P31">Хомут 3,6*200 мм нейлон(100шт) морозостойкий </text:p>
            <text:p text:style-name="P31"/>
          </table:table-cell>
          <table:table-cell table:style-name="Таблица2.C209" office:value-type="string">
            <text:p text:style-name="P22">уп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1">
            <text:p text:style-name="P23">1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21">
            <text:p text:style-name="P23">221</text:p>
          </table:table-cell>
          <table:table-cell table:style-name="Таблица2.B209" office:value-type="string">
            <text:p text:style-name="P31">Хомут 3,6*200 мм нейлон(100шт) морозостойкий <text:s/>ИЭК черные</text:p>
            <text:p text:style-name="P31">Хомут 3,6х150 71 040 NCT-036-</text:p>
            <text:p text:style-name="P31"><text:soft-page-break/></text:p>
          </table:table-cell>
          <table:table-cell table:style-name="Таблица2.C209" office:value-type="string">
            <text:p text:style-name="P22">уп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">
            <text:p text:style-name="P23">2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22">
            <text:p text:style-name="P23">222</text:p>
          </table:table-cell>
          <table:table-cell table:style-name="Таблица2.B209" office:value-type="string">
            <text:p text:style-name="P31">150-100/WH нейл. Белый (уп. 100шт) Navigator</text:p>
          </table:table-cell>
          <table:table-cell table:style-name="Таблица2.C209" office:value-type="string">
            <text:p text:style-name="P22">уп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1">
            <text:p text:style-name="P23">1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23">
            <text:p text:style-name="P23">223</text:p>
          </table:table-cell>
          <table:table-cell table:style-name="Таблица2.B209" office:value-type="string">
            <text:p text:style-name="P31">Хомут 7х150мм дюбельный черный(50шт)</text:p>
            <text:p text:style-name="P31"/>
          </table:table-cell>
          <table:table-cell table:style-name="Таблица2.C209" office:value-type="string">
            <text:p text:style-name="P22">уп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5">
            <text:p text:style-name="P23">5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24">
            <text:p text:style-name="P23">224</text:p>
          </table:table-cell>
          <table:table-cell table:style-name="Таблица2.B209" office:value-type="string">
            <text:p text:style-name="P31">Хомут Хкн 3,6 х 150 мм (100шт)</text:p>
            <text:p text:style-name="P31"/>
          </table:table-cell>
          <table:table-cell table:style-name="Таблица2.C209" office:value-type="string">
            <text:p text:style-name="P22">уп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6">
            <text:p text:style-name="P23">6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25">
            <text:p text:style-name="P23">225</text:p>
          </table:table-cell>
          <table:table-cell table:style-name="Таблица2.B209" office:value-type="string">
            <text:p text:style-name="P31">Хомут Хкн 3,6х200мм</text:p>
            <text:p text:style-name="P31"/>
          </table:table-cell>
          <table:table-cell table:style-name="Таблица2.C209" office:value-type="string">
            <text:p text:style-name="P22">уп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4">
            <text:p text:style-name="P23">4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26">
            <text:p text:style-name="P23">226</text:p>
          </table:table-cell>
          <table:table-cell table:style-name="Таблица2.B209" office:value-type="string">
            <text:p text:style-name="P31">Эмаль ПФ-115 «оптимум-NEW» черн. Глянц. 0,9кг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1">
            <text:p text:style-name="P23">1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27">
            <text:p text:style-name="P23">227</text:p>
          </table:table-cell>
          <table:table-cell table:style-name="Таблица2.B209" office:value-type="string">
            <text:p text:style-name="P31">Грунт ГФ-021 св.серый 1/25 кг быстросохнущий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">
            <text:p text:style-name="P23">2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28">
            <text:p text:style-name="P23">228</text:p>
          </table:table-cell>
          <table:table-cell table:style-name="Таблица2.B209" office:value-type="string">
            <text:p text:style-name="P31">Эмаль ПФ-115 шоколадная 0,8 кг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">
            <text:p text:style-name="P23">2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29">
            <text:p text:style-name="P23">229</text:p>
          </table:table-cell>
          <table:table-cell table:style-name="Таблица2.B209" office:value-type="string">
            <text:p text:style-name="P31">Шнур асбестовый <text:s/>10мм (15м в кг)</text:p>
            <text:p text:style-name="P31"/>
          </table:table-cell>
          <table:table-cell table:style-name="Таблица2.C209" office:value-type="string">
            <text:p text:style-name="P22">м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C209" office:value-type="string">
            <text:p text:style-name="P23">10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30">
            <text:p text:style-name="P23">230</text:p>
          </table:table-cell>
          <table:table-cell table:style-name="Таблица2.B209" office:value-type="string">
            <text:p text:style-name="P31">Бирка У 135 круг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500">
            <text:p text:style-name="P23">50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31">
            <text:p text:style-name="P23">231</text:p>
          </table:table-cell>
          <table:table-cell table:style-name="Таблица2.B209" office:value-type="string">
            <text:p text:style-name="P31">Подвеска закладная К340 УТ1.5 оцинк лист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400">
            <text:p text:style-name="P23">40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 office:value-type="float" office:value="232">
            <text:p text:style-name="P23">232</text:p>
          </table:table-cell>
          <table:table-cell table:style-name="Таблица2.B209" office:value-type="string">
            <text:p text:style-name="P31">Угол оцинк 40х40</text:p>
            <text:p text:style-name="P31"/>
          </table:table-cell>
          <table:table-cell table:style-name="Таблица2.C209" office:value-type="string">
            <text:p text:style-name="P22">м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0">
            <text:p text:style-name="P23">20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C209" office:value-type="string">
            <text:p text:style-name="P23">233</text:p>
          </table:table-cell>
          <table:table-cell table:style-name="Таблица2.B209" office:value-type="string">
            <text:p text:style-name="P31">Насос (Рутектор) FP424FxS-43/37Z-1000 FEP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">
            <text:p text:style-name="P23">2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C209" office:value-type="string">
            <text:p text:style-name="P23">234</text:p>
          </table:table-cell>
          <table:table-cell table:style-name="Таблица2.B209" office:value-type="string">
            <text:p text:style-name="P31">Электродвигатель (Рутектор) F460Ex460Wn-v46000006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">
            <text:p text:style-name="P23">2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C209" office:value-type="string">
            <text:p text:style-name="P23">235</text:p>
          </table:table-cell>
          <table:table-cell table:style-name="Таблица2.B209" office:value-type="string">
            <text:p text:style-name="P31">Штуцер 10-95904041-G1 1/4-DN25S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">
            <text:p text:style-name="P23">2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C209" office:value-type="string">
            <text:p text:style-name="P23">236</text:p>
          </table:table-cell>
          <table:table-cell table:style-name="Таблица2.B209" office:value-type="string">
            <text:p text:style-name="P31">Подвеска электродвигателя 00110557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">
            <text:p text:style-name="P23">2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C209" office:value-type="string">
            <text:p text:style-name="P23">237</text:p>
          </table:table-cell>
          <table:table-cell table:style-name="Таблица2.B209" office:value-type="string">
            <text:p text:style-name="P31">Кабель заземления 2м 931 90015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 office:value-type="float" office:value="2">
            <text:p text:style-name="P23">2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>
            <text:p text:style-name="P23"/>
          </table:table-cell>
          <table:table-cell table:style-name="Таблица2.B209" office:value-type="string">
            <text:p text:style-name="P31">Выключатель авт. ВА-47-29 С10</text:p>
            <text:p text:style-name="P31"/>
          </table:table-cell>
          <table:table-cell table:style-name="Таблица2.C209" office:value-type="string">
            <text:p text:style-name="P22">шт</text:p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C209" office:value-type="string">
            <text:p text:style-name="P23">1</text:p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>
            <text:p text:style-name="P23"/>
          </table:table-cell>
          <table:table-cell table:style-name="Таблица2.B209" office:value-type="string">
            <text:p text:style-name="P31"/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>
            <text:p text:style-name="P23"/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>
            <text:p text:style-name="P23"/>
          </table:table-cell>
          <table:table-cell table:style-name="Таблица2.B209" office:value-type="string">
            <text:p text:style-name="P31"/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>
            <text:p text:style-name="P23"/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>
            <text:p text:style-name="P23"/>
          </table:table-cell>
          <table:table-cell table:style-name="Таблица2.B209" office:value-type="string">
            <text:p text:style-name="P31"/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>
            <text:p text:style-name="P23"/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>
            <text:p text:style-name="P23"/>
          </table:table-cell>
          <table:table-cell table:style-name="Таблица2.B209" office:value-type="string">
            <text:p text:style-name="P31"/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>
            <text:p text:style-name="P23"/>
          </table:table-cell>
          <table:table-cell table:style-name="Таблица2.C209" office:value-type="string">
            <text:p text:style-name="P13"/>
          </table:table-cell>
        </table:table-row>
        <table:table-row table:style-name="Таблица2.5">
          <table:table-cell table:style-name="Таблица2.A209">
            <text:p text:style-name="P23"/>
          </table:table-cell>
          <table:table-cell table:style-name="Таблица2.B209" office:value-type="string">
            <text:p text:style-name="P31"/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22"/>
          </table:table-cell>
          <table:table-cell table:style-name="Таблица2.C209" office:value-type="string">
            <text:p text:style-name="P13"/>
          </table:table-cell>
          <table:table-cell table:style-name="Таблица2.A209">
            <text:p text:style-name="P23"/>
          </table:table-cell>
          <table:table-cell table:style-name="Таблица2.C209" office:value-type="string">
            <text:p text:style-name="P13"/>
          </table:table-cell>
        </table:table-row>
      </table:table>
      <text:p text:style-name="P1"/>
      <text:p text:style-name="P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A"/>
        <table:table-column table:style-name="Таблица3.F"/>
        <table:table-column table:style-name="Таблица3.G"/>
        <table:table-column table:style-name="Таблица3.H"/>
        <table:table-column table:style-name="Таблица3.F"/>
        <table:table-row table:style-name="Таблица3.1">
          <table:table-cell table:style-name="Таблица3.A1" office:value-type="string">
            <text:p text:style-name="P3"/>
            <text:p text:style-name="P3">Представитель <text:s text:c="3"/>застройщика <text:s text:c="2"/>(технического <text:s text:c="2"/>заказчика, <text:s text:c="2"/>эксплуати<text:soft-page-break/>рующей организации <text:s text:c="2"/>или <text:s text:c="2"/>регионального <text:s text:c="2"/>оператора) <text:s/>по <text:s/>вопросам <text:s/>строительного контроля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office:value-type="string">
            <text:p text:style-name="P35">Ведущий инженер ФКП "Бийский олеумный завод" Смирнов А.А.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3" office:value-type="string">
            <text:p text:style-name="P8">(должность, фамилия, инициалы, подпись)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table:number-columns-spanned="6" office:value-type="string">
            <text:p text:style-name="P3">Представитель лица, осуществляющего строительство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A2" table:number-columns-spanned="3" office:value-type="string">
            <text:p text:style-name="P36"> </text:p>
          </table:table-cell>
          <table:covered-table-cell/>
          <table:covered-table-cell/>
        </table:table-row>
        <table:table-row table:style-name="Таблица3.2">
          <table:table-cell table:style-name="Таблица3.A2" office:value-type="string">
            <text:p text:style-name="P35">Инженер строитель АО "ГИПРОИВ" Кукушкин С.В.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6">
          <table:table-cell table:style-name="Таблица3.A3" office:value-type="string">
            <text:p text:style-name="P8">(должность, фамилия, инициалы, подпись)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7" table:number-columns-spanned="8" office:value-type="string">
            <text:p text:style-name="P3">Представитель лица, осуществляющего подготовку проектной документации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7" office:value-type="string">
            <text:p text:style-name="P33"/>
          </table:table-cell>
        </table:table-row>
        <table:table-row table:style-name="Таблица3.8">
          <table:table-cell table:style-name="Таблица3.A8" office:value-type="string">
            <text:p text:style-name="P35">Главный инженер проекта АО "ГИПРОИВ" Вашурин М.В.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1" office:value-type="string">
            <text:p text:style-name="P8">(должность, фамилия, инициалы, подпись)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3"/>
            <text:p text:style-name="P3"/>
            <text:p text:style-name="P3">Представитель лица, выполнившего работы, подлежащие освидетельствованию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office:value-type="string">
            <text:p text:style-name="P35">Начальник строительства ООО "Востокэнергострой" <text:s/>Сапегин В.В.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Таблица3.2">
          <table:table-cell table:style-name="Таблица3.A3" office:value-type="string">
            <text:p text:style-name="P8">(должность, фамилия, инициалы, подпись)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7" table:number-columns-spanned="3" office:value-type="string">
            <text:p text:style-name="P3">Представители иных лиц:</text:p>
          </table:table-cell>
          <table:covered-table-cell/>
          <table:covered-table-cell/>
          <table:table-cell table:style-name="Таблица3.A8" table:number-columns-spanned="6" office:value-type="string">
            <text:p text:style-name="P34">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7" office:value-type="string">
            <text:p text:style-name="P35">Представитель технического надзора Заказчика от ООО "СЭК" <text:s/>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3" office:value-type="string">
            <text:p text:style-name="P8">(должность, фамилия, инициалы, подпись)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7" office:value-type="string">
            <text:p text:style-name="P25"><text:span text:style-name="КОД"><text:span text:style-name="T13">Мастер ЭМУ ,</text:span></text:span><text:span text:style-name="T12">Постников В.М.</text:span>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3" office:value-type="string">
            <text:p text:style-name="P8">(должность, фамилия, инициалы, подпись)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7" office:value-type="string">
            <text:p text:style-name="P4"/>
          </table:table-cell>
          <table:table-cell table:style-name="Таблица3.A7" office:value-type="string">
            <text:p text:style-name="P4"/>
          </table:table-cell>
          <table:table-cell table:style-name="Таблица3.A7" office:value-type="string">
            <text:p text:style-name="P4"/>
          </table:table-cell>
          <table:table-cell table:style-name="Таблица3.A7" office:value-type="string">
            <text:p text:style-name="P4"/>
          </table:table-cell>
          <table:table-cell table:style-name="Таблица3.A7" office:value-type="string">
            <text:p text:style-name="P4"/>
          </table:table-cell>
          <table:table-cell table:style-name="Таблица3.A7" office:value-type="string">
            <text:p text:style-name="P4"/>
          </table:table-cell>
          <table:table-cell table:style-name="Таблица3.A7" office:value-type="string">
            <text:p text:style-name="P4"/>
          </table:table-cell>
          <table:table-cell table:style-name="Таблица3.A7" office:value-type="string">
            <text:p text:style-name="P4"/>
          </table:table-cell>
          <table:table-cell table:style-name="Таблица3.A7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style:font-name="Calibri" fo:font-size="10pt" style:font-name-asian="Calibri1" style:font-size-asian="10pt" style:font-name-complex="Times New Roman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сноски_20_Знак" style:display-name="Текст сноски Знак" style:family="text" style:parent-style-name="Default_20_Paragraph_20_Font">
      <style:text-properties style:font-name="Calibri" fo:font-size="10pt" style:font-name-asian="Calibri1" style:font-size-asian="10pt" style:font-name-complex="Times New Roman1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КОД" style:family="text" style:parent-style-name="Default_20_Paragraph_20_Font">
      <style:text-properties fo:color="#00000a" fo:font-size="11pt" fo:font-style="normal" fo:font-weight="normal" style:font-size-asian="11pt" style:font-style-asian="normal" style:font-weight-asian="normal" style:font-size-complex="11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ма</meta:initial-creator>
    <meta:editing-cycles>24</meta:editing-cycles>
    <meta:creation-date>2019-12-10T05:02:00</meta:creation-date>
    <dc:date>2020-08-06T14:43:01.81</dc:date>
    <meta:editing-duration>PT4H52M55S</meta:editing-duration>
    <meta:generator>OpenOffice/4.1.5$Win32 OpenOffice.org_project/415m1$Build-9789</meta:generator>
    <meta:document-statistic meta:table-count="3" meta:image-count="0" meta:object-count="0" meta:page-count="24" meta:paragraph-count="1887" meta:word-count="5349" meta:character-count="359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